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26.4917in" table:align="left"/>
    </style:style>
    <style:style style:name="Table1.A" style:family="table-column">
      <style:table-column-properties style:column-width="1.0042in"/>
    </style:style>
    <style:style style:name="Table1.B" style:family="table-column">
      <style:table-column-properties style:column-width="25.4875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P1" style:family="paragraph" style:parent-style-name="Table_20_Contents">
      <style:text-properties fo:font-size="2pt" style:font-size-asian="2pt" style:font-size-complex="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Table_20_Contents">&lt;!DOCTYPE html&gt;</text:p>
          </table:table-cell>
          <table:table-cell table:style-name="Table1.B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lt;html lang='en' xmlns:fb='http://www.facebook.com/2008/fbml' xmlns:og='http://opengraph.org/schema/'</text:p>
          </table:table-cell>
        </table:table-row>
        <table:table-row>
          <table:table-cell table:style-name="Table1.A1" office:value-type="string">
            <text:p text:style-name="P1"/>
          </table:table-cell>
          <table:table-cell table:style-name="Table1.A1" office:value-type="string">
            <text:p text:style-name="Table_20_Contents">class='flex'&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head prefix='og: http://ogp.me/ns# fb: http://ogp.me/ns/fb# glassdoor: http://ogp.me/ns/fb/glassdoor#'&gt;&lt;!-- because the getter clears the value --&gt;&lt;script&gt;</text:p>
          </table:table-cell>
        </table:table-row>
        <table:table-row>
          <table:table-cell table:style-name="Table1.A1" office:value-type="string">
            <text:p text:style-name="P1"/>
          </table:table-cell>
          <table:table-cell table:style-name="Table1.A1" office:value-type="string">
            <text:p text:style-name="Table_20_Contents">window.gdGlobals = window.gdGlobals ||</text:p>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analyticsId': "UA-2595786-1",</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analyticsUrl': "/search/salaries?cat=Salaries&amp;o=Data+Analyst&amp;l=Spain+%28N%3A+219%29",</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deferredScriptType': "text/x-deferred-js",</text:p>
          </table:table-cell>
        </table:table-row>
        <table:table-row>
          <table:table-cell table:style-name="Table1.A1" office:value-type="string">
            <text:p text:style-name="P1"/>
          </table:table-cell>
          <table:table-cell table:style-name="Table1.A1" office:value-type="string">
            <text:p text:style-name="Table_20_Contents">'accessDeniedRedirectUrl': '',</text:p>
          </table:table-cell>
        </table:table-row>
        <table:table-row>
          <table:table-cell table:style-name="Table1.A1" office:value-type="string">
            <text:p text:style-name="P1"/>
          </table:table-cell>
          <table:table-cell table:style-name="Table1.A1" office:value-type="string">
            <text:p text:style-name="Table_20_Contents">'locale': 'en-US',</text:p>
          </table:table-cell>
        </table:table-row>
        <table:table-row>
          <table:table-cell table:style-name="Table1.A1" office:value-type="string">
            <text:p text:style-name="P1"/>
          </table:table-cell>
          <table:table-cell table:style-name="Table1.A1" office:value-type="string">
            <text:p text:style-name="Table_20_Contents">'env': 'prod',</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device': {</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handheld': false,</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ablet': false,</text:p>
          </table:table-cell>
        </table:table-row>
        <table:table-row>
          <table:table-cell table:style-name="Table1.A1" office:value-type="string">
            <text:p text:style-name="P1"/>
          </table:table-cell>
          <table:table-cell table:style-name="Table1.A1" office:value-type="string">
            <text:p text:style-name="Table_20_Contents">'deviceTypeId': 1,</text:p>
          </table:table-cell>
        </table:table-row>
        <table:table-row>
          <table:table-cell table:style-name="Table1.A1" office:value-type="string">
            <text:p text:style-name="P1"/>
          </table:table-cell>
          <table:table-cell table:style-name="Table1.A1" office:value-type="string">
            <text:p text:style-name="Table_20_Contents">'platformTypeId': 3,</text:p>
          </table:table-cell>
        </table:table-row>
        <table:table-row>
          <table:table-cell table:style-name="Table1.A1" office:value-type="string">
            <text:p text:style-name="P1"/>
          </table:table-cell>
          <table:table-cell table:style-name="Table1.A1" office:value-type="string">
            <text:p text:style-name="Table_20_Contents">'viewTypeId': 4</text:p>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page': {</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domain': "www.glassdoor.com",</text:p>
          </table:table-cell>
        </table:table-row>
        <table:table-row>
          <table:table-cell table:style-name="Table1.A1" office:value-type="string">
            <text:p text:style-name="P1"/>
          </table:table-cell>
          <table:table-cell table:style-name="Table1.A1" office:value-type="string">
            <text:p text:style-name="Table_20_Contents">'domainId': 1,</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domainSuffix': "",</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group': "Search-Salaries",</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guid': '0000016beb82a282afb94c5815fd4266',</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flex': true,</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section': "search",</text:p>
          </table:table-cell>
        </table:table-row>
        <text:soft-page-break/>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ype': "search:search-salaries",</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id': "search:search-salaries",</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med': '',</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src' : '',</text:p>
          </table:table-cell>
        </table:table-row>
        <table:table-row>
          <table:table-cell table:style-name="Table1.A1" office:value-type="string">
            <text:p text:style-name="P1"/>
          </table:table-cell>
          <table:table-cell table:style-name="Table1.A1" office:value-type="string">
            <text:p text:style-name="Table_20_Contents">'content' : '',</text:p>
          </table:table-cell>
        </table:table-row>
        <table:table-row>
          <table:table-cell table:style-name="Table1.A1" office:value-type="string">
            <text:p text:style-name="P1"/>
          </table:table-cell>
          <table:table-cell table:style-name="Table1.A1" office:value-type="string">
            <text:p text:style-name="Table_20_Contents">'campaign' : '',</text:p>
          </table:table-cell>
        </table:table-row>
        <table:table-row>
          <table:table-cell table:style-name="Table1.A1" office:value-type="string">
            <text:p text:style-name="P1"/>
          </table:table-cell>
          <table:table-cell table:style-name="Table1.A1" office:value-type="string">
            <text:p text:style-name="Table_20_Contents">'term' : '',</text:p>
          </table:table-cell>
        </table:table-row>
        <table:table-row>
          <table:table-cell table:style-name="Table1.A1" office:value-type="string">
            <text:p text:style-name="P1"/>
          </table:table-cell>
          <table:table-cell table:style-name="Table1.A1" office:value-type="string">
            <text:p text:style-name="Table_20_Contents">'state' : 'open',</text:p>
          </table:table-cell>
        </table:table-row>
        <table:table-row>
          <table:table-cell table:style-name="Table1.A1" office:value-type="string">
            <text:p text:style-name="P1"/>
          </table:table-cell>
          <table:table-cell table:style-name="Table1.A1" office:value-type="string">
            <text:p text:style-name="Table_20_Contents">'untranslatedUrl' : 'https://www.glassdoor.com/Salaries/spain-data-analyst-salary-SRCH_IL.0,5_IN219_KO6,18.htm'</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modulesDisplayed': {</text:p>
          </table:table-cell>
        </table:table-row>
        <table:table-row>
          <table:table-cell table:style-name="Table1.A1" office:value-type="string">
            <text:p text:style-name="P1"/>
          </table:table-cell>
          <table:table-cell table:style-name="Table1.A1" office:value-type="string">
            <text:p text:style-name="Table_20_Contents">'occMedianNationalShown': 'N',</text:p>
          </table:table-cell>
        </table:table-row>
        <table:table-row>
          <table:table-cell table:style-name="Table1.A1" office:value-type="string">
            <text:p text:style-name="P1"/>
          </table:table-cell>
          <table:table-cell table:style-name="Table1.A1" office:value-type="string">
            <text:p text:style-name="Table_20_Contents">'occMedianMetroShown': 'N',</text:p>
          </table:table-cell>
        </table:table-row>
        <table:table-row>
          <table:table-cell table:style-name="Table1.A1" office:value-type="string">
            <text:p text:style-name="P1"/>
          </table:table-cell>
          <table:table-cell table:style-name="Table1.A1" office:value-type="string">
            <text:p text:style-name="Table_20_Contents">'employerSalariesShown': 'N',</text:p>
          </table:table-cell>
        </table:table-row>
        <table:table-row>
          <table:table-cell table:style-name="Table1.A1" office:value-type="string">
            <text:p text:style-name="P1"/>
          </table:table-cell>
          <table:table-cell table:style-name="Table1.A1" office:value-type="string">
            <text:p text:style-name="Table_20_Contents">'recentSalariesShown': 'N',</text:p>
          </table:table-cell>
        </table:table-row>
        <table:table-row>
          <table:table-cell table:style-name="Table1.A1" office:value-type="string">
            <text:p text:style-name="P1"/>
          </table:table-cell>
          <table:table-cell table:style-name="Table1.A1" office:value-type="string">
            <text:p text:style-name="Table_20_Contents">'relatedSalariesShown': 'N',</text:p>
          </table:table-cell>
        </table:table-row>
        <table:table-row>
          <table:table-cell table:style-name="Table1.A1" office:value-type="string">
            <text:p text:style-name="P1"/>
          </table:table-cell>
          <table:table-cell table:style-name="Table1.A1" office:value-type="string">
            <text:p text:style-name="Table_20_Contents">'kywPromoShown': 'Y'</text:p>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user': {</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guid': '85c8e0ef-6c01-4239-951a-83d79dc0e7db',</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id': "67600800",</text:p>
          </table:table-cell>
        </table:table-row>
        <table:table-row>
          <table:table-cell table:style-name="Table1.A1" office:value-type="string">
            <text:p text:style-name="P1"/>
          </table:table-cell>
          <table:table-cell table:style-name="Table1.A1" office:value-type="string">
            <text:p text:style-name="Table_20_Contents">'membershipType': "UNLIMITED",</text:p>
          </table:table-cell>
        </table:table-row>
        <table:table-row>
          <table:table-cell table:style-name="Table1.A1" office:value-type="string">
            <text:p text:style-name="P1"/>
          </table:table-cell>
          <table:table-cell table:style-name="Table1.A1" office:value-type="string">
            <text:p text:style-name="Table_20_Contents">'age' : "",</text:p>
          </table:table-cell>
        </table:table-row>
        <table:table-row>
          <table:table-cell table:style-name="Table1.A1" office:value-type="string">
            <text:p text:style-name="P1"/>
          </table:table-cell>
          <table:table-cell table:style-name="Table1.A1" office:value-type="string">
            <text:p text:style-name="Table_20_Contents">'gender' : "MALE",</text:p>
          </table:table-cell>
        </table:table-row>
        <table:table-row>
          <table:table-cell table:style-name="Table1.A1" office:value-type="string">
            <text:p text:style-name="P1"/>
          </table:table-cell>
          <table:table-cell table:style-name="Table1.A1" office:value-type="string">
            <text:p text:style-name="Table_20_Contents">'education' : "",</text:p>
          </table:table-cell>
        </table:table-row>
        <table:table-row>
          <table:table-cell table:style-name="Table1.A1" office:value-type="string">
            <text:p text:style-name="P1"/>
          </table:table-cell>
          <table:table-cell table:style-name="Table1.A1" office:value-type="string">
            <text:p text:style-name="Table_20_Contents">'regDate' : '20180120',</text:p>
          </table:table-cell>
        </table:table-row>
        <table:table-row>
          <table:table-cell table:style-name="Table1.A1" office:value-type="string">
            <text:p text:style-name="P1"/>
          </table:table-cell>
          <table:table-cell table:style-name="Table1.A1" office:value-type="string">
            <text:p text:style-name="Table_20_Contents">'regMonth' : 'January',</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ipAddr': "109.69.11.88",</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locale': "en_US",</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country': "ES",</text:p>
          </table:table-cell>
        </table:table-row>
        <table:table-row>
          <table:table-cell table:style-name="Table1.A1" office:value-type="string">
            <text:p text:style-name="P1"/>
          </table:table-cell>
          <table:table-cell table:style-name="Table1.A1" office:value-type="string">
            <text:p text:style-name="Table_20_Contents">'ipLocationId': "2547194",</text:p>
          </table:table-cell>
        </table:table-row>
        <table:table-row>
          <table:table-cell table:style-name="Table1.A1" office:value-type="string">
            <text:p text:style-name="P1"/>
          </table:table-cell>
          <table:table-cell table:style-name="Table1.A1" office:value-type="string">
            <text:p text:style-name="Table_20_Contents">'ipLocationType': "C",</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elligibleForAppBoy': false</text:p>
          </table:table-cell>
        </table:table-row>
        <text:soft-page-break/>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vendor': {</text:p>
          </table:table-cell>
        </table:table-row>
        <table:table-row>
          <table:table-cell table:style-name="Table1.A1" office:value-type="string">
            <text:p text:style-name="P1"/>
          </table:table-cell>
          <table:table-cell table:style-name="Table1.A1" office:value-type="string">
            <text:p text:style-name="Table_20_Contents">'fbReqPerms': ""</text:p>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implicitLoc':'Barcelona (Spain)',</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search': {</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SGOC": "Research &amp;amp; Science",</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MGOC": "analytics",</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rawKeyword":"data analyst"</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location': "Spain",</text:p>
          </table:table-cell>
        </table:table-row>
        <table:table-row>
          <table:table-cell table:style-name="Table1.A1" office:value-type="string">
            <text:p text:style-name="P1"/>
          </table:table-cell>
          <table:table-cell table:style-name="Table1.A1" office:value-type="string">
            <text:p text:style-name="Table_20_Contents">'locationType': "N",</text:p>
          </table:table-cell>
        </table:table-row>
        <table:table-row>
          <table:table-cell table:style-name="Table1.A1" office:value-type="string">
            <text:p text:style-name="P1"/>
          </table:table-cell>
          <table:table-cell table:style-name="Table1.A1" office:value-type="string">
            <text:p text:style-name="Table_20_Contents">'locationId': "219"</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occupation' : "Data Analyst"</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totalSearchResults': "40",</text:p>
          </table:table-cell>
        </table:table-row>
        <table:table-row>
          <table:table-cell table:style-name="Table1.A1" office:value-type="string">
            <text:p text:style-name="P1"/>
          </table:table-cell>
          <table:table-cell table:style-name="Table1.A1" office:value-type="string">
            <text:p text:style-name="Table_20_Contents">'displayedSearchResults': "19",</text:p>
          </table:table-cell>
        </table:table-row>
        <table:table-row>
          <table:table-cell table:style-name="Table1.A1" office:value-type="string">
            <text:p text:style-name="P1"/>
          </table:table-cell>
          <table:table-cell table:style-name="Table1.A1" office:value-type="string">
            <text:p text:style-name="Table_20_Contents">'pageNumber': "1",</text:p>
          </table:table-cell>
        </table:table-row>
        <table:table-row>
          <table:table-cell table:style-name="Table1.A1" office:value-type="string">
            <text:p text:style-name="P1"/>
          </table:table-cell>
          <table:table-cell table:style-name="Table1.A1" office:value-type="string">
            <text:p text:style-name="Table_20_Contents">'noData' : 'false'</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segmentType' : "OL"</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employer' : {</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job' : {</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test' : {</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planoutIdList': [</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content_global.moveup_jobtitle_field_test"</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webapp-job-awareness.trfc_3209_job_awareness"</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content_company_search_hierarchies.PROD_companySearchHierarchies_20190617"</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content_reviews_node.redirect_reviews_node_test_20190425"</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planoutTreatmentList': [</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moveup_jobtitle_field_t1"</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trfc-3209-test"</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companySearchHierarchies_control"</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 "redirect2Node_t1"</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ext:p>
          </table:table-cell>
        </table:table-row>
        <text:soft-page-break/>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staticList' : {</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window.getGdGlobals = window.getGdGlobals ||</text:p>
          </table:table-cell>
        </table:table-row>
        <table:table-row>
          <table:table-cell table:style-name="Table1.A1" office:value-type="string">
            <text:p text:style-name="P1"/>
          </table:table-cell>
          <table:table-cell table:style-name="Table1.A1" office:value-type="string">
            <text:p text:style-name="Table_20_Contents">function() {</text:p>
          </table:table-cell>
        </table:table-row>
        <table:table-row>
          <table:table-cell table:style-name="Table1.A1" office:value-type="string">
            <text:p text:style-name="P1"/>
          </table:table-cell>
          <table:table-cell table:style-name="Table1.A1" office:value-type="string">
            <text:p text:style-name="Table_20_Contents">return gdGlobals[0];</text:p>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GD = window.GD || {};</text:p>
          </table:table-cell>
        </table:table-row>
        <table:table-row>
          <table:table-cell table:style-name="Table1.A1" office:value-type="string">
            <text:p text:style-name="P1"/>
          </table:table-cell>
          <table:table-cell table:style-name="Table1.A1" office:value-type="string">
            <text:p text:style-name="Table_20_Contents">GD.pageInfo = GD.pageInfo || {};</text:p>
          </table:table-cell>
        </table:table-row>
        <table:table-row>
          <table:table-cell table:style-name="Table1.A1" office:value-type="string">
            <text:p text:style-name="P1"/>
          </table:table-cell>
          <table:table-cell table:style-name="Table1.A1" office:value-type="string">
            <text:p text:style-name="Table_20_Contents">GD.pageInfo.pageGroup = getGdGlobals().page.group;</text:p>
          </table:table-cell>
        </table:table-row>
        <table:table-row>
          <table:table-cell table:style-name="Table1.A1" office:value-type="string">
            <text:p text:style-name="P1"/>
          </table:table-cell>
          <table:table-cell table:style-name="Table1.A1" office:value-type="string">
            <text:p text:style-name="Table_20_Contents">GD.domain = getGdGlobals().page.domain;</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script&gt;&lt;!-- Google Tag Manager --&gt;&lt;noscript&gt;&lt;iframe src="//www.googletagmanager.com/ns.html?id=GTM-PST2JZ" height="0" width="0" style="display:none;visibility:hidden"&gt;&lt;/iframe&gt;&lt;/noscript&gt;&lt;script&gt;</text:p>
          </table:table-cell>
        </table:table-row>
        <table:table-row>
          <table:table-cell table:style-name="Table1.A1" office:value-type="string">
            <text:p text:style-name="P1"/>
          </table:table-cell>
          <table:table-cell table:style-name="Table1.A1" office:value-type="string">
            <text:p text:style-name="P1"/>
          </table:table-cell>
        </table:table-row>
        <table:table-row>
          <table:table-cell table:style-name="Table1.A1" office:value-type="string">
            <text:p text:style-name="P1"/>
          </table:table-cell>
          <table:table-cell table:style-name="Table1.A1" office:value-type="string">
            <text:p text:style-name="Table_20_Contents">(function(w,d,s,l,i) {</text:p>
          </table:table-cell>
        </table:table-row>
        <table:table-row>
          <table:table-cell table:style-name="Table1.A1" office:value-type="string">
            <text:p text:style-name="P1"/>
          </table:table-cell>
          <table:table-cell table:style-name="Table1.A1" office:value-type="string">
            <text:p text:style-name="Table_20_Contents">w[l] = w[l] || [];</text:p>
          </table:table-cell>
        </table:table-row>
        <table:table-row>
          <table:table-cell table:style-name="Table1.A1" office:value-type="string">
            <text:p text:style-name="P1"/>
          </table:table-cell>
          <table:table-cell table:style-name="Table1.A1" office:value-type="string">
            <text:p text:style-name="Table_20_Contents">w[l].push({</text:p>
          </table:table-cell>
        </table:table-row>
        <table:table-row>
          <table:table-cell table:style-name="Table1.A1" office:value-type="string">
            <text:p text:style-name="P1"/>
          </table:table-cell>
          <table:table-cell table:style-name="Table1.A1" office:value-type="string">
            <text:p text:style-name="Table_20_Contents">'gtm.start': new Date().getTime(),</text:p>
          </table:table-cell>
        </table:table-row>
        <table:table-row>
          <table:table-cell table:style-name="Table1.A1" office:value-type="string">
            <text:p text:style-name="P1"/>
          </table:table-cell>
          <table:table-cell table:style-name="Table1.A1" office:value-type="string">
            <text:p text:style-name="Table_20_Contents">event: 'gtm.js'</text:p>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var f = d.getElementsByTagName(s)[0],</text:p>
          </table:table-cell>
        </table:table-row>
        <table:table-row>
          <table:table-cell table:style-name="Table1.A1" office:value-type="string">
            <text:p text:style-name="P1"/>
          </table:table-cell>
          <table:table-cell table:style-name="Table1.A1" office:value-type="string">
            <text:p text:style-name="Table_20_Contents">j = d.createElement(s),</text:p>
          </table:table-cell>
        </table:table-row>
        <table:table-row>
          <table:table-cell table:style-name="Table1.A1" office:value-type="string">
            <text:p text:style-name="P1"/>
          </table:table-cell>
          <table:table-cell table:style-name="Table1.A1" office:value-type="string">
            <text:p text:style-name="Table_20_Contents">dl = l != 'dataLayer' ? '&amp;l=' + l : '';</text:p>
          </table:table-cell>
        </table:table-row>
        <table:table-row>
          <table:table-cell table:style-name="Table1.A1" office:value-type="string">
            <text:p text:style-name="P1"/>
          </table:table-cell>
          <table:table-cell table:style-name="Table1.A1" office:value-type="string">
            <text:p text:style-name="Table_20_Contents">j.defer=true;</text:p>
          </table:table-cell>
        </table:table-row>
        <table:table-row>
          <table:table-cell table:style-name="Table1.A1" office:value-type="string">
            <text:p text:style-name="P1"/>
          </table:table-cell>
          <table:table-cell table:style-name="Table1.A1" office:value-type="string">
            <text:p text:style-name="Table_20_Contents">j.src= '//www.googletagmanager.com/gtm.js?id='+i+dl;</text:p>
          </table:table-cell>
        </table:table-row>
        <table:table-row>
          <table:table-cell table:style-name="Table1.A1" office:value-type="string">
            <text:p text:style-name="P1"/>
          </table:table-cell>
          <table:table-cell table:style-name="Table1.A1" office:value-type="string">
            <text:p text:style-name="Table_20_Contents">f.parentNode.insertBefore(j,f);</text:p>
          </table:table-cell>
        </table:table-row>
        <table:table-row>
          <table:table-cell table:style-name="Table1.A1" office:value-type="string">
            <text:p text:style-name="P1"/>
          </table:table-cell>
          <table:table-cell table:style-name="Table1.A1" office:value-type="string">
            <text:p text:style-name="Table_20_Contents">})(window,document,'script','gdGlobals','GTM-PST2JZ');</text:p>
          </table:table-cell>
        </table:table-row>
        <table:table-row>
          <table:table-cell table:style-name="Table1.A1" office:value-type="string">
            <text:p text:style-name="P1"/>
          </table:table-cell>
          <table:table-cell table:style-name="Table1.A1" office:value-type="string">
            <text:p text:style-name="Table_20_Contents">&lt;/script&gt;&lt;!-- End Google Tag Manager --&gt;&lt;link href="<text:a xlink:type="simple" xlink:href="https://fonts.googleapis.com/css?family=Lato:400,700" office:target-frame-name="_blank" xlink:show="new" text:style-name="Internet_20_link" text:visited-style-name="Visited_20_Internet_20_Link">https://fonts.googleapis.com/css?family=Lato:400,700</text:a>" rel="stylesheet"&gt;&lt;link href='<text:a xlink:type="simple" xlink:href="https://www.glassdoor.com/app/static/css/gd-salary-search-core.css?v=41de439pvs" office:target-frame-name="_blank" xlink:show="new" text:style-name="Internet_20_link" text:visited-style-name="Visited_20_Internet_20_Link">https://www.glassdoor.com/app/static/css/gd-salary-search-core.css?v=41de439pvs</text:a>' rel='stylesheet' type='text/css' media='all'/&gt;&lt;script&gt;</text:p>
          </table:table-cell>
        </table:table-row>
        <table:table-row>
          <table:table-cell table:style-name="Table1.A1" office:value-type="string">
            <text:p text:style-name="P1"/>
          </table:table-cell>
          <table:table-cell table:style-name="Table1.A1" office:value-type="string">
            <text:p text:style-name="Table_20_Contents">try {</text:p>
          </table:table-cell>
        </table:table-row>
        <table:table-row>
          <table:table-cell table:style-name="Table1.A1" office:value-type="string">
            <text:p text:style-name="P1"/>
          </table:table-cell>
          <table:table-cell table:style-name="Table1.A1" office:value-type="string">
            <text:p text:style-name="Table_20_Contents">!function r(s,c,a){function l(t,e){if(!c[t]){if(!s[t]){var n="function"==typeof require&amp;&amp;require;if(!e&amp;&amp;n)return n(t,!0);if(f)return f(t,!0);var o=new Error("Cannot find module '"+t+"'");throw o.code="MODULE_NOT_FOUND",o}var i=c[t]={exports:{}};s[t][0].call(i.exports,function(e){return l(s[t][1][e]||e)},i,i.exports,r,s,c,a)}return c[t].exports}for(var f="function"==typeof require&amp;&amp;require,e=0;e&lt;a.length;e++)l(a[e]);return l}({1:[function(e,t,n){"use strict";t.exports=e("./lib/GDLogger")},{"./lib/GDLogger":4}],2:[function(e,t,n){"use strict";t.exports=function(e,t){var n=!1;if(!e||e&lt;=0)n=!1;else if(100&lt;=e)n=!0;else if(t){for(var o=0,i=0;i&lt;t.length;i+=1)o+=t.charCodeAt(i);n=(o%=100)&lt;e}return n}},{}],3:[function(e,t,n){"use strict";t.exports={SERVER_LOG_PREFIX:"[JS-LOG]",SERVER_URL:"/util/ajax/lgr.htm",VERSION:4,LEVELS:{ALL:{name:"a",severity:0},INFO:{name:"i",severity:10},DEBUG:{name:"d",severity:20},WARNING:{name:"w",severity:30},ERROR:{name:"e",severity:40},FATAL:{name:"f",severity:50},NONE:{name:"0",severity:100}}}},{}],4:[function(e,t,n){"use strict";var o=e("./LogClient"),i=e("./LogServer"),r=e("./Constants"),s=e("gd-util/lib/extend"),c=e("./ASCIISumThreshold");function a(e){var t={clientLogging:!0,serverLogging:!0,serverLoggingPct:1,clientLevel:r.LEVELS.ALL,serverLevel:r.LEVELS.NONE,guid:"ababababab-58b7-11e5-a837-0800200c9a66"};this.settings=s({},t,e),"string"==typeof this.settings.clientLevel&amp;&amp;r.LEVELS.hasOwnProperty(this.settings.clientLevel)&amp;&amp;(this.settings.clientLevel=r.LEVELS[this.settings.clientLevel]),"string"==typeof this.settings.serverLevel&amp;&amp;r.LEVELS.hasOwnProperty(this.settings.serverLevel)&amp;&amp;(this.settings.serverLevel=r.LEVELS[this.settings.serverLevel]),this.client=new o(this.settings.clientLogging,this.settings.clientLevel),this.server=new i(this.settings.serverLogging,this.settings.serverLevel),this.settings.serverLogging=c(this.settings.serverLoggingPct,this.settings.guid)}var l=a.prototype;function f(e){return this.isClientLogging()&amp;&amp;this.client.getLevel().severity&lt;=e.severity}function g(e){return this.isServerLogging()&amp;&amp;this.server.getLevel().severity&lt;=e.severity}l.version=r.VERSION,l.LEVELS=r.LEVELS,l.info=function(e,t){f.call(this,r.LEVELS.INFO)&amp;&amp;this.client.info(e,t),g.call(this,r.LEVELS.INFO)&amp;&amp;this.server.log(e,r.LEVELS.INFO)},l.debug=function(e,t){f.call(this,r.LEVELS.DEBUG)&amp;&amp;this.client.debug(e,t),g.call(this,r.LEVELS.DEBUG)&amp;&amp;this.server.log(e,r.LEVELS.DEBUG)},l.warn=function(e,t){f.call(this,r.LEVELS.WARNING)&amp;&amp;this.client.warn(e,t),g.call(this,r.LEVELS.WARNING)&amp;&amp;this.server.log(e,r.LEVELS.WARNING)},l.error=function(e,t){f.call(this,r.LEVELS.ERROR)&amp;&amp;this.client.error(e,t),g.call(this,r.LEVELS.ERROR)&amp;&amp;this.server.log(e,r.LEVELS.ERROR)},l.fatal=function(e,t){f.call(this,r.LEVELS.FATAL)&amp;&amp;this.client.fatal(e,t),g.call(this,r.LEVELS.FATAL)&amp;&amp;this.server.log(e,r.LEVELS.FATAL)},l.inspect=function(e,t){f.call(this,r.LEVELS.DEBUG)&amp;&amp;this.client.inspect(e,t),g.call(this,r.LEVELS.DEBUG)&amp;&amp;(t&amp;&amp;this.server.log("Inspect: "+t,r.LEVELS.DEBUG),JSON&amp;&amp;JSON.stringify&amp;&amp;this.server.log(JSON.stringify(e),r.LEVELS.DEBUG))},l.trace=function(e){this.isClientLogging()&amp;&amp;this.client.trace(e)},l.timer=function(e){this.isClientLogging()&amp;&amp;this.client.timer(e)},l.timerEnd=function(e){this.isClientLogging()&amp;&amp;this.client.timerEnd(e)},l.profile=function(e){this.isClientLogging()&amp;&amp;this.client.profile(e)},l.profileEnd=function(){this.isClientLogging()&amp;&amp;this.client.profileEnd()},l.windowError=function(e,t,n){this.client.windowError(e,t,n)},l.setClientLoggingLevel=function(e){this.LEVELS.hasOwnProperty(e)?this.settings.clientLevel=this.LEVELS[e]:this.settings.clientLevel=this.LEVELS.NONE,this.client.setLevel(this.settings.clientLevel)},l.setServerLoggingLevel=function(e){this.LEVELS.hasOwnProperty(e)?this.settings.serverLevel=this.LEVELS[e]:this.settings.serverLevel=this.LEVELS.NONE,this.server.setLevel(this.settings.serverLevel)},l.setClientLogging=function(e){this.settings.clientLogging=e,this.client.setEnabled(e)},l.setServerLogging=function(e){this.settings.serverLogging=e,this.server.setEnabled(e)},l.setServerLoggingPct=function(e)<text:soft-page-break/>{this.settings.serverLoggingPct=e},l.isClientLogging=function(){return this.settings.clientLogging},l.isServerLogging=function(){return this.settings.serverLogging},t.exports=a},{"./ASCIISumThreshold":2,"./Constants":3,"./LogClient":5,"./LogServer":6,"gd-util/lib/extend":9}],5:[function(e,t,n){"use strict";var o=e("./MsgBuilder"),i=e("./UserAgent");function r(e,t){this.enabled=e,this.level=t}var s=r.prototype;s.info=function(e,t){try{var n=o(e,t);console&amp;&amp;"function"==typeof console.info?console.info(n):console&amp;&amp;console.log("INFO: "+n)}catch(t){}},s.debug=function(e,t){try{var n=o(e,t);console&amp;&amp;"function"==typeof console.info?console.info(n):console&amp;&amp;console.log("DEBUG: "+n)}catch(t){}},s.warn=function(e,t){try{var n=o(e,t);console&amp;&amp;"function"==typeof console.warn?console.warn(n):console&amp;&amp;console.log("WARN: "+n)}catch(t){}},s.error=function(e,t){try{var n=o(e,t);console&amp;&amp;"function"==typeof console.error?console.error(n):console&amp;&amp;console.log("ERROR: "+n)}catch(t){}},s.fatal=function(e,t){try{var n=o(e,t);console&amp;&amp;"function"==typeof console.error?console.error("FATAL: ",n):console&amp;&amp;console.log("FATAL: "+n)}catch(t){}},s.inspect=function(e,t){try{t&amp;&amp;this.debug("Inspect: "+t),i.isMobile()?JSON&amp;&amp;JSON.stringify?this.info(JSON.stringify(e)):(this.info("JSON &amp;&amp; JSON.stringify missing"),console.log(e)):console&amp;&amp;"function"==typeof console.dir&amp;&amp;console.dir(e)}catch(e){}},s.trace=function(e){try{e&amp;&amp;this.info("Trace: "+e),console&amp;&amp;"function"==typeof console.trace&amp;&amp;console.trace()}catch(e){}},s.timer=function(e){try{console&amp;&amp;"function"==typeof console.time&amp;&amp;console.time(e)}catch(e){}},s.timerEnd=function(e){try{console&amp;&amp;"function"==typeof console.timeEnd&amp;&amp;console.timeEnd(e)}catch(e){}},s.profile=function(e){try{console&amp;&amp;"function"==typeof console.profile&amp;&amp;console.profile(e)}catch(e){}},s.profileEnd=function(){try{console&amp;&amp;"function"==typeof console.profileEnd&amp;&amp;console.profileEnd()}catch(e){}},s.windowError=function(e,t,n){try{return this.fatal("Error on line "+n+" of document "+t+": "+e),!0}catch(e){}},s.setEnabled=function(e){this.enabled=e},s.setLevel=function(e){this.level=e},s.getLevel=function(){return this.level},t.exports=r},{"./MsgBuilder":7,"./UserAgent":8}],6:[function(e,t,n){"use strict";e("./MsgBuilder");var r=e("./Constants");function o(e,t){this.enabled=e,this.level=t}var i=o.prototype;i.setEnabled=function(e){this.enabled=e},i.setLevel=function(e){this.level=e},i.getLevel=function(){return this.level},i.log=function(e,t){!function e(t,n,o){if(t)if(window.jQuery){t=r.SERVER_LOG_PREFIX+" "+t,n=n||r.LEVELS.INFO;var i={url:r.SERVER_URL,type:"POST",dataType:"json",data:{m:t,l:n.name},async:!o};jQuery.ajax(i)}else setTimeout(function(){e(t,n,o)},500)}(e,t)},t.exports=o},{"./Constants":3,"./MsgBuilder":7}],7:[function(e,t,n){"use strict";t.exports=function(e,t){return e=""+e,t&amp;&amp;(e+=" ["+(t.message?t.message:t)+"]"),e}},{}],8:[function(e,t,n){"use strict";t.exports={isMobile:function(){return!!navigator.userAgent.match(/iPhone/i)||-1&lt;navigator.userAgent.toLowerCase().indexOf("android")}}},{}],9:[function(e,t,n){"use strict";t.exports=function e(t){t=t||{};for(var n=1;n&lt;arguments.length;n++){var o=arguments[n];if(o)for(var i in o)if(o.hasOwnProperty(i))if("object"==typeof o[i]){var r=t[i];t[i]=e(r,o[i])}else t[i]=o[i]}return t}},{}],10:[function(e,t,n){t.exports=e("./lib/gd-perf")},{"./lib/gd-perf":11}],11:[function(e,t,n){function o(t,e,n){try{if(window.performance&amp;&amp;window.performance.measure){window.performance.measure(t,e,n);var o=window.performance.getEntriesByName(t);if(o&amp;&amp;o.length){var i=o[0].duration;i=+(Math.round(i+"e+3")+"e-3"),gdGlobals.push({event:"analyticsTiming",timingCategory:"Front End Performance",timingVar:t,timingValue:i})}Logger&amp;&amp;Logger.isClientLogging()&amp;&amp;(o&amp;&amp;o.length?Logger.info("⏳ "+t+": "+i+"ms"):Logger.warn("⏳ "+t+" not found in getEntriesByName()"))}}catch(e){Logger.warn("gd-perf.js: Error in measure '"+t+"': "+e)}}t.exports={MARK_BEFORE_DEFERRED_JS:"mark_before_deferred_js",MARK_AFTER_DEFERRED_JS:"mark_after_deferred_js",MEASURE_DEFERRED_JS:"measure_deferred_js",MEASURE_TIME_TO_LOAD:"measure_time_to_load",MARK_DOM_CONTENT_LOADED:"mark_dom_content_loaded",MEASURE_DOM_CONTENT_LOADED:"measure_dom_content_loaded",MARK_SITE_INIT:"mark_site_init",MEASURE_SITE_INIT:"measure_site_init",MARK_PERCEIVED_LOAD:"mark_perceived_load",MEASURE_PERCEIVED_LOAD:"measure_perceived_load",MARK_PAGE_JS_LOAD:"mark_js_load",MEASURE_PAGE_JS_LOAD:"measure_js_load",MEASURE_FE_TIME:"measure_fe_time",MEASURE_CORE_BOTTOM:"measure_core_bottom",MARK_BEFORE_CORE_BOTTOM:"mark_before_core_bottom",MARK_AFTER_CORE_BOTTOM:"mark_core_bottom",mark:function(e){window.performance&amp;&amp;window.performance.mark&amp;&amp;window.performance.mark(e)},measure:o},o("measure_backend_time","navigationStart","responseEnd")},{}],12:[function(e,t,n){"use strict";t.exports=e("./lib/init")},{"./lib/init":17}],13:[function(e,t,n){function o(e,t){if(window.isDomReady)try{e()}catch(e){Logger.error("Exception running function after body load with afterBody: "+e)}else isNaN(t)?t=0:t&lt;0?t=0:10&lt;t?t=10:t-=0,o.funcs.push({priority:t,afterBodyFunction:e})}o.funcs=[];!function(e){function n(){if(!window.isDomReady){if(!document.body)return setTimeout(n,10);window.isDomReady=!0,setTimeout(e,10)}}var t=function(){document.addEventListener?(document.removeEventListener("DOMContentLoaded",t,!1),n()):"complete"===document.readyState&amp;&amp;(document.detachEvent("onreadystatechange",t),n())};if("complete"===document.readyState)setTimeout(n,1);else if(document.addEventListener)document.addEventListener("DOMContentLoaded",t,!1),window.addEventListener("load",n,!1);else{document.attachEvent("onreadystatechange",t),window.attachEvent("onload",n);var o=!1;try{o=null===window.frameElement&amp;&amp;document.documentElement}catch(e){}o&amp;&amp;o.doScroll&amp;&amp;!function t(){if(!this.isReady){try{o.doScroll("left")}catch(e){return setTimeout(t,50)}n()}}()}}(o.run=function(){function e(e,t){try{e()}catch(e){Logger.error("Exception running function during loop "+t+" of GD.afterBody: "+e)}}window.isDomReady=!0,o.funcs.sort(function(e,t){return t.priority-e.priority});for(var t=0;t&lt;o.funcs.length;t+=1)e(o.funcs[t].afterBodyFunction,t);delete o.funcs,delete o.sortPriorities,delete o.run}),t.exports=o},{}],14:[function(e,t,n){function o(e){if(window.isFacebookLoaded)try{e()}catch(e){Logger.error("Exception running function after Facebook load with afterFB: "+e)}else o.funcs.push({afterFbFunction:e})}o.funcs=[],o.run=function(){function e(e,t){try{e()}catch(e){Logger.error("Exception running function during loop "+t+" of GD.afterFB: "+e)}}window.isFacebookLoaded=!0;for(var t=0;t&lt;o.funcs.length;t+=1)e(o.funcs[t].afterFbFunction,t);delete o.funcs,delete o.run,Logger.info("afterFB.run() completed.")},t.exports=o},{}],15:[function(e,t,n){var o=[],i=!1;function r(){i||(i=!0,o.forEach(function(e){try{e()}catch(e){Logger.error("Exception running afterGDPRConsent callback: "+e,e)}}))}window.gdGlobals&amp;&amp;window.gdGlobals.some(function(e){return"evidonConsentCallback"===e.event})&amp;&amp;r(),t.exports={afterGDPRConsent:function(e){i?e():o.push(e)},triggerGDPRConsentGiven:r}},{}],16:[function(e,t,n){function o(e,t){if(window.isLoaded)try{e()}catch(e){Logger.error("Exception running function after body load with afterBody: "+e)}else isNaN(t)?t=0:t&lt;0?t=0:10&lt;t?t=10:t-=0,o.funcs.push({priority:t,afterLoadFunction:e})}o.funcs=[];!function(e){if(window.attachEvent)window.attachEvent("onload",e);else if(window.onload){var t=window.onload;window.onload=function(){t(),e()}}else window.onload=e}(o.run=function(){function e(e,t){try{e()}catch(e){Logger.error("Exception running function during loop "+t+" of GD.afterLoad: "+e)}}window.isLoaded=!0,o.funcs.sort(function(e,t){return t.priority-e.priority});for(var t=0;t&lt;o.funcs.length;t+=1)e(o.funcs[t].afterLoadFunction,t);delete o.funcs,delete o.sortPriorities,delete o.run}),t.exports=o},{}],17:[function(e,t,n){var o=e("./afterGDPRConsent");t.exports={afterBody:e("./afterBody"),afterFB:e("./afterFB"),afterLoad:e("./afterLoad"),Class:function(e){var t=e.hasOwnProperty("constructor")?e.constructor:function(){};return(e.constructor=t).prototype=e,t},execDeferredScripts:function(e,t){var n=getGdGlobals().deferredScriptType;n=n||(n||"text/x-deferred-js");var o,i="\n}\ncatch (e) {\nLogger.error(\"Exception during deferred script '{desc}' execution. \" + e);\n}\n";o=e&amp;&amp;e.length&amp;&amp;e instanceof jQuery?e.find('script[type="'+n+'"]'):$('script[type="'+n+'"]');if(o.length){var r="";o.each(function(){var e=$(this),t=e.data("desc");t=t||"&lt;unnamed&gt;",r+="; try {\n"+e.text()+";"+i.replace("{desc}",t),e.remove()}),function(e,t){t=t||"exec";var n=document.createElement("script"),o=document.createTextNode(e);n.setAttribute("data-type",t),n.appendChild(o),document.head.appendChild(n)}(r,"deferred")}"function"==typeof t&amp;&amp;t()},afterGDPRConsent:o.afterGDPRConsent,triggerGDPRConsentGiven:o.triggerGDPRConsentGiven}},{"./afterBody":13,"./afterFB":14,"./afterGDPRConsent":15,"./afterLoad":16}],18:[function(e,t,n){window.GD=window.GD||{},GD.page=GD.page||{},window.getGdGlobals=window.getGdGlobals||function(){return(window.gdGlobals||[{page:{}}])[0]},GD.pageInfo=GD.pageInfo||{};var o=e("gd-logger");window.Logger=new o({guid:window.getGdGlobals().page.guid||""});var i=e("gd-util/init");GD.afterBody=i.afterBody,GD.afterLoad=i.afterLoad,GD.afterFB=i.afterFB,GD.Class=i.Class,GD.execDeferredScripts=i.execDeferredScripts,GD.perf=e("gd-perf"),GD.afterGDPRConsent=i.afterGDPRConsent,GD.triggerGDPRConsentGiven=i.triggerGDPRConsentGiven},{"gd-logger":1,"gd-perf":10,"gd-util/init":12}],19:[function(e,t,n){Logger.setClientLogging(!1),Logger.setServerLogging(!0)},{}]},{},[18,19]);</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catch (e) {</text:p>
          </table:table-cell>
        </table:table-row>
        <table:table-row>
          <table:table-cell table:style-name="Table1.A1" office:value-type="string">
            <text:p text:style-name="P1"/>
          </table:table-cell>
          <table:table-cell table:style-name="Table1.A1" office:value-type="string">
            <text:p text:style-name="Table_20_Contents">var log=window.console?window.console.log:function(o){alert(o)};</text:p>
          </table:table-cell>
        </table:table-row>
        <table:table-row>
          <table:table-cell table:style-name="Table1.A1" office:value-type="string">
            <text:p text:style-name="P1"/>
          </table:table-cell>
          <table:table-cell table:style-name="Table1.A1" office:value-type="string">
            <text:p text:style-name="Table_20_Contents">log('Error with inline script "/gd-core-top.js": ' + e);</text:p>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lt;/script&gt;&lt;script&gt;</text:p>
          </table:table-cell>
        </table:table-row>
        <table:table-row>
          <table:table-cell table:style-name="Table1.A1" office:value-type="string">
            <text:p text:style-name="P1"/>
          </table:table-cell>
          <table:table-cell table:style-name="Table1.A1" office:value-type="string">
            <text:p text:style-name="Table_20_Contents">try {</text:p>
          </table:table-cell>
        </table:table-row>
        <table:table-row>
          <table:table-cell table:style-name="Table1.A1" office:value-type="string">
            <text:p text:style-name="P1"/>
          </table:table-cell>
          <table:table-cell table:style-name="Table1.A1" office:value-type="string">
            <text:p text:style-name="Table_20_Contents">!function s(n,i,l){function d(o,e){if(!i[o]){if(!n[o]){var t="function"==typeof require&amp;&amp;require;if(!e&amp;&amp;t)return t(o,!0);if(u)return u(o,!0);var a=new Error("Cannot find module '"+o+"'");throw a.code="MODULE_NOT_FOUND",a}var r=i[o]={exports:{}};n[o][0].call(r.exports,function(e){return d(n[o][1][e]||e)},r,r.exports,s,n,i,l)}return i[o].exports}for(var u="function"==typeof require&amp;&amp;require,e=0;e&lt;l.length;e++)d(l[e]);return d}({1:[function(e,o,t){e("./lib/index"),e("./lib/bundles/core"),e("./lib/bundles/coreAdaptation"),e("./lib/globalize/cultures/globalize.culture.en-US"),e("./lib/bundles/modules/userLogin/userLogin")},{"./lib/bundles/core":2,"./lib/bundles/coreAdaptation":3,"./lib/bundles/modules/userLogin/userLogin":4,"./lib/globalize/cultures/globalize.culture.en-US":5,"./lib/index":7}],2:[function(e,o,t){GD.i18n.addMsgBundle({salaries:"salaries",reviews:"reviews",interviews:"interviews",companies:"companies",jobs:"jobs",jobTitles:"job titles",in:"in",resume:"resume",edit:"edit",back:"Back",seconds:"seconds",minutes:"minutes",moreThan:"more than",lessThan:"less than",other:"other",msgGenericReadMore:"Read More",msgGo:"Go",msgGoTo:"Go to [str]",msgDownload:"Download",msgLoadingAnim:"Go",unsupportedBrowserLogin:"You're using an old browser. Please consider upgrading. Redirecting you to a secure login page...",msgDone:"Done",msgNext:"Next",msgNotEnoughData:"Not enough data",msgDocLoadPromoAlertText:"This page works faster when you get the Glassdoor app",msgGenericUnexpected:"An unexpected error occurred.",msgGenericUnexpectedTryAgain:"An unexpected error occurred. Please try again.",msgGenericNoThanks:"No Thanks",msgGenericYes:"Yes",msgGenericNo:"No",msgGenericChoose:"Choose",msgGenericThankYou:"Thank You",msgGenericCompleteAllQuestionsError:"Please complete ([numOfErrors]) mandatory questions below",msgGenericSelectOneOptionError:"Select one option",msgGenericImproveDataQualityServices:"Your feedback will be combined with the feedback of others and factored into our data quality efforts.",msgGenericCongratulations:"Congratulations",msgGenericTheElse:"The Else",msgGenericTo:"To",msgGenericOf:"of",msgSmallWords:"a|an|and|as|at|but|by|en|for|if|in|nor|of|on|or|per|the|to|vs?\\.?|via",msgDurationPastMinutesAbbrev:"[num]m",msgDurationPastLastHour:"in the last hour",msgDurationPastHoursAgo:"[num] hours ago",msgDurationPastHoursAbbrev:"[num]h",msgDurationPastToday:"today",msgDurationPastYesterday:"yesterday",msgDurationPast2DaysAgo:"the day before yesterday",msgDurationPastDaysAgo:"[num] days ago",msgDurationPastDay:"[num] day ago",msgDurationPastDaysAbbrev:"[num]d",msgDurationPastDaysPlusAbbrev:"[num]d+",msgDurationPastWeek:"in the last week",msgDurationPast2Weeks:"in the last 2 weeks",msgDurationPastMonth:"in the last month",msgDurationPastWeeksAgo:"[num] weeks ago",msgDurationPastMonthsAgo:"[num] months ago",msgDurationPastMonthsAbbrev:"[num]mo",msgDurationPast6MonthsAgo:"more than 6 months ago",msgDurationPast6Months:"more than 6 months",msgPost:"Post",msgPosted:"Posted",msgExpired:"Expired",savedJobsPlural:"[num] Saved Jobs",savedJobsSingular:"[num] Saved Job",savedJobsNoCount:"Saved Jobs",btnLabelSaved:"Saved",btnLabelUnsave:"Unsave",siteSearchLocPlaceholder:"Location",siteSearchKeywordPlaceholder:"Job Title, Keywords, or Company",search:"Search",employerLogo:"[emp] Logo",msgHelpfulThanks:"Thanks!",msgHelpfulFail:"Something went wrong while recording your vote. Please try again later.",btnCropThis:"Crop This!",btnCropShowOrig:"Show Original",txtCroppedNowSave:"Cropped. Please save!",errSelectCropArea:"Please select a crop area before you close. Press 'Cancel Cropping' to skip cropping.",txtCropMinSize:"(Min: [cropMinWidth]x[cropMinHeight])",errCropImgTooSmall:"This image is smaller than the minimum crop size. Please cancel cropping.",msgChangeTrackUndo:"You have made changes on this page.\n\nDo you want to undo these changes?\n ",msgChangeTrackAbandon:"You have made changes on this page.\n\nDo you want to go to another page\nwithout saving your changes?\<text:soft-page-break/>n",txtIndSelSectorFirst:"Please select Sector first",msgPleaseFix:"Please fix the following errors:",errTryAgain:"We got an unexpected error. Would you mind trying again?",btnContinue:"Continue",btnSavePassword:"Save Password",msgMore:"More",msgNone:"None",msgLess:"Less",msgSave:"Save",msgSaved:"Saved",txtOkay:"Okay",hdrSearchExpandedPlaceholder:"Search jobs or companies...",hdrSearchCollapsedPlaceholder:"Search...",txtNotApplicable:"N/A",msgClosePopup:"Close (Esc)",msgClose:"Close",msgPopupLoading:"Loading...",msgShowMore:"Show More",msgShowLess:"Show Less",msgConnect:"Connect",txtCancel:"Cancel",msgUpload:"Upload",msgCrop:"Crop",msgMaxSize:"Max size",msgMinSize:"Min size",charCount:"[count] of [limit] characters",wordCount:"[count] of [limit] words",msgUpdate:"Update",msgUpdating:"Updating",msgByEmail:"by [email]",email:"Email",emailAddresses:"Email Addresses",share:"Share",tweet:"Tweet",txtItemComment:"comment",txtItemCommentPlural:"comments",txtItemInterview:"interview",txtItemInterviewPlural:"interviews",txtItemPhoto:"photo",txtItemPhotoPlural:"photos",txtItemQuestion:"question",txtItemQuestionPlural:"questions",txtItemAnswer:"answer",txtItemAnswerPlural:"answers",txtItemSalarySingular:"Salary",txtItemSalaryPlural:"Salaries",txtItemBenefitSingular:"Benefit",txtItemBenefitPlural:"Benefits",txtItemResponse:"response",txtItemResponsePlural:"responses",txtItemReview:"review",txtItemReviewPlural:"reviews",txtItemNReviews:"[num] reviews",txtItemJob:"job",txtItemJobPlural:"jobs",btnLabelSiteSearch:{SALARIES:"BNDL Search Salaries",REVIEWS:"BNDL Search Companies",INTERVIEWS:"BNDL Search Interviews",JOBS:"BNDL Search Jobs"},msgFlagSignUp:"Sign Up to flag this [itemType]",msgFlagAsInappropriateSignUp:"Sign Up to flag this [itemType] as inappropriate",msgFlagAsInappropriateSignIn:"Sign In to flag this [itemType] as inappropriate",msgGiveFeedbackSignUp:"Sign Up to give feedback to this [itemType]",msgGiveFeedbackSignIn:"Sign In to give feedback to this [itemType]",msgHelpfulSignUp:"Sign up to vote up this [itemType]",msgHelpfulSignIn:"Sign In to vote up this [itemType] as helpful",msgNotHelpfulSignUp:"Sign Up to vote this [itemType] as not helpful",msgNotHelpfulSignIn:"Sign In to vote this [itemType] as not helpful",msgTogglePlsWait:"Please wait while we finish your previous operation...",msgOpenInApp:"Would you like to open this link in the Glassdoor app?",reviewWillBeLost:"Your review will be lost.",rateParentEmployerHeading:"[surveyEmployerName] was acquired by [parentEmployerName]",rateParentEmployerBtnLabel:"Okay, Let's go",rateRebrandedEmployerHeading:"[surveyEmployerName] is now known as [parentEmployerName]",msgReviewMoreGoodToSay:"C'mon, there has to be something good to say.",msgReviewMoreBadToSay:"Really? There's nothing wrong with this company?",msgReviewTooLong:"Can you summarize this into 120 characters?",msgTooFewWords:"Please enter at least 5 words.",msgTooManyWords:"Wow, that's wordy! Do you think that you can get it under 5,000 characters?",msgTitleTooManyChars:"Your summary can not be longer than than 120 characters",msgProsEqCons:"Your downsides to working for this employer cannot be the same as your good reasons.",msgRatingRequired:"Please select an overall rating.",msgTitleRequired:"Please enter a review title",msgSelectLastYear:"Please select your last year with this employer.",msgReviewSubmitted:"Review Submitted",msgRateParentReviewSurvey:"As a current employee, we will save your review for [parentEmployerName]. That way, job seekers considering working for [parentEmployerName] will have a complete picture of what it's like to work there.",msgInterviewMoreToSay:"Are you sure you don't have more to say?",msgEnterNumericValue:"Please enter a numeric value for the interview process length field",msgRateParentInterviewSurvey:"It looks like you interviewed with [surveyEmployerName] after they were acquired by [parentEmployerName]. In order to best help other job seekers we will save your experience as an interview review for [parentEmployerName].",msgRateRebrandedInterviewSurvey:"It looks like you interviewed with [surveyEmployerName] after they rebranded as [parentEmployerName]. In order to best help other job seekers we will save your experience as an interview review for [parentEmployerName].",msgDefaultOptionSector:"Sector",msgDefaultOptionIndustry:"Industry",msgPleaseUseNumber:"Please use a number like:",labelPerHour:"Per Hour",labelPerYear:"Per Year",labelPerMonth:"Per Month",msgRateParentSalarySurvey:"As a current employee, we will save your salary report for [parentEmployerName]. That way, job seekers considering working for [parentEmployerName] will have a complete picture of their potential pay.",msgRateParentBenefitsSurvey:"As a current employee, we will save your benefits review for [parentEmployerName]. That way, job seekers considering working for [parentEmployerName] will have a complete picture of their benefits.",msgPhotoRemoveCheck:"Are you sure that you want to remove this photo?",msgRateParentPhotosSurvey:"Would you like to upload photos for [parentEmployerName]? If you're a current employee it will help job seekers learn about life at [parentEmployerName].",msgPhotoReturnChoose:"(You'll be returned to the 'choose photo' screen.)",errPhotoNotRetrieved:"There was an error retrieving this photo",msgGenderChartHeading:"Gender",msgAgeChartHeading:"Age",msgEducationChartHeading:"Education",msgYearsExperienceChartHeading:"Years Experience",msgAdminNotApplied:" (Not Applied)",msgAdminNone:"(none)",msgAdminPending:"Still Pending? Really?",msgAdminNewEmployerName:"name of new employer for content",msgAdminVoidedClicksWarning:"WARNING: Ad orders that have clicks which are voided may not be billed!",msgAdminSelectOneOption:"Select One",msgAdminDupValues:"Dup Values",msgAdminDuplicateBySplit:"Duplicate By Split",msgAdminTransform:"Transform",msgAdminOverrideLashing:"Override Lashing",msgAdminErrorCreatingDefect:"Error creating defect",msgAdminExpiring:"Expiring...",msgAdminErrorExpiring:"Error Expiring Jobs",msgAdminActive:"Active",msgAdminOverridden:"Overridden",msgAdminRule:"Rule",msgAdminThreshold:"Threshold",msgAdminDescription:"Description",msgAdminError:"Error",msgAdminMonitorsRules:"Monitors Rules with an unchecked Overridden value will have their threshold automatically reset to the default value.",msgAdminExpirationRules:"Expiration Rules with an unchecked Overridden value will have their threshold automatically reset to the default value.",msgAdminJobsExpired:"Jobs Expired",msgAdminErrorExpiringJobs:"Error expiring jobs",msgAdminAuditFlowDefect:"Audit Flow Generated Defect",msgAdminTryAgainFixing:"Please try again. If the problem persists, please be assured that our engineers are scrambling to fix the problem.",msgAdminErrorRetrievingSchedule:"An error occurred retrieving the schedule for the line.",msgAdminErrorRetrievingAdOrders:"An error occurred retrieving the ad orders for this line.",msgAdminErrorRetrievingAlert:"An error occurred in retrieving the details for this alert.",msgAdminErrorRetrievingIO:"An error occurred in retrieving the details for this insertion order.",msgAdminNoAdOrders:"There are no ad orders assigned to this line item.",msgAdminDateEndForever:"forever",msgAdminCreateAdOrder:"Create new Ad order",msgAdminVoidJob:"Are you certain you want to void this job?",msgAdminUnvoidJob:"Are you certain you want to Unvoid this job?",msgAdminExpires:"Expires",txtAdminAllProducts:"All Products","module.edit-ceo-name-and-title.label.ceo-name":"CEO Name","module.edit-ceo-name-and-title.label.ceo-title":"CEO Title","module.edit-ceo-name.missing":"Please enter valid CEO name.","module.edit-ceo-title.missing":"Please enter valid CEO title.","module.edit-ceo-region.missing":"Please select countries for the new CEO or mark the CEO as global.","module.edit-ceo-id.invalid":"Error occurred while trying to delete CEO.","module.edit-ceo-image.toolarge":"The image must be less than 5MB.",msgAdsNoJobs:"Unable to find job opportunities at this time.",noNewJobs:"No new jobs!",nJobsFound:"[n] Jobs",singularJobFound:"[n] Job",easyApplyAllCaps:"EASY APPLY",msgJobsDialogError:"Sorry - there was an error on our side - you may try again or close this dialog",msgJobsShowDetails:"Show Jobs Details",msgJobsHideDetails:"Hide Jobs Details",msgJobsEasyApplyInvalidEmail:"Please enter a valid email address",msgJobsEasyApplySimilarUpdates:"Before you apply, get updates on new jobs similar to this one:",msgJobsEasyApplyFileTypeError:"Forbidden File Type",viewJob:"View Job",easyApply:"Easy Apply",finishApplication:"Finish Application",btnJobsEasyApplyCreateAlert:"Create Alert",btnJobsEasyApplySaving:"Saving...",btnJobsEasyApplyNow:"Apply Now",btnJobsEasyApplyApply:"Apply",btnJobsEasyApplyApplying:"Applying...",txtJobsEasyApplyProcessing:"Processing...",msgJobsEasyApplyWordLimit:"1000 words limit reached",msgJobsEasyApplyMax:"1000 words maximum",msgJobsEasyApplyNameRequired:"Please enter a value for Name",msgJobsEasyApplyEmailRequired:"Please enter a value for Email",msgJobsEasyApplyResumeRequired:"Please upload a Resume file",msgJobsEasyApplyGDAccount:"Easily apply using a Glassdoor account",msgJobsEasyApplyGDSignup:"It just takes a few seconds to create an account or sign-in to start applying to jobs.",msgJobsEasyApplyPrivacy:"Your job search activity will remain private",msgJobsEasyApplyDialog:"Easy Apply using a Glassdoor Account",msgJobsEasyApplyOneStep:"One more step!",msgJobsEasyApplyCheckEmail:"Please check your email to activate your account.",msgJobsEasyApplySignup:"Sign Up to retrieve your last application",msgJobsEasyApplySignin:"Sign In to retrieve your last application",msgJobsEasyApplySetupPassword:"Enter a password to store your resume",msgJobsEasyApplyConnectResume:"Sign in to connect this resume to your account",msgUploadResumeSI:"Sign in now to upload your resume on Glassdoor",msgUploadResumeCA:"Create an account to upload your resume on Glassdoor",msgTopResumeSignIn:"In order to proceed, you must supply an email address for TopResume to use.",msgTopResumeCA:"Create an account to get your free professional resume evaluation",msgTopResumeSI:"Sign in to get your free professional resume evaluation",msgJobsEasyApplySignInCTAText:"Have a resume on Glassdoor?",msgNoResumeOnFile:"You do not have a resume on file.",msgUploadedOn:"Uploaded on [dateTime]",msgRequiredFieldsMissing:"Required fields missing",msgJobScopeAjaxTabContentLoadError:"Sorry, this information is currently unavailable. Please check back in a few minutes.",msgJobScopeWebSearchLoadError:"google jsapi is not loaded",msgJobScopeNoResults:"Sorry, we could not find anything",msgSaveJobSignUp:"Sign Up to save jobs &lt;br /&gt;and apply to them later",msgSaveJobSignIn:"Sign In to save jobs and apply to them later from any device",msgSaveJobSignInHH:"Sign In to save jobs and apply to them later from your computer",msgShareJobFormRequiredFieldsError:"Name &amp; Email are mandatory.",msgShareJobEmailNotSentError:"We're sorry. The email was not sent. Please try again!",msgShareJobSuccess:"This job has been shared! Share again with another recipient.",msgShareJobAlreadySharedError:"We're sorry. The email was not sent as the job has been already shared with the recipient in the last 24 hours.",shareThisJob:"Share this job",msgJobNotSaved:"notsaved",msgJobSaving:"saving",msgJobSaved:"saved",msgJobRemove:"remove",msgJobFail:"fail",msgUpdatesNeedText:"You haven't entered anything yet!",msgLessThanHourAgo:"less than an hour ago",msgEmpCtrCUTitle:"Company Updates",msgEmpCtrCUDescription:"Reach followers and visitors to your profile by publishing company news and updates.",msgEmpCtrCUDescriptionNo:"You do not have permission to add a company update.",msgEmpCtrCUAddUpdate:"Add Update",msgEmpCtrCUAddImage:"Add Image",msgEmpCtrCUPlaceholder:"Enter a text, URL, or upload an image to share with your audience...",msgEmpCtrCUPostUpdate:"Post Update",msgEmpCtrCUPosting:"Posting...",msgEmpCtrCUShowImage:"Show Image",msgEmpCtrCUImpressions:"Impressions",msgEmpCtrCUEngagement:"Engagement",msgEmpCtrCUHelpfulVotes:"helpful votes",msgEmpCtrCUHelpful:"Helpful",msgEmpCtrCULikes:"Likes",msgEmpCtrCUEmbedlyIssue:"We couldn''t read your link. Please try a different URL.",msgEmpCtrCUEngagementsBlw:"Below average",msgEmpCtrCUEngagementsAbv:"Above average",msgEmpCtrCUPinTitle:"Pin Update",msgEmpCtrCUPinDescription:"Move this update to the top of the page",msgEmpCtrCUDeleteDescription:"Delete your Update",msgEmpCtrCUDeleteTitle:"Delete Status",msgEmpCtrCUDeleteConfirm:"Are you sure you want to delete this status?",msgEmpCtrCUPinned:"Pinned",msgEmpCtrCUPintotop:"Pin to Top",msgEmpCtrCUUnpinLabel:"Unpin",msgEmpCtrCUUnpinDescription:"Remove this update from the top of the page",msgEmpCtrCUUnpinTitle:"Unpin Update",msgEmpCtrCUPreviewTitle:"Update Preview",msgEmpCtrCUDeleted:"Deleted",msgEmpCtrCUDeletedUpdate:"Deleted Update",msgEmpCtrCUDeletedUpdateDesc:"Delete your Update",msgEmpCtrCUUpdatesLbl:"Updates",msgEmpCtrCUClicks:"Clicks",msgImageCropper:"We recommend using images with landscape orientation, for the best candidate experience. Maximum size is 2MB. Minimum size is 200 by 200 pixels.",msgOCCompleted:"[current] out of [total] completed",msgOCValidUntil:"valid until [endDate]",msgOCPhotos:"[current] out of [total] photos",msgOCReviews:"[current] out of [total] reviews",msgOCResponses:"[current] out of [total] responses",msgOCReviewsNeeded:"reviews needed",msgOCResponsesNeeded:"responses needed",msgOCPhotosNeeded:"photos needed",msgOCReviewsEmailSent:"Email Sent",txtOCReviews:"reviews",txtOCPhotos:"photos",txtOCResponses:"responses",msgSelectItemsSelected:"items selected",msgSelectAllText:"Select All",msgSelectNoItemsSelected:"No items selected",msgSelectNo:"No ",msgSelectCategories:"categories selected",txtSuggestedTags:"Suggested tags",msgSeeMore:"See more",msgSeeLess:"See less",msgSeeMoreCaps:"See More",msgLinkToThis:"Link To This [linkType]",txtPageLinkType:"Page",msgSelectEmployer:"Please, enter a valid employer",msgSelectEmployerFromList:"Please, select a valid employer from the list",msgNoCompanySuggestionsAvailable:"Sorry, no company suggestions available at this moment.",msgFilterHeader:"Reviews about [highlightTerm]",msgReturnToAllReviews:"Return to all Reviews",msgMoreProsAndCons:"More Pros and Cons",msgLessProsAndCons:"Less Pros and Cons",msgFeatureReview:"Feature Review",msgFeaturedReview:"Featured Review",msgDeleteResponseHeader:"Are you sure you want to delete your response?",msgDeleteGeneric:"Are you sure you want to delete?",msgDeletingGeneric:"Deleting...",msgDeleteResumeApplied:"Looks like you have used this resume for a job application.",msgSeeAllSignUp:"Sign Up to see all [itemType] - it's easy, free and private!",msgSeeAllSignIn:"Sign In to see all [itemType]",msgEmptyTags:"You must enter a value for this field.",msgInterviewPreviewSignUp:"That was just a preview...&lt;br/&gt; Sign Up to see all interviews",msgAnswerQuestionSignUp:"Sign Up to submit your answer",msgAnswerQuestionSignIn:"Sign In to submit your answer",msgAddTagsSignUp:"Sign Up to add your tags to this question",msgAddTagsSignIn:"Sign In to add your tags to this question",msgFeatureInterview:"Feature Interview",msgFeaturedInterview:"Featured Interview",msgAddAwardSignUp:"Sign Up to add an award for [employerName]",msgAddAwardSignIn:"Sign In to add an award for [employerName]",txtForExample:"e.g.",txtExampleAward:"100 Best Companies to Work For",errSpotlightAdLoad:"Spotlight ad timeout",spotlightTitle:"Glassdoor Company Spotlight",spotlightViewJobs:"View Jobs",spotlightJobQuantity:"[quantity] new Jobs",spotlightReadMore:"Read More",spotlightHphDemoReviewTitle:"An incredible place to grow your career",spotlightHphDemoReviewSnippet:"I go to work each day knowing the work I do is valued and impactful. My team has such a strong culture that it really feels like a family, and...",errVideoPlayerGetYoutubeUserData:"YouTube user '[username]': [errorMessage]",errVideoPlayerYoutubeEmptyChannel:"Got an error for '[channel]' &amp;ndash; no items.",msgNewsFeedAttribution:"Provided by [source]",msgNewsFeedAttributionWithGoogle:"Provided by [source] and Google",msgNewsFeedAttributionViaGoogleNews:"From: [author] (via Google News)",msgNewsFeedMore:"More News",msgNewsFeedMoreEmployer:"More [companyName] News",acWordsCompleted:"words completed",acCharEnded:"characters ended",msgLearnMore:"Learn more",msgNotificationsJobs:"Jobs",msgNotificationsCompanies:"Companies",msgNotificationsNotifications:"Notifications",msgNotificationsNoNew:"You have no new notifications",msgJobsShareJobTitleAtEmployerName:"[jobTitle] at [empName]",msgEnterValidEmailAddress:"Please enter a valid email address.",msgSorryError:"Sorry, but there was an error: ",msgEmployerNotHere:"Employer not here?",msgAddMissingEmployer:"Tell us what we're missing by [html1]adding a new employer[html2]",msgCurrentEmployee:"Current Employee",msgOpenCompanyPhotos:"OpenCompany photo requirement completed and valid until [endDate]",msgOpenCompanyMorePhotos:"Add [num] more photos to complete the OpenCompany photo requirement",followCreateAccount:"Create an account to get updates from [employerName]",followLoginAccount:"Sign In to get updates from [employerName]",followFriendWorks:"friend works here",followFriendsWork:"friends work here",followAlready:"You are already following this company",followingAll:"Following All",jaCreate:"Create Job <text:soft-page-break/>Alert",jaCreating:"Creating",jaCreated:"Job Alert Created",jaOneMoreStep:"Great, One more step!",jaAlmostDone:"Almost Done!",jaGoToEmail:"Go to my [emailClient]",jaCheckWebMail:"Please check [emailClient] to activate the job alert.",jaCheckEmail:"Please check your email to activate the job alert!",jaPlaceholderEmail:"Enter your email address",jaErrValidEmail:"Please enter a valid email",jaErrEmail:"Please enter an email",jaErrEmailKey:"Job Title &amp; Email are required",jaErrEmailLoc:"Location &amp; Email are required",jaErrKey:"Job Title is required",jaErrKeyLoc:"Job Title &amp; Location are required",jaErrNoKeyLoc:"Please enter some search keywords to create a job alert!",jaErrKeyOrLoc:"Please enter a job title or location",jaSrchPrefs:"Your job search preferences have been saved",jaRelatedJa:"Create alerts for related jobs with one click",jaGotoWebsite:"Goto [website]",jaTitleJobsInLoc:"[jobTitle] jobs in [location]",jaTitleJobsAtEmployerInLoc:"[jobTitle] at [employer] in [location]",jaTitleAtEmployer:"[jobTitle] at [employer]",jaEmployerInLoc:"[employer] in [location]",jaTitleJobs:"[jobTitle] jobs",jaJobsInLoc:"Jobs in [location]",jaJobPlaceholder:"What job do you want?",previewExpire:"That was just a preview",previewSignUpToSee:"Sign Up to see all [contentType]",previewLoginToSee:"Sign In to see all [contentType]",msgEmptyString:"",msgSimpleString:"This is a test.",msgSimpleString2:"This is another test.",msgParamStringInt:"Image size is [width]x[height]px.",msgParamStringStr:"The stock symbol for [empName] is [empSymbol].",msgParamStringNesting:"The photo of [empName] is [img.width]x[img.height]px.",msgCreateAccountHeading:"Sign Up for Glassdoor",msgSignInHeading:"Sign In to Glassdoor",msgSignInSocialWithSameEmail:"Sign in right now with another service that uses this email address.",msgFacebookPrivacyNote:"Everything you view and do on Glassdoor is private",msgFacebookNeedEmail:"It seems you have blocked Facebook from sharing your email address with us. Please provide an email address to create a Glassdoor account.",msgHeaderCreateAccountHeading:"Sign Up to get instant access to millions of salaries and reviews",msgHeaderSignInHeading:"Sign In to get instant access to millions of salaries and reviews",msgWelcomeUser:"Welcome user",msgCheckEmailForActivation:"&lt;b&gt;One more step!&lt;/b&gt; Please check your email to activate your account.",msgCheckEmailForPwdResetLink:"Please check your email for the Reset Password link.",msgLoginGenericError:"Error. Please try again!",msgEmailAndPwdMandatory:"Email and Password are mandatory.",msgEmailMandatory:"Email is mandatory.",msgSpinnerTxtRegistering:"Registering...",msgSpinnerTxtSigningIn:"Signing you in...",msgSpinnerTxtPleaseWait:"Please wait...",msgErrorEmailAddressInUse:"That email address is already in use. If you already have an account, please sign in.",msgLoginForResume:"Sign in to upload your resume and easily apply to jobs",msgSignUpForResume:"Sign up to upload your resume and easily apply to jobs",msgSignInForSaves:"Sign in to save jobs and apply to them later",msgSignUpForSaves:"Sign up to save jobs and apply to them later",msgSignUpUnlimitedAccess:"Get unlimited access to all the reviews and salaries on Glassdoor",msgSignInForApplyStartEmail:"Sign in to get personalized insights about this job",msgSignUpForApplyStartEmail:"Finished applying?&lt;br/&gt;Get free, personalized interview prep for this job instantly",recaptchaPublicKey:"6Lej8UwUAAAAANV3V5Ow5gJo2-pHj9p5ko8igIe-",msgCheckEmailForActivationAdrs:"Please check your email at [email] to finish activating your account",msgMlpIPadSignIn:"Sign In to finish your review and be entered into an iPad drawing",msgMlpIPadSignUp:"Sign Up to finish your review and be entered into an iPad drawing",labelWebsite:"Website",labelType:"Type",labelHeadquarters:"Headquarters",labelIndustry:"Industry",labelSize:"Size",labelCompetitors:"Competitors",labelRevenue:"Revenue",labelDescription:"Description",labelMission:"Mission",labelFounded:"Founded",labelSector:"Sector",labelStatus:"Company Status",labelAcquiredBy:"Acquired By",labelAcquiredOn:"Acquired On",labelOperatedBy:"Operated By",labelSubsidiaryOf:"Subsidiary Of",labelAdditionalInfo:"Additional Info",employerOverview:"[employerName] Overview",msgJobTitleInLocation:"[jobTitle] in [location]",recentSearches:"Recent Searches",allLocations:"All Locations",msgPromptDeleteContentConfirm:"Delete [reviewType] ?",msgPromptDeleteAccountConfirm:"Really Delete Your Account?",msgPromptUnsubscribeEmailsConfirm:"Unsubscribe from all emails?",msgUnsubscribingFromEmails:"Unsubscribing...",msgLabelAccountDelete:"Delete",msgLabelAccountEdit:"Edit",msgPromptDeleteJobAlert:"this Job Alert",msgPromptDeleteSavedJob:"the Saved Job",btnEndOfSurveyCreateAccount:"Create My Account",btnEndOfSurveyNext:"Next",btnWelcomeUserSaving:"Saving...",msgErrorSavingUserPreferences:"Error saving your preferences. Please try again.",msgErrorSavingPassword:"Error saving your password. Please try again.",emailChangeRequestSuccess:"Please follow the instructions sent to [newEmailAddress] to complete your email change",msgEmailSettingsJobs:"Jobs",emailFreqDaily:"Daily",emailFreqWeekly:"Weekly",emailFreqBiWeekly:"Bi-weekly",emailFreqMonthly:"Monthly",emailFreqNever:"Never",emailFreqDefault:"Default",defaultSelectOption:"Please Select",paymentMethodDeleteGenericFailed:"Failed to delete the payment method. Please try again later.",paymentMethodDeletePreferredFailed:"Preferred payment methods cannot be deleted.",msgGetFreeApp:"Get Free App",msgSmartBannerBtnView:"View",msgSmartBannerTitle:"Glassdoor",msgSmartBannerAuthor:"Jobs, salaries &amp; reviews",msgAppPriceFree:"FREE",msgOnAppStore:"On the App Store",msgInGooglePlay:"In Google Play",msgToolbarJobAlertError:"Something was wrong.",msgToolbarEmailLabel:"Enter email address",msgToolbarJobAlertCreating:"Creating...",msgToolbarGetJobUpdates:"Get Job Updates",msgToolbarJobAlertCreated:"Your job alert has been created!",openJobInAppMsg:"Want to open this job in the Glassdoor app?",openReviewInAppMsg:"Want to open this review in the Glassdoor app?",openComanyReviewsInAppMsg:"Want to open [companyName] reviews in the Glassdoor app?",openSalaryInAppMsg:"Want to open this salary in the Glassdoor app?",openCompanySalaryInAppMsg:"Want to open [companyName] salaries in the Glassdoor app?",openInterviewInAppMsg:"Want to open this interview in the Glassdoor app?",openCompanyInterviewsInAppMsg:"Want to open [companyName] interviews in the Glassdoor app?",openInterviewQuestionInAppMsg:"Want to open this interview question in the Glassdoor app?",defaultAppPromoHeader:"Get hired. Love your job.",defaultAppPromoSubheader:"Search jobs, salaries, and company reviews wherever you are.",promoGetFreeApp:"Get Free App",promoOpenInApp:"Open In App",promoContinueToMobile:"Or continue to the mobile site",iosBannerTitle:"Glassdoor App",iosBannerSubTitle:"Customize your search, get the latest jobs and more with Glassdoor for iOS",iosInstall:"Install",iosOpenApp:"Open in App",iosViewInApp:"View in App",iosDownloadApp:"Download App",androidBannerTitle:"Find your next job faster",androidBannerSubTitle:"Customize your search, get the latest jobs and more with Glassdoor for Android",androidOpenInApp:"OPEN IN APP",androidDownloadApp:"DOWNLOAD APP",i2gDownloadIOSApp:"Get the iOS app",i2gDownloadAndroidApp:"Get the Android app",i2gCreateAccount:"Create a Free Account",i2gSignIn:"Already a member? Sign In",i2gTitle:"Unlock millions of salaries and reviews",i2gSeparator:"or",downloadPill:"Download App",moduleReviewFilterLabelNoOpinion:"No Opinion",minWords:"[count] words minimum",maxWords:"[count1]/[count2] words",minChars:"[count] chars minimum",maxChars:"[count1]/[count2] chars",acNoMatches:"No matches for [keyword]",acTryDifferentLocation:"Please try a different location or see results for &lt;a&gt;all available locations&lt;/a&gt;",acMoreResults:"More Results",acFewResults:"Fewer Results",acFoundResults:"We found [count] results for [keyword]",msgSubmit:"Submit",msgSubmitted:"Submitted",msgPleaseWaitEmail:"Please wait while we look for your resume...",msgNoEmailReceive:"We haven't received your resume yet, please click below to check again.",msgSearching:"Searching...",msgEmailReceived:"Good, we received your resume!",msgOkSet:"Ok! All set.",msgChangesSaved:"Your changes have been successfully saved.",yes:"Yes",no:"No",notSure:"Not Sure",copy:"Copy","copyToClipboardFail-pc":"Error copying! Please Ctrl+C instead.","copyToClipboardFail-mac":"Error copying! Please &amp;#8984;+C instead.",copyToClipboardSuccess:"Copied",selectBadJobReason:"Please select what is wrong with this job listing",explainBadJobReason:"Please explain what is wrong with this job listing",selectMedianFeedbackReason:"Please select the median feedback",selectRangeFeedbackReason:"Please select the range feedback",apiLoading:"Loading [siteSection]...",jobNotFoundSeeOthers:"Oops! We can't find that particular job, but here are some others that you might be interested in.",monday:"Monday",tuesday:"Tuesday",wednesday:"Wednesday",thursday:"Thursday",friday:"Friday",saturday:"Saturday",sunday:"Sunday",mon:"Mon",tue:"Tue",wed:"Wed",thu:"Thu",fri:"Fri",sat:"Sat",sun:"Sun",january:"January",february:"February",march:"March",april:"April",may:"May",june:"June",july:"July",august:"August",september:"September",october:"October",november:"November",december:"December",januaryShort:"Jan",februaryShort:"Feb",marchShort:"Mar",aprilShort:"Apr",mayShort:"May",juneShort:"Jun",julyShort:"Jul",augustShort:"Aug",septemberShort:"Sep",octoberShort:"Oct",novemberShort:"Nov",decemberShort:"Dec",companySize:{SMALL:"1 to 50 employees",SMALL_TO_MEDIUM:"51 to 200 employees",MEDIUM:"201 to 500 employees",MEDIUM_TO_LARGE:"501 to 1000 employees",LARGE:"1001 to 5000 employees",LARGE_TO_GIANT:"5001 to 10000 employees",GIANT:"10000+ employees",UNKNOWN:"Unknown"},employerType:{COMPANY_PUBLIC:"Company - Public",COMPANY_PRIVATE:"Company - Private",CONTRACT:"Contract",FRANCHISE:"Franchise",SUBSIDIARY_SEGMENT:"Subsidiary or Business Segment",HOSPITAL:"Hospital",PRIVATE_PRACTICE:"Private Practice / Firm",SCHOOL:"School / School District",COLLEGE:"College / University",GOVERNMENT:"Government",NON_PROFIT:"Nonprofit Organization",SELF_EMPLOYED:"Self-employed",OTHER:"Other Organization",UNKNOWN:"Unknown"},employerRevenue:{LESS_THAN_ONE_M:"Less than $1 million (USD)",ONE_TO_FIVE_M:"$1 to $5 million (USD)",FIVE_TO_TEN_M:"$5 to $10 million (USD)",TEN_TO_TWENTYFIVE_M:"$10 to $25 million (USD)",TWENTYFIVE_TO_FIFTY_M:"$25 to $50 million (USD)",FIFTY_TO_ONEHUNDRED_M:"$50 to $100 million (USD)",ONEHUNDRED_TO_FIVEHUNDRED_M:"$100 to $500 million (USD)",FIVEHUNDRED_M_TO_ONE_B:"$500 to $999 million (USD)",ONE_TO_TWO_B:"$1 to $2 billion (USD)",TWO_TO_FIVE_B:"$2 to $5 billion (USD)",FIVE_TO_TEN_B:"$5 to $10 billion (USD)",MORE_THAN_TEN_B:"$10+ billion (USD)",UNKNOWN:"Unknown / Non-Applicable"},employerStatus:{REBRANDED:"Rebranded",ACQUIRED:"Acquired",OPERATING:"Operating",OPERATING_SUBSIDIARY:"Operating Subsidiary",REORGANIZING:"Reorganizing",OUT_OF_BUSINESS:"Out of Business",UNKNOWN:"Unknown"},validURL:"Please enter a valid URL.",msgGenericSubmitFeedback:"Submit Feedback",exitIntentHeading:"Help Improve Glassdoor with just two clicks",exitIntentRateQuestion:"How would you rate this page?",exitIntentInformationFound:"I found the information I was looking for.",exitIntentInformationNotFound:"I did not find what I was looking for.",exitIntentOptionalFeedbackPlaceholder:"Optionally, provide feedback to help us continue to improve",exitIntentSuccessMessage:"Thank you for your feedback. We will review it soon and use it to continue to improve Glassdoor.",exitIntentMaxCharsAllowed:"400 characters maximum",toggleMultiCeoEditor:"Switch to Global Leader View",globalLeader:"Global Leader",addCeo:"Add Another Region Specific CEO",nonGlobalLeaderNoCountriesSelectedError:"If this is not the Global Leader, please select countries this person leads.",onlyLeaderMustBeGlobal:"If you only have one leader, Global CEO must be checked",onlyOneGlobal:"If you set this CEO as the Global CEO, the existing Global CEO will be deleted.",plsProvide:"Please provide a ",ceoName:"CEO Name",ceoTitle:"CEO Title",ceoGlobal:"Global CEO",ceoGlobalCheckLbl:"Make this leader the Global CEO.",countryList:"Country from the list",countrySelectLbl:"Select Countries This Person Leads",allCountries:"All Countries",countries:"Countries",photos:"Photos?",noneSelected:"None Selected",profileUpdateTimingNotice:"This update will be reflected on your company profile once our admins verify the change. (typically within 4 business days).",processDeleteWarningLbl:"Once our admins process the delete, we cannot retrieve any of the data for",deleteWarningLbl:"Once this delete is complete, we cannot retrieve any of the data for",contDeleteRequestLbl:"Continue with the delete request?",contDeleteLbl:"Continue with the delete request?",cancel:"Cancel",requestUpdate:"Request Update",requestAdd:"Request Add",requestDelete:"Request Delete",deletePending:"Delete Pending",updatePending:"Update Pending",showMore:"Show More",showLess:"Show Less",companyLeader:"Company Leader",companyLeaders:"Company Leaders",addRegionalLeaders:"Do you need to add regional leaders for different countries?",resetViewQuestion:"Only have one leader?",resetViewLink:"Reset to Original View",addCeoRow:"+ Add Another Region Specific CEO",deleteCeoRequest:"Delete CEO Request",thereAreErrorsBelow:"There are [numberOfErrors] errors below.",photo:"Photos?",globalLeaderAjaxError:"Some data did not load properly. Please try reloading the page.",deleteExistingCEOWarning:"By selecting a new global CEO you will delete &lt;strong&gt;[ceoName]&lt;/strong&gt;",editExistingCEOWarning:"Please assign &lt;strong&gt;[ceoName]&lt;/strong&gt; as a CEO for one or more countries.",continueDespiteExistingCEO:"If a new global ceo is set, the existing ceo will either need to be deleted or converted to a local ceo.",continueAndDeleteExistingCEO:"Delete &lt;span class='ceo2Name'&gt;&lt;/span&gt;",continueAndEditExistingCEO:"Keep &lt;span class='ceo2Name'&gt;&lt;/span&gt; as a country-specific CEO",msgSelectImage:"Upload Image",msgDragImage:"Drag Image to Reposition",empHeader:{stepCount:"Step",enhancedProfile:"Enhance Your Profile",upgradeTo:"&lt;strong&gt;Upgrade to Enhanced Profile&lt;/strong&gt;",browseToUpload:"Browse to upload new cover image",addNewImage:"Add new image",editImage:"Edit image",addVideo:"Add video",addLogo:"Add logo",moreTips:"More tips",whatsThis:"What is this?",seeAllPhotos:"See All Photos",addVideoPromo:"Add a link to featured (Youtube) video. Moving picture speaks louder than static picture!",likeWhatYouSee:"Like what you see?",upsellCTA:"Upgrade to Enhanced",upsellNote:"This photo won’t be live to others until you upgrade to Enhanced Profile.",upsellHeader:"See what your profile would look like with a cover photo!",upsellInfo:"Upload a cover photo and see what your company profile would look like if you upgraded to an Enhanced Profile. Only you and other people at your company with Free Employer Accounts will be able to see your company's cover photo and video, and it will not show up for anyone else until you upgrade.",gotoEmpCenter:"Go to Employer Center",adminTools:"Admin Tools",manageAudience:"Manage Target Audiences",viewAs:"View Profile as...",imageError:"The image is not supported. It must be PNG, JPEG, or GIF files, with a maximum size of 5 MB and minimum size of 500px wide.",videoError:"The video url is invalid. Please check that you have a valid url for a video hosted on YouTube.",switchUSProfile:"Switch to the US Profile",switchROWProfile:"Switch to ROW Profile",logoLabel:"for Employers"},pageXofY:"Page [x] of [y]",daysAgoAbbrev:"[daysAgo]d",daysAgoAbbrevPlus:"[daysAgo]d+",hoursAgoAbbrev:"[hoursAgo]h",applyOnPhone:"Apply on Phone",applyOnGd:"Apply on Glassdoor",estimatedSalaryRangeAbbrev:"Est. Salary [low]-[high]",ad:"Ad",viewedJobsWithCount:"Viewed Jobs ([count])",appliedJobsWithCount:"Applied Jobs ([count])",savedJobsWithCount:"Saved Jobs ([count])",viewedJobsNoCount:"Viewed Jobs",appliedJobsNoCount:"Applied Jobs",recommendedJobsNoCount:"Recommended Jobs",viewedJobsMobile:"Viewed",appliedJobsMobile:"Applied",savedJobsMobile:"Saved",recommendedJobsMobile:"Recommended",pleaseSignInHdr:"Please Sign In",noViewedJobsHdr:"No Viewed Jobs",noSavedJobsHdr:"No Saved Jobs",seeAllSavedJobs:"See All Saved Jobs",seeAllViewedJobs:"See All Viewed Jobs",signInToSeeSavedJobs:"[startLink]Sign In[endLink] to see your saved jobs",signInToSeeSavedJobsLong:"[startLink]Sign In[endLink] to save and manage Jobs. Never lose track of your next great opportunity.",signInToSeeAppliedJobs:"[startLink]Sign In[endLink] to see jobs you've applied to on Glassdoor",noViewedJobs:"You haven't viewed any jobs on Glassdoor yet. Go check some out!",noSavedJobs:"You haven't saved any jobs on Glassdoor yet. Go check some out!",noSavedJobsLong:"When you find great jobs you like, keep track of them by clicking the save job button.",noSavedJobsMinimal:"No saved jobs!",noAppliedJobs:"You haven't applied to any jobs on Glassdoor yet!",noJobResults:"No results",moreJobResults:"more",whySavedJobs:"Saving jobs is a great way to keep track of the jobs <text:soft-page-break/>you love. Tap the &lt;i class='heart'&gt;&lt;/i&gt; &lt;strong&gt;Save&lt;/strong&gt; button to save jobs here.",theseAreSavedJobs:"These are your saved jobs. Apply to these jobs now by clicking the &lt;strong&gt;Apply &lt;/strong&gt; button ",jobActivityWelcome:{heading:"Millions of jobs.",subHeading:"Find the one that’s right for you.",intro:"Search all the open positions on the web. Get your own personalized salary estimate. Read reviews on over 600,000 companies worldwide. The right job is out there. Use Glassdoor to find it.",searchJobsCta:"Search Jobs"},searchResults:"Search Results",filters:"Filters",viewedJobs:"Viewed Jobs",seeAllFolders:"See All Folders",menu:"Menu",numJobs:"[num] jobs",searchWithQueryNoResults:"Your search [query] did not match any jobs",filterJobs:"Filter Jobs",filterNJobs:"Filter [n] Jobs",distance:"Distance",datePosted:"Date Posted",companyRating:"Company Rating",jobType:"Job Type",topCities:"Top Cities",employer:"Company",employerSize:"Company Size",noFiltersAvailable:"No filters available",searchFilters:{moreFiltersDropdown:"More",moreFiltersDropdownHH:"More Filters",cancelBtn:"Cancel",applyFiltersBtn:"Apply Filters",applyBtn:"Apply",andUp:"and up",clearFilters:"Clear Filters",resetFilters:"Reset",filters:"Filters"},areResultsHelpful:"Are these results helpful to you?","feedback.helpfulHeadline":"Great! Could it be better?","feedback.helpfulBody":"Before you submit, let us know how this page could help you more.","feedback.notHelpfulHeadline":"What isn't working?","feedback.notHelpfulBody":"Before you submit, tell us why these results aren't working for you.",submitFeedback:"Submit Feedback","uhOh.exclamation":"Uh oh!",feedbackSuccessful:"We appreciate you taking the time to help make Glassdoor successful",errorSubmittingFeedback:"There was an error submitting your feedback. Please try again later.","noSavedJobs.title":"You haven't saved any jobs yet.","noSavedJobs.subtitle":"Make sure to click on the save icon [saveIcon] to save the jobs you would like to apply to later","noViewedJobs.title":"You haven't viewed any jobs yet.","noViewedJobs.subtitle":"Go check out some search results; ones that you click on will show up here!",jobsOverview:"Jobs Overview",unemploymentRate:"Unemployment Rate",medianBaseSalary:"Median Base Salary",bestCitiesForJobs:"Best Cities for Jobs",population:"Population",cityJobsOverview:"[city] Jobs Overview",jobOpenings:"Job Openings",viewJobs:"View Jobs",popularCompaniesInCity:"Popular Companies in [city]",popularSearchesInCity:"Popular [city] Searches",employmentResources:"Employment Resources",sorrySearchTimeout:"We're sorry, your search timed out due to high volume.","overlay.headline":"Click a Job to View Here","overlay.subtitle":"Scroll through the jobs on the left and click to view the job description in this area",allJobsInLoc:"All Jobs in [location]",softEng:"Software Engineering",busDev:"Business Development",artsMed:"Arts &amp; Media",healthServ:"Health Services",checkYourEmailLabel:"Check Your Email",checkEmail:"Please check your email to activate this job alert.",firstToKnow:"Be the first to know about new jobs!",gotIt:"Got it",weWill:"Glassdoor will email you the latest [jobTitle] jobs in [jobLocation].",weWillNoJobTitle:"Glassdoor will email you the latest jobs in [jobLocation].",whatJobs:"What jobs are you most interested in?",enterJob:"Enter a job title",enterLocation:"Enter a location",enterEmployer:"Enter a company",saveJob:"Save Job",orTry:"Or try these popular jobs in [jobLocation]",enterEmail:"Enter email address",getNewJobs:"Get New Jobs",emailError:"Please enter a valid email",jobTitleError:"Please enter a valid job title",locationError:"Please enter a valid location",employerError:"Please select a valid company",almostDone:"Almost done",createPwd:"Create a password to manage your settings and alerts.",enterPwd:"Enter a password",enterPwdError:"Please enter a more secure password",savePwd:"Save Password",connectSocial:"Or connect through social media",letsDoit:"Let's Do It",dontRemember:"Don't want to remember another password?",manageJA:"You can manage your job alert settings more easily by connecting accounts.",termsText:"By creating an account, I agree to Glassdoor's [startLinkTU]Terms of Use[endLinkTU] and [startLinkPP]Privacy Policy[endLinkPP]",termsLink:"https://www.glassdoor.com/about/terms.htm",privacyLink:"https://www.glassdoor.com/about/privacy.htm",addNewPwd:"Create a new password instead",completeYourAcc:"Complete your account",msgRecentSearchesDrawerAlsoInterest:"You may also be interested in",msgRecentSearchesDrawerRecentSearches:"Recent searches",editJobAlert:"Edit Job Alert",editLink:"Edit this Job Alert",skipForNow:"Skip for now",msgSavedJobsTitle:"Saved Jobs",msgSavedJobsMoreText:"See all saved jobs",msgPassword:"Password",msgPasswordErr:"Password is required.",msgConfirmPassword:"Confirm Password",msgConfirmPasswordErr:"Passwords do not match. Try again.",emailMeJobsFor:"Email me jobs for:",createAlert:"Create Alert",activate:"Activate",emailMeJobsWithFilters:"Email me a Job Alert with these filters:",neverMissNewJobs:"Never miss out on new jobs!",editLinkCamel:"Edit","casl-terms":"You permit Glassdoor, a leading job site, to email you about job-related content. You can unsubscribe at anytime. [openCaslContactUs]Contact us[closeCaslContactUs].",dynamicProfiles:{title:"Manage Targeted Audiences",legend:"Target Audience:",default:"Default Profile",on:"Always On",add:"Add Another Profile View",select:"Select a Target Audience"},dynamicProfilesSub:"You can target up to [maxProfiles] groups with targeted profiles. New profiles will start with a copy of the content from your default profile.",employerMktMenu:{products:"Products",resources:"Resources",awards:"Awards",blog:"Blog",help:"Help",freeEmployerAccount:"Free Employer Account",manageMyJobs:"Manage My Jobs",postJob:"Post a Job",claimFreeEmployerProfile:"Claim Free Employer Account",manageJobSlots:"Manage Job Slots",myEmployerCenter:"My Employer Center",tryFreeJobPost:"Try Free Job Post",freeJobPost:"Free Job Post",postJobsFree:"Post Jobs Free",gettingStarted:"Getting Started",freeEmployerProfile:"Free Employer Profile",enhancedEmployerProfile:"Enhanced Profile",jobAdvertising:"Job Advertising",manageSingleJobPosts:"Manage Single Job Posts",displayAdvertising:"Display Advertising",compareProductsPricing:"Compare Products &amp; Pricing",packages:"Packages",howGlassdoorWorks:"How Glassdoor Works",commonQuestions:"Common Questions",openCompany:"OpenCompany",events:"Events",clientCaseStudies:"Client Case Studies",templatesDatasheetsInfographics:"Templates, Datasheets &amp; Infographics",ebooksGuides:"eBooks &amp; Guides",videos:"Videos",popularTopics:"Popular Topics",eventsConferences:"Events &amp; Conferences",webinars:"Webinars",productDemos:"Product Demos",manageAccount:"Manage Account",notifications:"Notifications",contactSales:"Contact Sales",signIn:"Sign In",signOut:"Sign Out",jobs:"Jobs",employerAccount:"Employer Account",subscriptions:"Subscriptions",ats:"ATS Partners",bptwResources:"Best Places to Work",topCeosResources:"Top CEOs",bptiResources:"Best Places to Interview"},profileSwitcher:{copyContent:"Copy Content From",assignToDomains:"Assign to Domains"},last7Days:"Last 7 days",last30Days:"Last 30 days",lastMonth:"Last month",thisMonth:"This month",last3Months:"Last 3 months",last6Months:"Last 6 months",last12Months:"Last 12 months",thisYear:"This year",lastYear:"Last year",customDate:"Custom",invalidDatePicker:"Date selected or date range is invalid",giveToGetTitle:"Please sign in to begin your application",giveToGetBailout:"Skip this for now",giveToGetSignUp:"Sign Up For Free",giveToGetSignIn:"Sign In",gdJaSurveyPageEntryPageTitle:"Are you sure you want to unsubscribe?",gdJaSurveyPageEntryPageP1:"If you are getting too many job alerts, you can change your job alert to weekly and still get the same great jobs.",gdJaSurveyPageEntryPageP2:"You can also &lt;a&gt;edit your job alert&lt;/a&gt; to better find the job you really want.",gdJaSurveyPopupEntryPageTitle:"Delete Your Job Alert",gdJaSurveyPopupEntryPageP1KeyLoc:"Are you sure you want to delete this job alert for &lt;strong&gt;[keyword]&lt;/strong&gt; in &lt;strong&gt;[location]&lt;/strong&gt;?",gdJaSurveyPopupEntryPageP1Key:"Are you sure you want to delete this job alert for &lt;strong&gt;[keyword]&lt;/strong&gt;?",gdJaSurveyPopupEntryPageP1Loc:"Are you sure you want to delete this job alert in &lt;strong&gt;[location]&lt;/strong&gt;?",gdJaSurveyPopupEntryPageP1:"Are you sure you want to delete this job alert?",gdJaSurveyPopupEntryPageP2:"You can always &lt;a&gt;edit this alert&lt;/a&gt; to make it more helpful by changing your job title, location, or the frequency that you recieve it.",gdJaSurveyPageFeedbackPageTitle:"You've Unsubscribed",gdJaSurveyPageFeedbackPageAlertBox:"You've successfully unsubscribed from your job alert. Please allow 24 hours for changes to take place.",gdJaSurveyPageFeedbackPage:"We're always working to improve our job alerts and your feedback matters.&lt;br/&gt;&lt;strong&gt;Please tell us why you are unsubscribing from this alert&lt;/strong&gt;",gdJaSurveyPageFeedbackPageUnsubAllP:"Do you want to unsubscribe from all Glassdoor emails?",gdJaSurveyPopupFeedbackPageTitle:"Delete Job Alert",gdJaSurveyPopupFeedbackPageAlertBox:"Your job alert has been successfully deleted. Please allow 24 hours for changes to take place.",gdJaSurveyPopupFeedbackPage:"We're always working to improve our job alerts and your feedback matters.&lt;br/&gt;&lt;strong&gt;Please tell us why you are deleting this alert&lt;/strong&gt;",gdJaSurveyFeedbackPageOptFoundAJob:"I found a job!",gdJaSurveyFeedbackPageOptStoppedLooking:"I decided to stop looking for a job",gdJaSurveyFeedbackPageOptTooManyEmails:"I'm getting too many job alert emails",gdJaSurveyFeedbackPageOptNotRelevant:"The jobs I was seeing weren't relevant to me",gdJaSurveyFeedbackPageOptOther:"Other reason not listed",gdJaSurveyFeedbackPageOptOtherDescribe:"Please describe below",gdJaSurveyFoundAJobPageTitle:"Congratulations!",gdJaSurveyFoundAJobPageP:"We hope Glassdoor was helpful in your job search. Help others find a job they'll love by leaving a review. Leave a review of your last company or tell us about your interview or salary.",gdJaSurveyStoppedLookingPageTitle:"No Problem",gdJaSurveyStoppedLookingPageP:"We'll be here when you're ready to start looking again.",gdJaSurveyTooManyEmailsPageTitle:"We Understand",gdJaSurveyTooManyEmailsPageP:"We have deleted your job alert for you. You can still &lt;a&gt;change your job alert to weekly&lt;/a&gt; instead of daily so that you don't miss out on a great opportunity.",gdJaSurveyJobsWerentRelevantPageTitle:"Help Us Improve",gdJaSurveyJobsWerentRelevantPageP:"We are constantly working to show the best jobs to Glassdoor job seekers. Please provide us additional feedback to help us improve.",gdJaSurveyJobsWerentRelevantPagePlaceholder:"Enter feedback here",gdJaSurveyOtherPageTitle:"Thank You",gdJaSurveyOtherPageP:"We hope Glassdoor was helpful in your job search.",gdJaSurveyCancel:"Cancel",gdJaSurveyEdit:"Edit",gdJaSurveyDelete:"Delete",gdJaSurveyUnsubscribe:"Unsubscribe",gdJaSurveyUnsubscribeAll:"Unsubscribe From All Emails",gdJaSurveySubmit:"Submit",gdJaSurveyClose:"Close",gdJaSurveyNoThanks:"No Thanks",gdJaSurveyEditJobAlert:"Edit Job Alert",gdJaSurveySaveChanges:"Save Changes",gdJaSurveyWriteAReview:"Write a Review",gdJaSurveyChangeToWeekly:"Change to Weekly",gdJaSurveyJobTitle:"Job Title",gdJaSurveyLocation:"Location",gdJaSurveyCompany:"Company",gdJaSurveyFrequency:"Frequency",gdJaSurveyFrequencyDaily:"Daily",gdJaSurveyFrequencyWeekly:"Weekly",gdJaSurveyJobTitlePlaceholder:"Job Title",gdJaSurveyLocationPlaceholder:"City, State",gdJaSurveyCompanyPlaceholder:"Company Name",companiesHiringNow:"Companies Hiring Now",currentEmployeeLocated:"A [currentOrFormer] [employmentType] in [city], [state] said",follow:"Follow",unfollow:"Unfollow",following:"Following",searchJobs:"Search Jobs",capJobs:"Jobs",capReviews:"Reviews",capSalaries:"Salaries",capInterviews:"Interviews",current:"current",former:"former",hphSearchJobsBtnLbl:"Search Jobs",inactivityAlert:{searchBtn:"Search",inputPlaceholder:"Job Title or Keyword",modalHeading:"Millions of jobs. Find the one that fits your life.",empCta:"Are you hiring?",empCtaLinkText:"Post a job for free.",empCtaLink:"/post-job?src=inactivity-banner"},shareReportGeneralError:"There was an error sharing your report. Please try again later.",shareReportInvalidEmail:"Invalid email addresses are not from the accepted employer domain. Please fix the following email(s): [errorDetails]",shareReportNoEmails:"Please enter at least one valid email address.",shareReportNoReport:"The report trying to be shared does not exist.",shareReportReportNameSize:"The name of the shared report cannot exceed 250 characters.",shareReportMessageLength:"The length of the message cannot exceed 250 characters.",shareReportEmptyUrl:"The url trying to be sent does not exist.",invitedBy:"Invited by [inviter]",revokeInvitation:"Revoke Invitation",gdFlagModalsubdetail:"Please refer to our [startHtml] Community Guidelines [endHtml] for guidance",gdFlagModalGuideLineViolationDetail:"Refer to our [startHtml]Community Guidelines[endHtml] and let us know why you think the content you’ve reported may violate these guidelines.",gdFlagModalWantToCommentEmployerResponse:"Employers are allowed to [startHtml]leave an authorized employer response [endHtml] to this review for free.",gdFlagModalEmployerCanRespond:"Employers can also [startHtml]respond to this review[endHtml] publicly to share the company's perspective with the community.",gdEasyApplyText:"Thanks, Application Submitted!",gdEasyApplySubText:"You'll receive a confirmation in your email about next steps. You got this!",gdEasyApplyApplied:"Applied",gdEasyApplyCTA:"Back to Job Search",gdEasyApplyClose:"Close",profileTooltipHeading:"Add Your Resume",profileTooltipCaption:"Add your resume and apply to jobs with your Glassdoor profile.",profileTooltipCtaLabel:"Create Profile",profileTooltipHeadingVariant:"Finish Your Profile",profileTooltipCaptionVariant:"Customize your job opportunities and easily apply to jobs",profileTooltipLabelVariant:"Finish Profile",finishMyProfile:"Finish My Profile",emailValidation:{noEmailGiven:"No email given",emailIncomplete:"Email is incomplete",emailAddressTooLong:"Email address is too long",emailUsernameTooLong:"Email username is too long",domainNameTooLong:"Domain name is too long",domainTLDTooLong:"Domain TLD is too long"},emailSuggestion:"Did you mean [emailUsername]@[domain].[tld]?"})},{}],3:[function(e,o,t){GD.i18n.addMsgBundle({smartlingOptions:"OPTIONS: countryManagerManaged",msgJobsEasyApplyCoverLetterMax:"Please make sure your cover letter is 1000 words or less",msgEmbedLink:"Copy and paste this link into a web page or blog post. Anyone clicking the link will see this page as if they were a Glassdoor member.",susiLegalMessage:"By continuing, you agree to our [startLinkTU]Terms of Use[endLinkTU] and [startLinkPP]Privacy Policy[endLinkPP].",legal:{labelWorkHrRecruitingConfirm:"I confirm I represent HR, Recruiting, Marketing, PR, or am an executive at my company and I agree to Glassdoor's &lt;a href='/about/terms.htm' target='_blank'&gt;Terms of Service&lt;/a&gt; and &lt;a href='/about/privacy.htm' target='_blank'&gt;Privacy Policy&lt;/a&gt; on behalf of my company.",emailOptIn:"Click here if you do not want to receive marketing emails from Glassdoor and affiliates",applyMessage:"By clicking Apply, I agree to Glassdoor's &lt;a href='/about/terms.htm' target='_blank'&gt;Terms of Use&lt;/a&gt;, &lt;a href='/about/privacy.htm' target='_blank'&gt;Privacy Policy&lt;/a&gt; and to save my application materials.",jaMessage:"By creating a job alert, you agree to Glassdoor’s &lt;a href='/about/terms.htm' target='_blank'&gt;Terms of Use&lt;/a&gt; and acknowledge its &lt;a href='/about/privacy.htm' target='_blank'&gt;Privacy Policy&lt;/a&gt;.",r2AMessage:"By clicking Next, I agree to Glassdoor's &lt;a href='/about/terms.htm' target='_blank'&gt;Terms of Use&lt;/a&gt; and &lt;a href='/about/privacy.htm' target='_blank'&gt;Privacy Policy&lt;/a&gt;.",r2AJAMessage2:"By clicking Next, I agree to Glassdoor's &lt;a href='/about/terms.htm' target='_blank'&gt;Terms of Use&lt;/a&gt; and &lt;a href='/about/privacy.htm' target='_blank'&gt;Privacy Policy&lt;/a&gt; and to receive emails from Glassdoor.",imageAuthMessage:"By creating an account, you agree to Glassdoor's &lt;a href='/about/terms.htm' target='_blank'&gt;Terms of Use&lt;/a&gt; and acknowledge its &lt;a href='/about/privacy.htm' target='_blank'&gt;Privacy Policy&lt;/a&gt;",oneTapAutoCreateMessage:"By continuing you agree to our &lt;a href='/about/privacy.htm' target='_blank'&gt;Privacy Policy&lt;/a&gt;, &lt;a href='/about/terms.htm' target='_blank'&gt;Terms of Use&lt;/a&gt; and to receive emails from Glassdoor.",marketingResourceLibraryMessage:"By submitting your information you agree to Glassdoor's &lt;a href='/about/privacy.htm' target='_blank'&gt;Privacy Policy&lt;/a&gt;, &lt;a href='/about/terms.htm' target='_blank'&gt;Terms of Use&lt;/a&gt; and to receive emails, including sharing your information with participating sponsors who may contact you about their services.",marketingResourceLibraryMessage2:"By submitting your information you acknowledge Glassdoor's &lt;a href='/about/privacy.htm' target='_blank'&gt;Privacy Policy&lt;/a&gt; and agree to its &lt;a href='/about/terms.htm' target='_blank'&gt;Terms of Use&lt;/a&gt;, including sharing your information with participating sponsors who may contact you about their services.",marketingEventsMessage:"By submitting your information you agree to Glassdoor's &lt;a href='/about/privacy.htm' target='_blank'&gt;Privacy Policy&lt;/a&gt;, &lt;a href='/about/terms.htm' target='_blank'&gt;Terms of Use&lt;/a&gt;, and to receive emails. By attending the event, you understand that Glassdoor reserves the right to use any photography, video, or audio taken at the event without the express written permission of those included within the photography, video or audio.",marketingEventsMessage2:"By submitting your information you acknowledge Glassdoor's &lt;a href='/about/privacy.htm' target='_blank'&gt;Privacy Policy&lt;/a&gt; and agree to its &lt;a href='/about/terms.htm' target='_blank'&gt;Terms of Use&lt;/a&gt;. By attending the event, you understand that Glassdoor reserves the right to use any photography, video, or audio taken at the event without <text:soft-page-break/>the express written permission of those included within the photography, video or audio.",marketingOptOut:"Click here if you do not want to receive employer marketing emails from Glassdoor."}})},{}],4:[function(e,o,t){GD.i18n.addMsgBundle({msgCreateAccountHeading:"Sign Up for Glassdoor",msgSignInHeading:"Sign In to Glassdoor",msgSignInSocialWithSameEmail:"Sign in right now with another service that uses this email address.",msgFacebookPrivacyNote:"Everything you view and do on Glassdoor is private",msgFacebookNeedEmail:"It seems you have blocked Facebook from sharing your email address with us. Please provide an email address to create a Glassdoor account.",msgHeaderCreateAccountHeading:"Sign Up to get instant access to millions of salaries and reviews",msgHeaderSignInHeading:"Sign In to get instant access to millions of salaries and reviews",msgWelcomeUser:"Welcome user",msgCheckEmailForActivation:"&lt;b&gt;One more step!&lt;/b&gt; Please check your email to activate your account.",msgCheckEmailForPwdResetLink:"Please check your email for the Reset Password link.",msgLoginGenericError:"Error. Please try again!",msgEmailAndPwdMandatory:"Email and Password are mandatory.",msgEmailMandatory:"Email is mandatory.",msgSpinnerTxtRegistering:"Registering...",msgSpinnerTxtSigningIn:"Signing you in...",msgSpinnerTxtPleaseWait:"Please wait...",msgErrorEmailAddressInUse:"That email address is already in use. If you already have an account, please sign in.",msgLoginForResume:"Sign in to upload your resume and easily apply to jobs",msgSignUpForResume:"Sign up to upload your resume and easily apply to jobs",msgSignInForSaves:"Sign in to save jobs and apply to them later",msgSignUpForSaves:"Sign up to save jobs and apply to them later",msgSignUpUnlimitedAccess:"Get unlimited access to all the reviews and salaries on Glassdoor",msgSignInForApplyStartEmail:"Sign in to get personalized insights about this job",msgSignUpForApplyStartEmail:"Finished applying?&lt;br/&gt;Get free, personalized interview prep for this job instantly",recaptchaPublicKey:"6Lej8UwUAAAAANV3V5Ow5gJo2-pHj9p5ko8igIe-",msgCheckEmailForActivationAdrs:"Please check your email at [email] to finish activating your account",msgMlpIPadSignIn:"Sign In to finish your review and be entered into an iPad drawing",msgMlpIPadSignUp:"Sign Up to finish your review and be entered into an iPad drawing",userLogin:{common:{or:"Or",lowerOr:"or",signInLabel:"Sign In",signUpLabel:"Sign Up",register:"Register",continueLabel:"Continue",continueWithEmailLabel:"Continue with Email"},signIn:{heading:"Sign In to get instant access to millions of salaries and reviews",headingFree:"Sign In to get free access to millions of salaries and reviews",dontHaveAccount:"Don't have an account?",signingIn:"Signing you in...",fullScreen:{welcome:"Welcome Back!",heading:"Sign in to see your personalized jobs, reviews, and salaries to help you find the job you love."},withEmail:{emailLabel:"Email Address",passwordLabel:"Password",btnLabel:"Sign In"},withFacebook:{btnLabel:"Continue with Facebook"},withGoogle:{btnLabel:"Continue with Google"},forgotPwd:{heading:"Forgot Your Password?",email:"Email",link:"Forgot Password",checkEmail:"Please check your email for the Reset Password link.",enterEmail:"Please enter your email address and we will send you an email with instructions for resetting your password",reset:"Reset",back:"Back to Sign In",pleaseWait:"Please wait...",sendAnotherEmail:"Not seeing the email we sent you? Go ahead and enter your email address and we'll send you another."},captcha:{getAnother:"Get another CAPTCHA",getAudio:"Get an audio CAPTCHA",getImage:"Get an image CAPTCHA",help:"help",enterText:"Enter the text...",invalid:"The words you entered did not match the security image below. Please try again."}},signUp:{heading:"Sign Up to get instant access to millions of salaries and reviews",headingFree:"Sign Up for free to access millions of salaries and reviews",legalMessage:"By creating an account, I agree to Glassdoor's [startLinkTU]Terms of Use[endLinkTU] and [startLinkPP]Privacy Policy[endLinkPP].",alreadyHaveAccount:"Already have an account?",noThanksLink:"No thanks – I'll just look around",signingUp:"Registering...",fullScreen:{heading:"Register for Free to Unlock All Reviews, Salaries, and Jobs",benefits:{0:"Research Companies",1:"Know Your Worth",2:"Apply to Jobs"}},valueProps:{generic:{0:"Find out what it's like at a company by reading employee reviews",1:"Research salaries to help you negotiate your offer or pay raise",2:"Search millions of jobs from across the web with one click"}},withEmail:{emailLabel:"Create account with Email",placeholder:"your.name@provider.com",passwordLabel:"Password",passwordHelperText:"Password must be at least 8 characters, no spaces",btnLabel:"Continue with Email",emailLabelAlt:"Create Account with Email",passwordLabelAlt:"Create a Password"},withFacebook:{btnLabel:"Continue with Facebook"},withGoogle:{btnLabel:"Continue with Google"}},requestPwd:{heading:"Set up your Glassdoor account",description:"You'll need to create a password to access this account. We'll send an email to get things started.",pwdRequestSuccess:"Please check your email to create a new site password.",btnLabel:"Request Password Link",socialHeading:"Sign in with Facebook or Google",useDifferentAccount:"Use a different account?"},error:{generic:"Error. Please try again!",emailAndPwdRequired:"Email and Password are mandatory.",emailRequired:"Email is mandatory.",emailInvalid:"Please enter a valid email address.",emailInUse:"That email address is already in use. If you already have an account, please sign in.",proveNotABot:"Oops! It seems like you had some trouble logging in before. Please prove to us you're not a bot and retry with your credentials.",enterValidEmail:"Please enter a valid email address.",emailInvalidInline:"Email address is not valid.",passwordRequired:"Password is mandatory.",passwordInvalid:"Password must be at least 8 characters, no spaces."},socialOptIn:{headline:"Welcome to Glassdoor!",subHeadline:"Now let's create an account so you can:",valueProps:{generic:{0:"Find the right job out of millions of possibilities.",1:"Research companies, interviews, and negotiate your salary.",2:"Apply for jobs directly on Glassdoor, it’s that easy."}}},socialLinks:{signUpMsg:"Sign Up with",facebookLabel:"Facebook",googleLabel:"Google"},imageModal:{headline:"Don't be a stranger.",subHeadline:"Personalize your search, research companies and apply to jobs, all in one place.",emailPlaceholder:"Create account with email",passwordPlaceholder:"Password",btnLabel:"Create FREE account"},oneTap:{welcome:"Welcome to Glassdoor",subHeading:"Glassdoor has millions of jobs so you can find the one you love.",continue:"Continue"}},previewFreeSignUpToSee:"Sign Up for free to see all [contentType]",previewFreeSignInToSee:"Sign In for free to see all [contentType]"})},{}],5:[function(e,o,t){e("../globalize").addCultureInfo("en-US","default",{name:"en-US",englishName:"English (United States)"})},{"../globalize":6}],6:[function(e,o,t){var a,w,S,A,r,l,n,u,c,m,g,R,U,p,y,T,M,I,s,J,F,N,d,P,h,G,L,O,j,x,b,f;a=function(e){return new a.prototype.init(e)},(o.exports=a).cultures={},a.prototype={constructor:a,init:function(e){return this.cultures=a.cultures,this.cultureSelector=e,this}},a.prototype.init.prototype=a.prototype,a.cultures.default={name:"en",englishName:"English",nativeName:"English",isRTL:!1,language:"en",numberFormat:{pattern:["-n"],decimals:2,",":",",".":".",groupSizes:[3],"+":"+","-":"-",NaN:"NaN",negativeInfinity:"-Infinity",positiveInfinity:"Infinity",percent:{pattern:["-n %","n %"],decimals:2,groupSizes:[3],",":",",".":".",symbol:"%"},currency:{pattern:["($n)","$n"],decimals:2,groupSizes:[3],",":",",".":".",symbol:"$"}},calendars:{standard:{name:"Gregorian_USEnglish","/":"/",":":":",firstDay:0,days:{names:["Sunday","Monday","Tuesday","Wednesday","Thursday","Friday","Saturday"],namesAbbr:["Sun","Mon","Tue","Wed","Thu","Fri","Sat"],namesShort:["Su","Mo","Tu","We","Th","Fr","Sa"]},months:{names:["January","February","March","April","May","June","July","August","September","October","November","December",""],namesAbbr:["Jan","Feb","Mar","Apr","May","Jun","Jul","Aug","Sep","Oct","Nov","Dec",""]},AM:["AM","am","AM"],PM:["PM","pm","PM"],eras:[{name:"A.D.",start:null,offset:0}],twoDigitYearMax:2029,patterns:{d:"M/d/yyyy",D:"dddd, MMMM dd, yyyy",t:"h:mm tt",T:"h:mm:ss tt",f:"dddd, MMMM dd, yyyy h:mm tt",F:"dddd, MMMM dd, yyyy h:mm:ss tt",M:"MMMM dd",Y:"yyyy MMMM",S:"yyyy'-'MM'-'dd'T'HH':'mm':'ss"}}},messages:{}},a.cultures.default.calendar=a.cultures.default.calendars.standard,a.cultures.en=a.cultures.default,a.cultureSelector="en",w=/^0x[a-f0-9]+$/i,S=/^[+\-]?infinity$/i,A=/^[+\-]?\d*\.?\d*(e[+\-]?\d+)?$/,r=/^\s+|\s+$/g,l=function(e,o){if(e.indexOf)return e.indexOf(o);for(var t=0,a=e.length;t&lt;a;t++)if(e[t]===o)return t;return-1},n=function(e,o){return e.substr(e.length-o.length)===o},u=function(){var e,o,t,a,r,s,n=arguments[0]||{},i=1,l=arguments.length,d=!1;for("boolean"==typeof n&amp;&amp;(d=n,n=arguments[1]||{},i=2),"object"==typeof n||m(n)||(n={});i&lt;l;i++)if(null!=(e=arguments[i]))for(o in e)t=n[o],n!==(a=e[o])&amp;&amp;(d&amp;&amp;a&amp;&amp;(g(a)||(r=c(a)))?(s=r?(r=!1,t&amp;&amp;c(t)?t:[]):t&amp;&amp;g(t)?t:{},n[o]=u(d,s,a)):void 0!==a&amp;&amp;(n[o]=a));return n},c=Array.isArray||function(e){return"[object Array]"===Object.prototype.toString.call(e)},m=function(e){return"[object Function]"===Object.prototype.toString.call(e)},g=function(e){return"[object Object]"===Object.prototype.toString.call(e)},R=function(e,o){return 0===e.indexOf(o)},U=function(e){return(e+"").replace(r,"")},p=function(e){return isNaN(e)?NaN:Math[e&lt;0?"ceil":"floor"](e)},y=function(e,o,t){var a;for(a=e.length;a&lt;o;a+=1)e=t?"0"+e:e+"0";return e},T=function(e,o){for(var t=0,a=!1,r=0,s=e.length;r&lt;s;r++){var n=e.charAt(r);switch(n){case"'":a?o.push("'"):t++,a=!1;break;case"\\":a&amp;&amp;o.push("\\"),a=!a;break;default:o.push(n),a=!1}}return t},M=function(e,o){o=o||"F";var t,a=e.patterns,r=o.length;if(1===r){if(!(t=a[o]))throw"Invalid date format string '"+o+"'.";o=t}else 2===r&amp;&amp;"%"===o.charAt(0)&amp;&amp;(o=o.charAt(1));return o},I=function(e,o,t){var a,r=t.calendar,s=r.convert;if(!o||!o.length||"i"===o){if(t&amp;&amp;t.name.length)if(s)a=I(e,r.patterns.F,t);else{var n=new Date(e.getTime()),i=F(e,r.eras);n.setFullYear(N(e,r,i)),a=n.toLocaleString()}else a=e.toString();return a}var l=r.eras,d="s"===o;o=M(r,o),a=[];var u,m,g,c,p=["0","00","000"],y=/([^d]|^)(d|dd)([^d]|$)/g,h=0,b=J();function f(e,o){var t,a=e+"";return 1&lt;o&amp;&amp;a.length&lt;o?(t=p[o-2]+a).substr(t.length-o,o):t=a}function v(e,o){if(c)return c[o];switch(o){case 0:return e.getFullYear();case 1:return e.getMonth();case 2:return e.getDate();default:throw"Invalid part value "+o}}for(!d&amp;&amp;s&amp;&amp;(c=s.fromGregorian(e));;){var w=b.lastIndex,S=b.exec(o),A=o.slice(w,S?S.index:o.length);if(h+=T(A,a),!S)break;if(h%2)a.push(S[0]);else{var P=S[0],E=P.length;switch(P){case"ddd":case"dddd":var C=3===E?r.days.namesAbbr:r.days.names;a.push(C[e.getDay()]);break;case"d":case"dd":m=!0,a.push(f(v(e,2),E));break;case"MMM":case"MMMM":var k=v(e,1);a.push(r.monthsGenitive&amp;&amp;(m||g||(m=y.test(o),g=!0),m)?r.monthsGenitive[3===E?"namesAbbr":"names"][k]:r.months[3===E?"namesAbbr":"names"][k]);break;case"M":case"MM":a.push(f(v(e,1)+1,E));break;case"y":case"yy":case"yyyy":k=c?c[0]:N(e,r,F(e,l),d),E&lt;4&amp;&amp;(k%=100),a.push(f(k,E));break;case"h":case"hh":0==(u=e.getHours()%12)&amp;&amp;(u=12),a.push(f(u,E));break;case"H":case"HH":a.push(f(e.getHours(),E));break;case"m":case"mm":a.push(f(e.getMinutes(),E));break;case"s":case"ss":a.push(f(e.getSeconds(),E));break;case"t":case"tt":k=e.getHours()&lt;12?r.AM?r.AM[0]:" ":r.PM?r.PM[0]:" ",a.push(1===E?k.charAt(0):k);break;case"f":case"ff":case"fff":a.push(f(e.getMilliseconds(),3).substr(0,E));break;case"z":case"zz":u=e.getTimezoneOffset()/60,a.push((u&lt;=0?"+":"-")+f(Math.floor(Math.abs(u)),E));break;case"zzz":u=e.getTimezoneOffset()/60,a.push((u&lt;=0?"+":"-")+f(Math.floor(Math.abs(u)),2)+":"+f(Math.abs(e.getTimezoneOffset()%60),2));break;case"g":case"gg":r.eras&amp;&amp;a.push(r.eras[F(e,l)].name);break;case"/":a.push(r["/"]);break;default:throw"Invalid date format pattern '"+P+"'."}}}return a.join("")},h=function(e,o,t){var a=t.groupSizes,r=a[0],s=1,n=Math.pow(10,o),i=Math.round(e*n)/n;isFinite(i)||(i=e);var l=(e=i)+"",d="",u=l.split(/e/i),m=1&lt;u.length?parseInt(u[1],10):0;l=(u=(l=u[0]).split("."))[0],d=1&lt;u.length?u[1]:"",0&lt;m?(l+=(d=y(d,m,!1)).slice(0,m),d=d.substr(m)):m&lt;0&amp;&amp;(d=(l=y(l,1+(m=-m),!0)).slice(-m,l.length)+d,l=l.slice(0,-m)),d=0&lt;o?t["."]+(d.length&gt;o?d.slice(0,o):y(d,o)):"";for(var g=l.length-1,c=t[","],p="";0&lt;=g;){if(0===r||g&lt;r)return l.slice(0,g+1)+(p.length?c+p+d:d);p=l.slice(g-r+1,g+1)+(p.length?c+p:""),g-=r,s&lt;a.length&amp;&amp;(r=a[s],s++)}return l.slice(0,g+1)+c+p+d},s=function(e,o,t){if(!isFinite(e))return e===1/0?t.numberFormat.positiveInfinity:e===-1/0?t.numberFormat.negativeInfinity:t.numberFormat.NaN;if(!o||"i"===o)return t.name.length?e.toLocaleString():e.toString();o=o||"D";var a,r=t.numberFormat,s=Math.abs(e),n=-1;1&lt;o.length&amp;&amp;(n=parseInt(o.slice(1),10));var i,l=o.charAt(0).toUpperCase();switch(l){case"D":a="n",s=p(s),-1!==n&amp;&amp;(s=y(""+s,n,!0)),e&lt;0&amp;&amp;(s="-"+s);break;case"N":i=r;case"C":i=i||r.currency;case"P":i=i||r.percent,a=e&lt;0?i.pattern[0]:i.pattern[1]||"n",-1===n&amp;&amp;(n=i.decimals),s=h(s*("P"===l?100:1),n,i);break;default:throw"Bad number format specifier: "+l}for(var d=/n|\$|-|%/g,u="";;){var m=d.lastIndex,g=d.exec(a);if(u+=a.slice(m,g?g.index:a.length),!g)break;switch(g[0]){case"n":u+=s;break;case"$":u+=r.currency.symbol;break;case"-":/[1-9]/.test(s)&amp;&amp;(u+=r["-"]);break;case"%":u+=r.percent.symbol}}return u},J=function(){return/\/|dddd|ddd|dd|d|MMMM|MMM|MM|M|yyyy|yy|y|hh|h|HH|H|mm|m|ss|s|tt|t|fff|ff|f|zzz|zz|z|gg|g/g},F=function(e,o){if(!o)return 0;for(var t,a=e.getTime(),r=0,s=o.length;r&lt;s;r++)if(null===(t=o[r].start)||t&lt;=a)return r;return 0},N=function(e,o,t,a){var r=e.getFullYear();return!a&amp;&amp;o.eras&amp;&amp;(r-=o.eras[t].offset),r},G=function(e,o){if(o&lt;100){var t=new Date,a=F(t),r=N(t,e,a),s=e.twoDigitYearMax;(s="string"==typeof s?(new Date).getFullYear()%100+parseInt(s,10):s)&lt;(o+=r-r%100)&amp;&amp;(o-=100)}return o},L=function(e,o,t){var a,r=e.days,s=e._upperDays;return s||(e._upperDays=s=[f(r.names),f(r.namesAbbr),f(r.namesShort)]),o=b(o),t?-1===(a=l(s[1],o))&amp;&amp;(a=l(s[2],o)):a=l(s[0],o),a},O=function(e,o,t){var a=e.months,r=e.monthsGenitive||e.months,s=e._upperMonths,n=e._upperMonthsGen;s||(e._upperMonths=s=[f(a.names),f(a.namesAbbr)],e._upperMonthsGen=n=[f(r.names),f(r.namesAbbr)]),o=b(o);var i=l(t?s[1]:s[0],o);return i&lt;0&amp;&amp;(i=l(t?n[1]:n[0],o)),i},j=function(e,o){var t=e._parseRegExp;if(t){var a=t[o];if(a)return a}else e._parseRegExp=t={};for(var r,s=M(e,o).replace(/([\^\$\.\*\+\?\|\[\]\(\)\{\}])/g,"\\\\$1"),n=["^"],i=[],l=0,d=0,u=J();null!==(r=u.exec(s));){var m=s.slice(l,r.index);if(l=u.lastIndex,(d+=T(m,n))%2)n.push(r[0]);else{var g,c=r[0],p=c.length;switch(c){case"dddd":case"ddd":case"MMMM":case"MMM":case"gg":case"g":g="(\\D+)";break;case"tt":case"t":g="(\\D*)";break;case"yyyy":case"fff":case"ff":case"f":g="(\\d{"+p+"})";break;case"dd":case"d":case"MM":case"M":case"yy":case"y":case"HH":case"H":case"hh":case"h":case"mm":case"m":case"ss":case"s":g="(\\d\\d?)";break;case"zzz":g="([+-]?\\d\\d?:\\d{2})";break;case"zz":case"z":g="([+-]?\\d\\d?)";break;case"/":g="(\\/)";break;default:throw"Invalid date format pattern '"+c+"'."}g&amp;&amp;n.push(g),i.push(r[0])}}T(s.slice(l),n),n.push("$");var y={regExp:n.join("").replace(/\s+/g,"\\s+"),groups:i};return t[o]=y},x=function(e,o,t){return e&lt;o||t&lt;e},b=function(e){return e.split(" ").join(" ").toUpperCase()},f=function(e){for(var o=[],t=0,a=e.length;t&lt;a;t++)o[t]=b(e[t]);return o},d=function(e,o,t){e=U(e);var a=t.calendar,r=j(a,o),s=new RegExp(r.regExp).exec(e);if(null===s)return null;for(var n,i=r.groups,l=null,d=null,u=null,m=null,g=null,c=0,p=0,y=0,h=0,b=null,f=!1,v=0,w=i.length;v&lt;w;v++){var S=s[v+1];if(S){var A=i[v],P=A.length,E=parseInt(S,10);switch(A){case"dd":case"d":if(x(m=E,1,31))return null;break;case"MMM":case"MMMM":if(u=O(a,S,3===P),x(u,0,11))return null;break;case"M":case"MM":if(x(u=E-1,0,11))return null;break;case"y":case"yy":case"yyyy":if(d=P&lt;4?G(a,E):E,x(d,0,9999))return null;break;case"h":case"hh":if(12===(c=E)&amp;&amp;(c=0),x(c,0,11))return null;break;case"H":case"HH":if(x(c=E,0,23))return null;break;case"m":case"mm":if(x(p=E,0,59))return null;break;case"s":case"ss":if(x(y=E,0,59))return null;break;case"tt":case"t":if(!(f=a.PM&amp;&amp;(S===a.PM[0]||S===a.PM[1]||S===a.PM[2]))&amp;&amp;(!a.AM||S!==a.AM[0]&amp;&amp;S!==a.AM[1]&amp;&amp;S!==a.AM[2]))return null;break;case"f":case"ff":case"fff":if(h=E*Math.pow(10,3-P),x(h,0,999))return null;break;case"ddd":case"dddd":if(g=L(a,S,3===P),x(g,0,6))return null;break;case"zzz":var C=S.split(/:/);if(2!==C.length)return null;if(n=parseInt(C[0],10),x(n,-12,13))return null;var k=parseInt(C[1],10);if(x(k,0,59))return null;b=60*n+(R(S,"-")?-k:k);break;case"z":case"zz":if(x(n=E,-12,13))return null;b=60*n;break;case"g":case"gg":var T=S;if(!T||!a.eras)return null;T=U(T.toLowerCase());for(var M=0,I=a.eras.length;M&lt;I;M++)if(T===a.eras[M].name.toLowerCase()){l=M;break}if(null===l)return null}}}var J,F=new Date,N=a.convert;if(J=N?N.fromGregorian(F)[0]:F.getFullYear(),null===d?d=J:a.eras&amp;&amp;(d+=a.eras[l||0].offset),null===u&amp;&amp;(u=0),null===m&amp;&amp;(m=1),N){if(null===(F=N.toGregorian(d,u,m)))return null}else{if(F.setFullYear(d,u,m),F.getDate()!==m)return null;if(null!==g&amp;&amp;F.getDay()!==g)return null}if(f&amp;&amp;c&lt;12&amp;&amp;(c+=12),F.setHours(c,p,y,h),null!==b){var D=F.getMinutes()-(b+F.getTimezoneOffset());F.setHours(F.getHours()+parseInt(D/60,10),D%60)}return F},P=function(e,o,t){var a,r=o["-"],s=o["+"];switch(t){case"n -":r=" "+r,s=" "+s;case"n-":n(e,r)?a=["-",e.substr(0,e.length-r.length)]:n(e,s)&amp;&amp;(a=["+",e.substr(0,e.length-s.length)]);break;case"- n":r+=" ",s+=" ";case"-n":R(e,r)?<text:soft-page-break/>a=["-",e.substr(r.length)]:R(e,s)&amp;&amp;(a=["+",e.substr(s.length)]);break;case"(n)":R(e,"(")&amp;&amp;n(e,")")&amp;&amp;(a=["-",e.substr(1,e.length-2)])}return a||["",e]},a.prototype.findClosestCulture=function(e){return a.findClosestCulture.call(this,e)},a.prototype.format=function(e,o,t){return a.format.call(this,e,o,t)},a.prototype.localize=function(e,o){return a.localize.call(this,e,o)},a.prototype.parseInt=function(e,o,t){return a.parseInt.call(this,e,o,t)},a.prototype.parseFloat=function(e,o,t){return a.parseFloat.call(this,e,o,t)},a.prototype.culture=function(e){return a.culture.call(this,e)},a.addCultureInfo=function(e,o,t){var a={},r=!1;a="string"!=typeof e?(t=e,e=this.culture().name,this.cultures[e]):"string"!=typeof o?(t=o,r=null==this.cultures[e],this.cultures[e]||this.cultures.default):(r=!0,this.cultures[o]),this.cultures[e]=u(!0,{},a,t),r&amp;&amp;(this.cultures[e].calendar=this.cultures[e].calendars.standard)},a.findClosestCulture=function(e){var o;if(!e)return this.findClosestCulture(this.cultureSelector)||this.cultures.default;if("string"==typeof e&amp;&amp;(e=e.split(",")),c(e)){var t,a,r=this.cultures,s=e,n=s.length,i=[];for(a=0;a&lt;n;a++){var l,d=(e=U(s[a])).split(";");t=U(d[0]),l=1===d.length?1:0===(e=U(d[1])).indexOf("q=")?(e=e.substr(2),l=parseFloat(e),isNaN(l)?0:l):1,i.push({lang:t,pri:l})}for(i.sort(function(e,o){return e.pri&lt;o.pri?1:e.pri&gt;o.pri?-1:0}),a=0;a&lt;n;a++)if(o=r[t=i[a].lang])return o;for(a=0;a&lt;n;a++)for(t=i[a].lang;;){var u=t.lastIndexOf("-");if(-1===u)break;if(o=r[t=t.substr(0,u)])return o}for(a=0;a&lt;n;a++)for(var m in t=i[a].lang,r){var g=r[m];if(g.language==t)return g}}else if("object"==typeof e)return e;return o||null},a.format=function(e,o,t){var a=this.findClosestCulture(t);return e instanceof Date?e=I(e,o,a):"number"==typeof e&amp;&amp;(e=s(e,o,a)),e},a.localize=function(e,o){return this.findClosestCulture(o).messages[e]||this.cultures.default.messages[e]},a.parseDate=function(e,o,t){var a,r,s;if(t=this.findClosestCulture(t),o){if("string"==typeof o&amp;&amp;(o=[o]),o.length)for(var n=0,i=o.length;n&lt;i;n++){var l=o[n];if(l&amp;&amp;(a=d(e,l,t)))break}}else for(r in s=t.calendar.patterns)if(a=d(e,s[r],t))break;return a||null},a.parseInt=function(e,o,t){return p(a.parseFloat(e,o,t))},a.parseFloat=function(e,o,t){"number"!=typeof o&amp;&amp;(t=o,o=10);var a=this.findClosestCulture(t),r=NaN,s=a.numberFormat;if(-1&lt;e.indexOf(a.numberFormat.currency.symbol)&amp;&amp;(e=(e=e.replace(a.numberFormat.currency.symbol,"")).replace(a.numberFormat.currency["."],a.numberFormat["."])),-1&lt;e.indexOf(a.numberFormat.percent.symbol)&amp;&amp;(e=e.replace(a.numberFormat.percent.symbol,"")),e=e.replace(/ /g,""),S.test(e))r=parseFloat(e);else if(!o&amp;&amp;w.test(e))r=parseInt(e,16);else{var n=P(e,s,s.pattern[0]),i=n[0],l=n[1];""===i&amp;&amp;"(n)"!==s.pattern[0]&amp;&amp;(i=(n=P(e,s,"(n)"))[0],l=n[1]),""===i&amp;&amp;"-n"!==s.pattern[0]&amp;&amp;(i=(n=P(e,s,"-n"))[0],l=n[1]),i=i||"+";var d,u,m=l.indexOf("e");m&lt;0&amp;&amp;(m=l.indexOf("E")),d=m&lt;0?(u=l,null):(u=l.substr(0,m),l.substr(m+1));var g,c,p=s["."],y=u.indexOf(p);c=y&lt;0?(g=u,null):(g=u.substr(0,y),u.substr(y+p.length));var h=s[","];g=g.split(h).join("");var b=h.replace(/\u00A0/g," ");h!==b&amp;&amp;(g=g.split(b).join(""));var f=i+g;if(null!==c&amp;&amp;(f+="."+c),null!==d){var v=P(d,s,"-n");f+="e"+(v[0]||"+")+v[1]}A.test(f)&amp;&amp;(r=parseFloat(f))}return r},a.culture=function(e){return void 0!==e&amp;&amp;(this.cultureSelector=e),this.findClosestCulture(e)||this.cultures.default}},{}],7:[function(e,o,t){Globalize="undefined"!=typeof Globalize?Globalize:e("./globalize/globalize");var r,l,d,a,s,n,i,g={},u="MMM yyyy",m="d. MMM yyyy",c=[],p={},y={AUD:2,BIF:0,BRL:2,BYR:0,CAD:2,CLF:0,CLP:0,DJF:0,EUR:2,GBP:2,GNF:0,INR:2,ISK:0,JPY:0,KMF:0,KPW:0,KRW:0,MGA:0,PYG:0,RWF:0,VUV:0,BHD:3,IQD:3,JOD:3,KWD:3,LYD:3,OMR:3,TND:3,USD:2},h={AUD:"A$",ARS:"ARS$",BOB:"Bs.",BRL:"R$",CAD:"CA$",CHF:"CHF",CNY:"¥",CRC:"₡",EUR:"€",GBP:"£",HKD:"HK$",ILS:"₪",ISK:"kr ",INR:"₹",JPY:"¥",KPW:"₩",KRW:"₩",MXN:"MXN$",NZD:"NZ$",PKR:"₨",RUB:"₽",SGD:"S$",SEK:"kr ",THB:"฿",TRY:"₺",USD:"$",VEF:"Bs."},b={"de-AT":"$# Tsd","de-CH":"$ # Tsd","de-DE":"# Tsd $","fr-CA":"#K $","fr-FR":"#K $","fr-CH":"$ # K","en-US":"$#K"};function f(e,o,t,a,r){var s=w(e);if("number"!=typeof s)return e;var n,i=a&amp;&amp;""!==r?a:"n";return"number"==typeof(o=v(o))&amp;&amp;(i+=o),r&amp;&amp;(n=Globalize.culture().numberFormat.currency.symbol,Globalize.culture().numberFormat.currency.symbol=r||""),s=Globalize.format(s,i),r&amp;&amp;(Globalize.culture().numberFormat.currency.symbol=n),t?s:function(e){return e=e.replace(l,"$1$2").replace(d,"$1")}(s)}function v(e){return"number"!=typeof e||e&lt;0?e=void 0:9&lt;e&amp;&amp;(e=9),e}function w(e){return"number"==typeof e?e:"string"!=typeof e||(e=parseFloat(e),isNaN(e))?void 0:e}g.ENGLISH_US="en-US",g.FRENCH_FR="fr-FR",g.GERMAN_DE="de-DE",g.GERMAN="de",g.DATE_FMT_ABBR="M",g.DATE_FMT_SHORT="d",g.DATE_FMT_MON_YR=u,g.DATE_FMT_MON="MMM",g.DAY_FMT_FULL="",g.DAY_FMT_ABBR="a",g.DAY_FMT_SHORT="s",g.MONTH_FMT_FULL="",g.MONTH_FMT_ABBR="a",g.getLocale=function(){return r},g.getDigitGroupSeparator=function(){return a},g.getDecimalMark=function(){return s},g.setLocale=function(e){var o=r;return r=e,Globalize?(Globalize.culture(r),setTimeout(function(){a=Globalize.culture().numberFormat[","],s=Globalize.culture().numberFormat["."],l=new RegExp("(\\"+s+"\\d*?)0*\\s*(%?)$"),d=new RegExp("\\"+s+"\\s*([%]?)$"),function(){"MMM d"==(n=(n=(n=Globalize.culture().calendars.standard.patterns.M).replace("MMMM","MMM")).replace("dd","d"))&amp;&amp;(n+=",");c=[n+=" yyyy",u,"MMM",m]}()},10)):Logger&amp;&amp;Logger.warn("Globalize not loaded when GD.i18n is being initialized."),o},g.addMsgBundle=function(e){if(e)for(var o in e)e.hasOwnProperty(o)&amp;&amp;(p[o]=e[o])},g.msgPluralize=function(e,o,t,a,r){var s=e;return a=void 0!==a?a:"Singular",r=void 0!==r?r:"Plural",s+=1===o?a:r,g.msg(s,t)},g.msg=function(e,o){var t,a=p;return(e=e&amp;&amp;e.trim())?(a&amp;&amp;a.hasOwnProperty(e)?t=a[e]:r!=g.ENGLISH_US&amp;&amp;(a=p[g.ENGLISH_US])&amp;&amp;a.hasOwnProperty(e)&amp;&amp;(t=a[e]),"string"==typeof t?o&amp;&amp;(t=g.replaceParam(t,o)):null!==t&amp;&amp;"object"==typeof t||(t="KEY NOT FOUND: "+e)):t="KEY NOT SPECIFIED",t},g.replaceParam=function(e,n){return n&amp;&amp;(e=e.replace(/\[([^\[\]]*)\]/g,function(e,o){for(var t=o.split(/\./),a=n,r=0,s=t.length;r&lt;s;++r){if(null===a[t[r]])return e;a=a[t[r]]}return"string"==typeof a||"number"==typeof a?a:e})),e},g.fmtInt=function(e){return f(e,0)},g.fmtNum=function(e,o){return f(e,o)},g.fmtFixed=function(e,o){return f(e,o,!0)},g.fmtPercent=function(e,o){return f(e,o,!1,"p")},g.fmtCurrency=function(e,o,t,a,r,s){var n,i,l=w(e);if(!o)return f(l,t,!0);var d,u=h[o];if(u?("$"==u&amp;&amp;a&amp;&amp;(u="US$"),"$"!=u&amp;&amp;(a=!1)):u="","number"!=typeof(t=v(t))&amp;&amp;"number"!=typeof(t=y[o])&amp;&amp;(t=2),r&amp;&amp;999&lt;l){i=(d=f(l/=1e3,t,!0,"c",u)).match(/\d+\,*\.* *\d*/)[0]||d,n=b[g.getLocale()]||b["en-US"];var m={$:u,"#":i};d=n.replace(/\$|#/gi,function(e){return m[e]})}else d=f(l,t,!0,"c",u);return s&amp;&amp;(d=(" "+d).replace(/[0-9]/g,"x")),a&amp;&amp;(d+=" "+o),d},g.fmtDate=function(e,o){if(!(e instanceof Date))throw"GD.i18n.fmtDate first parameter must be JS 'Date' object.";var t=n;return o!==g.DATE_FMT_SHORT&amp;&amp;o!==g.DATE_FMT_MON_YR&amp;&amp;o!==g.DATE_FMT_MON||(t=o),g.getLocale().substring(0,2)===g.GERMAN&amp;&amp;t==n&amp;&amp;(t=m),Globalize.format(e,t)},g.fmtTime=function(e){if(!(e instanceof Date))throw"GD.i18n.fmtTime first parameter must be JS 'Date' object.";return Globalize.format(e,Globalize.culture().calendars.standard.patterns.t)},g.getGlobalizeCulture=function(){return Globalize.findClosestCulture()},g.getDayName=function(e,o){var t=g.getGlobalizeCulture();return o==g.DAY_FMT_ABBR?t.calendars.standard.days.namesAbbr[e]:o==g.DAY_FMT_SHORT?t.calendars.standard.days.namesShort[e]:t.calendars.standard.days.names[e]},g.getMonthName=function(e,o){var t=g.getGlobalizeCulture();return o==g.MONTH_FMT_ABBR?t.calendars.standard.months.namesAbbr[e]:t.calendars.standard.months.names[e]},g.parseInt=function(e,o){return Globalize.parseInt(e,o)},g.parseFloat=function(e,o){return null==e?Number.NaN:Globalize.parseFloat(e,o)},g.parseDate=function(e,o){var t=Globalize.parseDate(e,o||c);return t||(e=e.replace(/[\/,\-\s]+/g," "),t=Globalize.parseDate(e)),t},g.deGroup=function(e){return g.parseFloat(e)},(i=(i="undefined"!=typeof jQuery?$("body").data("locale"):void 0)||("undefined"!=typeof getGdGlobals?getGdGlobals().locale:null))||("undefined"!=typeof Logger&amp;&amp;Logger.warn("Locale not found on body tag."),i="en-US"),g.setLocale(i),GD="undefined"!=typeof GD?GD:{},GD.i18n=void 0!==GD.i18n?GD.i18n:g,o.exports=g},{"./globalize/globalize":6}],8:[function(e,o,t){Logger.setClientLogging(!1),Logger.setServerLogging(!0)},{}]},{},[8,1]);</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catch (e) {</text:p>
          </table:table-cell>
        </table:table-row>
        <table:table-row>
          <table:table-cell table:style-name="Table1.A1" office:value-type="string">
            <text:p text:style-name="P1"/>
          </table:table-cell>
          <table:table-cell table:style-name="Table1.A1" office:value-type="string">
            <text:p text:style-name="Table_20_Contents">var log=window.console?window.console.log:function(o){alert(o)};</text:p>
          </table:table-cell>
        </table:table-row>
        <table:table-row>
          <table:table-cell table:style-name="Table1.A1" office:value-type="string">
            <text:p text:style-name="P1"/>
          </table:table-cell>
          <table:table-cell table:style-name="Table1.A1" office:value-type="string">
            <text:p text:style-name="Table_20_Contents">log('Error with inline script "/gd-i18n-site-en-US.js": ' + e);</text:p>
          </table:table-cell>
        </table:table-row>
        <table:table-row>
          <table:table-cell table:style-name="Table1.A1" office:value-type="string">
            <text:p text:style-name="P1"/>
          </table:table-cell>
          <table:table-cell table:style-name="Table1.A1" office:value-type="string">
            <text:p text:style-name="Table_20_Contents">}</text:p>
          </table:table-cell>
        </table:table-row>
        <table:table-row>
          <table:table-cell table:style-name="Table1.A1" office:value-type="string">
            <text:p text:style-name="P1"/>
          </table:table-cell>
          <table:table-cell table:style-name="Table1.A1" office:value-type="string">
            <text:p text:style-name="Table_20_Contents">&lt;/script&gt;&lt;script src="<text:a xlink:type="simple" xlink:href="https://cdnjs.cloudflare.com/ajax/libs/jquery/2.1.3/jquery.min.js" office:target-frame-name="_blank" xlink:show="new" text:style-name="Internet_20_link" text:visited-style-name="Visited_20_Internet_20_Link">https://cdnjs.cloudflare.com/ajax/libs/jquery/2.1.3/jquery.min.js</text:a>"&gt;&lt;/script&gt;&lt;script src="<text:a xlink:type="simple" xlink:href="https://unpkg.com/react@16.3.2/umd/react.production.min.js" office:target-frame-name="_blank" xlink:show="new" text:style-name="Internet_20_link" text:visited-style-name="Visited_20_Internet_20_Link">https://unpkg.com/react@16.3.2/umd/react.production.min.js</text:a>" defer&gt;&lt;/script&gt;&lt;script src="<text:a xlink:type="simple" xlink:href="https://unpkg.com/react-dom@16.3.2/umd/react-dom.production.min.js" office:target-frame-name="_blank" xlink:show="new" text:style-name="Internet_20_link" text:visited-style-name="Visited_20_Internet_20_Link">https://unpkg.com/react-dom@16.3.2/umd/react-dom.production.min.js</text:a>" defer&gt;&lt;/script&gt;&lt;script src="<text:a xlink:type="simple" xlink:href="https://unpkg.com/prop-types@15.6.2/prop-types.min.js" office:target-frame-name="_blank" xlink:show="new" text:style-name="Internet_20_link" text:visited-style-name="Visited_20_Internet_20_Link">https://unpkg.com/prop-types@15.6.2/prop-types.min.js</text:a>" defer&gt;&lt;/script&gt;&lt;script src="<text:a xlink:type="simple" xlink:href="https://cdnjs.cloudflare.com/ajax/libs/babel-polyfill/6.26.0/polyfill.min.js" office:target-frame-name="_blank" xlink:show="new" text:style-name="Internet_20_link" text:visited-style-name="Visited_20_Internet_20_Link">https://cdnjs.cloudflare.com/ajax/libs/babel-polyfill/6.26.0/polyfill.min.js</text:a>" defer&gt;&lt;/script&gt;&lt;script src="<text:a xlink:type="simple" xlink:href="https://unpkg.com/react-transition-group@1.2.1/dist/react-transition-group.min.js" office:target-frame-name="_blank" xlink:show="new" text:style-name="Internet_20_link" text:visited-style-name="Visited_20_Internet_20_Link">https://unpkg.com/react-transition-group@1.2.1/dist/react-transition-group.min.js</text:a>" defer&gt;&lt;/script&gt;&lt;script src='<text:a xlink:type="simple" xlink:href="https://www.glassdoor.com/app/static/js/gd-core-bottom-en-US.js?v=de65d44f64" office:target-frame-name="_blank" xlink:show="new" text:style-name="Internet_20_link" text:visited-style-name="Visited_20_Internet_20_Link">https://www.glassdoor.com/app/static/js/gd-core-bottom-en-US.js?v=de65d44f64</text:a>' defer&gt;&lt;/script&gt;&lt;script src='<text:a xlink:type="simple" xlink:href="https://www.glassdoor.com/app/static/js/gd-search.js?v=013fcf8yy" office:target-frame-name="_blank" xlink:show="new" text:style-name="Internet_20_link" text:visited-style-name="Visited_20_Internet_20_Link">https://www.glassdoor.com/app/static/js/gd-search.js?v=013fcf8yy</text:a>' defer&gt;&lt;/script&gt;&lt;script src='<text:a xlink:type="simple" xlink:href="https://www.glassdoor.com/app/static/js/gd-search-salaries.js?v=c9eb0dapd" office:target-frame-name="_blank" xlink:show="new" text:style-name="Internet_20_link" text:visited-style-name="Visited_20_Internet_20_Link">https://www.glassdoor.com/app/static/js/gd-search-salaries.js?v=c9eb0dapd</text:a>' defer&gt;&lt;/script&gt;&lt;title&gt;Salary: Data Analyst in Spain | Glassdoor&lt;/title&gt;&lt;link rel='shortcut icon' href='<text:a xlink:type="simple" xlink:href="https://www.glassdoor.com/favicon.ico" office:target-frame-name="_blank" xlink:show="new" text:style-name="Internet_20_link" text:visited-style-name="Visited_20_Internet_20_Link">/favicon.ico</text:a>' type='image/vnd.microsoft.icon'/&gt;&lt;link rel='icon' href='<text:a xlink:type="simple" xlink:href="https://www.glassdoor.com/favicon.ico" office:target-frame-name="_blank" xlink:show="new" text:style-name="Internet_20_link" text:visited-style-name="Visited_20_Internet_20_Link">/favicon.ico</text:a>' type='image/x-icon'/&gt;&lt;meta name='viewport' content='width=device-width, initial-scale=1, maximum-scale=1, user-scalable=no'/&gt;&lt;meta name="theme-color" content="#0caa41"&gt;&lt;!-- Windows Phone --&gt;&lt;meta name="msapplication-navbutton-color" content="#0caa41"&gt;&lt;meta name='apple-mobile-web-app-capable' content='yes'/&gt;&lt;meta name="apple-mobile-web-app-status-bar-style" content="#0caa41"&gt;&lt;link rel='apple-touch-icon-precomposed' href='<text:a xlink:type="simple" xlink:href="https://www.glassdoor.com/app/static/img/mobile/icons/touch-icon-57.png?v=595028252" office:target-frame-name="_blank" xlink:show="new" text:style-name="Internet_20_link" text:visited-style-name="Visited_20_Internet_20_Link">https://www.glassdoor.com/app/static/img/mobile/icons/touch-icon-57.png?v=595028252</text:a>'/&gt;&lt;link rel='apple-touch-icon-precomposed' sizes='72x72' href='<text:a xlink:type="simple" xlink:href="https://www.glassdoor.com/app/static/img/mobile/icons/touch-icon-72.png?v=e859f12fg" office:target-frame-name="_blank" xlink:show="new" text:style-name="Internet_20_link" text:visited-style-name="Visited_20_Internet_20_Link">https://www.glassdoor.com/app/static/img/mobile/icons/touch-icon-72.png?v=e859f12fg</text:a>'/&gt;&lt;link rel='apple-touch-icon-precomposed' sizes='114x114' href='<text:a xlink:type="simple" xlink:href="https://www.glassdoor.com/app/static/img/mobile/icons/touch-icon-114.png?v=81fd863hl" office:target-frame-name="_blank" xlink:show="new" text:style-name="Internet_20_link" text:visited-style-name="Visited_20_Internet_20_Link">https://www.glassdoor.com/app/static/img/mobile/icons/touch-icon-114.png?v=81fd863hl</text:a>'/&gt;&lt;link rel='apple-touch-icon-precomposed' sizes='144x144' href='<text:a xlink:type="simple" xlink:href="https://www.glassdoor.com/app/static/img/mobile/icons/touch-icon-144.png?v=0efaf240j" office:target-frame-name="_blank" xlink:show="new" text:style-name="Internet_20_link" text:visited-style-name="Visited_20_Internet_20_Link">https://www.glassdoor.com/app/static/img/mobile/icons/touch-icon-144.png?v=0efaf240j</text:a>'/&gt;&lt;link rel="manifest" href="<text:a xlink:type="simple" xlink:href="https://www.glassdoor.com/manifest.json" office:target-frame-name="_blank" xlink:show="new" text:style-name="Internet_20_link" text:visited-style-name="Visited_20_Internet_20_Link">/manifest.json</text:a>"&gt;&lt;meta name='apple-mobile-web-app-capable' content='yes'/&gt;&lt;meta name='referrer' content='origin'&gt;&lt;link rel="next" href="<text:a xlink:type="simple" xlink:href="https://www.glassdoor.com/Salaries/spain-data-analyst-salary-SRCH_IL.0,5_IN219_KO6,18_IP2.htm" office:target-frame-name="_blank" xlink:show="new" text:style-name="Internet_20_link" text:visited-style-name="Visited_20_Internet_20_Link">https://www.glassdoor.com/Salaries/spain-data-analyst-salary-SRCH_IL.0,5_IN219_KO6,18_IP2.htm</text:a>"/&gt;&lt;meta name="description" content="44 Data Analyst Salaries in Spain provided anonymously by employees. What salary does a Data Analyst earn in Spain?"/&gt;&lt;!-- SL:start:norewrite --&gt;&lt;meta property='al:ios:app_store_id' content='589698942'/&gt;&lt;meta property='al:ios:app_name' content='Glassdoor'/&gt;&lt;link rel='canonical' href="<text:a xlink:type="simple" xlink:href="https://www.glassdoor.com/Salaries/spain-data-analyst-salary-SRCH_IL.0,5_IN219_KO6,18.htm" office:target-frame-name="_blank" xlink:show="new" text:style-name="Internet_20_link" text:visited-style-name="Visited_20_Internet_20_Link">https://www.glassdoor.com/Salaries/spain-data-analyst-salary-SRCH_IL.0,5_IN219_KO6,18.htm</text:a>"/&gt;&lt;link rel='alternate' hreflang='en' href='<text:a xlink:type="simple" xlink:href="https://www.glassdoor.com/Salaries/spain-data-analyst-salary-SRCH_IL.0,5_IN219_KO6,18.htm" office:target-frame-name="_blank" xlink:show="new" text:style-name="Internet_20_link" text:visited-style-name="Visited_20_Internet_20_Link">https://www.glassdoor.com/Salaries/spain-data-analyst-salary-SRCH_IL.0,5_IN219_KO6,18.htm</text:a>'/&gt;&lt;link rel='alternate' hreflang='en-AU' href='<text:a xlink:type="simple" xlink:href="https://www.glassdoor.com.au/Salaries/spain-data-analyst-salary-SRCH_IL.0,5_IN219_KO6,18.htm" office:target-frame-name="_blank" xlink:show="new" text:style-name="Internet_20_link" text:visited-style-name="Visited_20_Internet_20_Link">https://www.glassdoor.com.au/Salaries/spain-data-analyst-salary-SRCH_IL.0,5_IN219_KO6,18.htm</text:a>'/&gt;&lt;link rel='alternate' hreflang='en-CA' href='<text:a xlink:type="simple" xlink:href="https://www.glassdoor.ca/Salaries/spain-data-analyst-salary-SRCH_IL.0,5_IN219_KO6,18.htm" office:target-frame-name="_blank" xlink:show="new" text:style-name="Internet_20_link" text:visited-style-name="Visited_20_Internet_20_Link">https://www.glassdoor.ca/Salaries/spain-data-analyst-salary-SRCH_IL.0,5_IN219_KO6,18.htm</text:a>'/&gt;&lt;link rel='alternate' hreflang='en-HK' href='<text:a xlink:type="simple" xlink:href="https://www.glassdoor.com.hk/Salaries/spain-data-analyst-salary-SRCH_IL.0,5_IN219_KO6,18.htm" office:target-frame-name="_blank" xlink:show="new" text:style-name="Internet_20_link" text:visited-style-name="Visited_20_Internet_20_Link">https://www.glassdoor.com.hk/Salaries/spain-data-analyst-salary-SRCH_IL.0,5_IN219_KO6,18.htm</text:a>'/&gt;&lt;link rel='alternate' hreflang='en-IN' href='<text:a xlink:type="simple" xlink:href="https://www.glassdoor.co.in/Salaries/spain-data-analyst-salary-SRCH_IL.0,5_IN219_KO6,18.htm" office:target-frame-name="_blank" xlink:show="new" text:style-name="Internet_20_link" text:visited-style-name="Visited_20_Internet_20_Link">https://www.glassdoor.co.in/Salaries/spain-data-analyst-salary-SRCH_IL.0,5_IN219_KO6,18.htm</text:a>'/&gt;&lt;link rel='alternate' hreflang='en-IE' href='<text:a xlink:type="simple" xlink:href="https://www.glassdoor.ie/Salaries/spain-data-analyst-salary-SRCH_IL.0,5_IN219_KO6,18.htm" office:target-frame-name="_blank" xlink:show="new" text:style-name="Internet_20_link" text:visited-style-name="Visited_20_Internet_20_Link">https://www.glassdoor.ie/Salaries/spain-data-analyst-salary-SRCH_IL.0,5_IN219_KO6,18.htm</text:a>'/&gt;&lt;link rel='alternate' hreflang='en-NZ' href='<text:a xlink:type="simple" xlink:href="https://www.glassdoor.co.nz/Salaries/spain-data-analyst-salary-SRCH_IL.0,5_IN219_KO6,18.htm" office:target-frame-name="_blank" xlink:show="new" text:style-name="Internet_20_link" text:visited-style-name="Visited_20_Internet_20_Link">https://www.glassdoor.co.nz/Salaries/spain-data-analyst-salary-SRCH_IL.0,5_IN219_KO6,18.htm</text:a>'/&gt;&lt;link rel='alternate' hreflang='en-SG' href='<text:a xlink:type="simple" xlink:href="https://www.glassdoor.sg/Salaries/spain-data-analyst-salary-SRCH_IL.0,5_IN219_KO6,18.htm" office:target-frame-name="_blank" xlink:show="new" text:style-name="Internet_20_link" text:visited-style-name="Visited_20_Internet_20_Link">https://www.glassdoor.sg/Salaries/spain-data-analyst-salary-SRCH_IL.0,5_IN219_KO6,18.htm</text:a>'/&gt;&lt;link rel='alternate' hreflang='en-GB' href='<text:a xlink:type="simple" xlink:href="https://www.glassdoor.co.uk/Salaries/spain-data-analyst-salary-SRCH_IL.0,5_IN219_KO6,18.htm" office:target-frame-name="_blank" xlink:show="new" text:style-name="Internet_20_link" text:visited-style-name="Visited_20_Internet_20_Link">https://www.glassdoor.co.uk/Salaries/spain-data-analyst-salary-SRCH_IL.0,5_IN219_KO6,18.htm</text:a>'/&gt;&lt;!-- SL:end:norewrite --&gt;&lt;meta http-equiv='Cache-Control' content='no-cache,must-revalidate'/&gt;&lt;meta http-equiv='Pragma' content='no-cache'/&gt;&lt;meta http-equiv="Expires" content="0"/&gt;&lt;meta property='og:title' content="Salary: Data Analyst in Spain"/&gt;&lt;meta property='og:type' content="website"/&gt;&lt;meta property='og:site_name' content='Glassdoor'/&gt;&lt;meta property='fb:app_id' content="129253937150340"/&gt;&lt;meta property='og:url' content='https://www.glassdoor.com/Salaries/spain-data-analyst-salary-SRCH_IL.0,5_IN219_KO6,18.htm'/&gt;&lt;meta property='og:image' content='https://www.glassdoor.com/app/static/img/partners/fb/logo-1200x630.png?v=721f9cswl'/&gt;&lt;meta property='og:description' content="44 Data Analyst Salaries in Spain provided anonymously by employees. What salary does a Data Analyst earn in Spain?"/&gt;&lt;meta name="apple-itunes-app" content="app-id=589698942"&gt;&lt;meta name="google-play-app" content="app-id=com.glassdoor.app"&gt;</text:p>
          </table:table-cell>
        </table:table-row>
        <table:table-row>
          <table:table-cell table:style-name="Table1.A1" office:value-type="string">
            <text:p text:style-name="P1"/>
          </table:table-cell>
          <table:table-cell table:style-name="Table1.A1" office:value-type="string">
            <text:p text:style-name="Table_20_Contents">&lt;!-- START: NODE PROXY INSERTS --&gt;</text:p>
          </table:table-cell>
        </table:table-row>
        <table:table-row>
          <table:table-cell table:style-name="Table1.A1" office:value-type="string">
            <text:p text:style-name="P1"/>
          </table:table-cell>
          <table:table-cell table:style-name="Table1.A1" office:value-type="string">
            <text:p text:style-name="Table_20_Contents">&lt;link href="<text:a xlink:type="simple" xlink:href="https://www.glassdoor.com/salaries/static/gd-salary-srch.bundle.css?v=16994c47fc665d3be7b6" office:target-frame-name="_blank" xlink:show="new" text:style-name="Internet_20_link" text:visited-style-name="Visited_20_Internet_20_Link">/salaries/static/gd-salary-srch.bundle.css?v=16994c47fc665d3be7b6</text:a>" rel="stylesheet" media="all"/&gt;</text:p>
          </table:table-cell>
        </table:table-row>
        <table:table-row>
          <table:table-cell table:style-name="Table1.A1" office:value-type="string">
            <text:p text:style-name="P1"/>
          </table:table-cell>
          <table:table-cell table:style-name="Table1.A1" office:value-type="string">
            <text:p text:style-name="Table_20_Contents">&lt;script defer type="text/javascript" src="<text:a xlink:type="simple" xlink:href="https://unpkg.com/react@16.3.2/umd/react.production.min.js" office:target-frame-name="_blank" xlink:show="new" text:style-name="Internet_20_link" text:visited-style-name="Visited_20_Internet_20_Link">https://unpkg.com/react@16.3.2/umd/react.production.min.js</text:a>"&gt;&lt;/script&gt;</text:p>
          </table:table-cell>
        </table:table-row>
        <table:table-row>
          <table:table-cell table:style-name="Table1.A1" office:value-type="string">
            <text:p text:style-name="P1"/>
          </table:table-cell>
          <table:table-cell table:style-name="Table1.A1" office:value-type="string">
            <text:p text:style-name="Table_20_Contents">&lt;script defer type="text/javascript" src="<text:a xlink:type="simple" xlink:href="https://unpkg.com/react-dom@16.3.2/umd/react-dom.production.min.js" office:target-frame-name="_blank" xlink:show="new" text:style-name="Internet_20_link" text:visited-style-name="Visited_20_Internet_20_Link">https://unpkg.com/react-dom@16.3.2/umd/react-dom.production.min.js</text:a>"&gt;&lt;/script&gt;</text:p>
          </table:table-cell>
        </table:table-row>
        <text:soft-page-break/>
        <table:table-row>
          <table:table-cell table:style-name="Table1.A1" office:value-type="string">
            <text:p text:style-name="P1"/>
          </table:table-cell>
          <table:table-cell table:style-name="Table1.A1" office:value-type="string">
            <text:p text:style-name="Table_20_Contents">&lt;script defer type="text/javascript" src="<text:a xlink:type="simple" xlink:href="https://unpkg.com/prop-types@15.6.2/prop-types.min.js" office:target-frame-name="_blank" xlink:show="new" text:style-name="Internet_20_link" text:visited-style-name="Visited_20_Internet_20_Link">https://unpkg.com/prop-types@15.6.2/prop-types.min.js</text:a>"&gt;&lt;/script&gt;</text:p>
          </table:table-cell>
        </table:table-row>
        <table:table-row>
          <table:table-cell table:style-name="Table1.A1" office:value-type="string">
            <text:p text:style-name="P1"/>
          </table:table-cell>
          <table:table-cell table:style-name="Table1.A1" office:value-type="string">
            <text:p text:style-name="Table_20_Contents">&lt;script defer type="text/javascript" src="<text:a xlink:type="simple" xlink:href="https://www.glassdoor.com/salaries/static/js/gd-vendor.bundle.js?v=16994c47fc665d3be7b6" office:target-frame-name="_blank" xlink:show="new" text:style-name="Internet_20_link" text:visited-style-name="Visited_20_Internet_20_Link">/salaries/static/js/gd-vendor.bundle.js?v=16994c47fc665d3be7b6</text:a>"&gt;&lt;/script&gt;</text:p>
          </table:table-cell>
        </table:table-row>
        <table:table-row>
          <table:table-cell table:style-name="Table1.A1" office:value-type="string">
            <text:p text:style-name="P1"/>
          </table:table-cell>
          <table:table-cell table:style-name="Table1.A1" office:value-type="string">
            <text:p text:style-name="Table_20_Contents">&lt;script defer type="text/javascript" src="<text:a xlink:type="simple" xlink:href="https://www.glassdoor.com/salaries/static/js/gd-salary-srch.bundle.js?v=16994c47fc665d3be7b6" office:target-frame-name="_blank" xlink:show="new" text:style-name="Internet_20_link" text:visited-style-name="Visited_20_Internet_20_Link">/salaries/static/js/gd-salary-srch.bundle.js?v=16994c47fc665d3be7b6</text:a>"&gt;&lt;/script&gt;</text:p>
          </table:table-cell>
        </table:table-row>
        <table:table-row>
          <table:table-cell table:style-name="Table1.A1" office:value-type="string">
            <text:p text:style-name="P1"/>
          </table:table-cell>
          <table:table-cell table:style-name="Table1.A1" office:value-type="string">
            <text:p text:style-name="Table_20_Contents">&lt;!-- END: NODE PROXY INSERTS --&gt;</text:p>
          </table:table-cell>
        </table:table-row>
        <table:table-row>
          <table:table-cell table:style-name="Table1.A1" office:value-type="string">
            <text:p text:style-name="P1"/>
          </table:table-cell>
          <table:table-cell table:style-name="Table1.A1" office:value-type="string">
            <text:p text:style-name="Table_20_Contents">&lt;/head&gt;&lt;body class='main flex loggedIn lang-en en-US hollywood ' marginwidth='0' marginheight='0' style='margin:0;' data-locale='en-US'&gt;&lt;div id='FlexTestFF'&gt;&lt;div class='testMQ mqHH'&gt;&lt;/div&gt;&lt;div class='testMQ mqTab'&gt;&lt;/div&gt;&lt;div class='testMQ mqDT'&gt;&lt;/div&gt;&lt;/div&gt;&lt;header id="TopNav" class="gdGrid"&gt;&lt;div id='NoCookieSupportBanner' class='hidden hideMob'&gt;&lt;div class='flex-grid'&gt;&lt;div class='col span-1-6'&gt;&lt;/div&gt;&lt;div class='col span-2-3 center'&gt;&lt;div class='ib'&gt;&lt;p class='margVertSm'&gt;Glassdoor will not work properly unless browser cookie support is enabled. &lt;a href="<text:a xlink:type="simple" xlink:href="https://www.glassdoor.com/about/cookies.htm" office:target-frame-name="_blank" xlink:show="new" text:style-name="Internet_20_link" text:visited-style-name="Visited_20_Internet_20_Link">/about/cookies.htm</text:a>"&gt;Learn how to enable cookies&lt;/a&gt;.&lt;/p&gt;&lt;/div&gt;&lt;/div&gt;&lt;div class='col span-1-6'&gt;&lt;/div&gt;&lt;/div&gt;&lt;/div&gt;&lt;nav class="d-flex align-items-center flex-row justify-content-between mx-0"&gt;&lt;div class="container-logo d-inline-block col order-first"&gt;&lt;a href='<text:a xlink:type="simple" xlink:href="https://www.glassdoor.com/index.htm" office:target-frame-name="_blank" xlink:show="new" text:style-name="Internet_20_link" text:visited-style-name="Visited_20_Internet_20_Link">/index.htm</text:a>' target='_top' aria-label="Glassdoor"&gt;&lt;svg width="121" height="24" title="Glassdoor Logo" viewBox="514 1654 121 24" xmlns="http://www.w3.org/2000/svg"&gt;&lt;path d="M635 1659.548a.413.413 0 0 0-.212-.336c-.274-.138-.674-.232-1.488-.232-1.837 0-3.462.912-4.171 2.438v-1.864a.292.292 0 0 0-.292-.293h-2.751a.292.292 0 0 0-.292.293v12.566c0 .161.13.292.292.292h2.882a.292.292 0 0 0 .292-.292v-5.652c0-2.525 1.756-3.78 4.04-3.78.533 0 1.065.118 1.332.206.183.06.368-.09.368-.283v-3.063zm-18.415 9.78c-1.97 0-3.493-1.393-3.493-3.497s1.524-3.498 3.493-3.498c1.969 0 3.492 1.394 3.492 3.498s-1.523 3.498-3.492 3.498zm0-10.389c-4.044 0-7.063 2.789-7.063 6.892s3.02 6.891 7.063 6.891c4.042 0 7.062-2.788 7.062-6.89 0-4.104-3.02-6.893-7.062-6.893zm-16.034 10.39c-1.97 0-3.493-1.394-3.493-3.498s1.523-3.498 3.493-3.498c1.969 0 3.491 1.394 3.491 3.498s-1.522 3.498-3.491 3.498zm0-10.39c-4.044 0-7.064 2.789-7.064 6.892s3.02 6.891 7.064 6.891c4.042 0 7.062-2.788 7.062-6.891s-3.02-6.892-7.062-6.892zm-16.012 10.422c-1.969 0-3.44-1.394-3.44-3.524 0-2.131 1.471-3.525 3.44-3.525 1.944 0 3.44 1.342 3.44 3.525 0 2.156-1.496 3.524-3.44 3.524zm6.509-15.36h-2.882a.292.292 0 0 0-.292.292v6.862c-.893-1.263-2.363-2.237-4.41-2.237-3.204 0-5.935 2.474-5.935 6.919 0 4.445 2.73 6.917 5.986 6.917 1.917 0 3.414-.842 4.36-2.183v1.549c0 .161.13.292.29.292h2.883c.16 0 .291-.13.291-.292v-17.827a.292.292 0 0 0-.291-.292zm-15.428 14.43c0 3-2.179 4.288-5.67 4.288-2.413 0-4.488-.65-5.675-1.996a.3.3 0 0 1-.007-.38l1.666-2.166a.287.287 0 0 1 .437-.017c.88.903 2.234 1.455 3.92 1.455.97 0 1.758-.262 1.758-.999 0-.71-.708-.868-2.914-1.342-1.943-.394-4.359-1.288-4.359-4.155 0-2.657 2.102-4.182 5.54-4.182 2.263 0 3.89.684 5.036 1.76.11.103.12.277.027.396l-1.581 2.056c-.1.131-.29.157-.414.046-.775-.693-2.064-1.128-3.33-1.128-1.076 0-1.68.342-1.68.92 0 .658.71.816 3.046 1.316 2.283.5 4.2 1.367 4.2 4.129zm-13.326.008c0 2.999-2.18 4.288-5.671 4.288-2.412 0-4.487-.65-5.674-1.997a.3.3 0 0 1-.008-.379l1.666-2.167a.288.288 0 0 1 .437-.016c.881.902 2.235 1.455 3.92 1.455.971 0 1.759-.262 1.759-1 0-.71-.709-.867-2.914-1.341-1.944-.395-4.36-1.289-4.36-4.155 0-2.657 2.102-4.182 5.541-4.182 2.262 0 3.888.683 5.035 1.76.11.103.12.276.028.396l-1.582 2.056c-.1.13-.29.156-.413.046-.776-.693-2.064-1.129-3.33-1.129-1.077 0-1.681.343-1.681.921 0 .658.71.816 3.046 1.316 2.284.499 4.2 1.367 4.2 4.128zm-17.273-1.34c0 1.446-1.18 2.709-3.019 2.709-1.208 0-1.864-.553-1.864-1.395 0-.736.552-1.289 1.628-1.447l3.255-.394v.526zm-2.283-8.128c-2.75 0-4.821.922-5.747 2.745a.298.298 0 0 0 .095.372l2.101 1.504c.132.094.318.063.397-.08.584-1.052 1.89-1.411 3.154-1.411 1.549 0 2.283.552 2.283 1.315v.21c0 .316-.183.474-.682.527l-3.597.315c-2.415.236-4.2 1.736-4.2 4.129 0 2.42 1.837 4.103 4.436 4.103 2.048 0 3.361-.999 4.043-2.051v1.496c0 .162.13.293.292.293h2.882a.292.292 0 0 0 .292-.292v-7.836c0-3.656-1.917-5.339-5.75-5.339zm-8.574-4.679v17.827c0 .161-.13.292-.292.292h-2.908a.292.292 0 0 1-.292-.292v-17.832c0-.159.128-.287.286-.287h2.914c.161 0 .292.13.292.292zm-13.154 15.055c-1.97 0-3.44-1.394-3.44-3.524s1.471-3.525 3.44-3.525c1.97 0 3.413 1.342 3.413 3.525 0 2.156-1.444 3.524-3.413 3.524zm6.508-10.1h-2.878a.296.296 0 0 0-.296.296v1.546c-.735-1.184-2.258-2.158-4.279-2.158-3.256 0-6.065 2.447-6.065 6.84 0 4.365 2.678 6.758 6.17 6.758 1.89 0 3.36-.789 4.227-2.025v.842c0 1.893-.92 3.393-3.86 3.393-1.478 0-2.665-.493-3.706-1.416a.286.286 0 0 0-.438.061l-1.305 2.192c-.169.283-.146.443-.04.536 1.342 1.167 3.086 1.888 5.621 1.888 5.513 0 7.141-3.076 7.141-6.47v-11.99a.292.292 0 0 0-.292-.293z" fill="#0caa41" fill-rule="evenodd"/&gt;&lt;/svg&gt;&lt;/a&gt;&lt;/div&gt;&lt;div class="container-menu"&gt;&lt;ul class="menu-controls"&gt;&lt;li&gt;&lt;/li&gt;&lt;li class="d-lg-none"&gt;&lt;span class="icon-close"&gt;&lt;svg width="24px" height="24px" viewBox="0 0 24 24" xmlns="http://www.w3.org/2000/svg"&gt;&lt;path d="M13.344 12l5.378 5.377a.95.95 0 1 1-1.345 1.345L12 13.344l-5.377 5.378a.95.95 0 1 1-1.345-1.345L10.656 12 5.278 6.623a.95.95 0 0 1 1.345-1.345L12 10.656l5.377-5.378a.95.95 0 0 1 1.345 1.345L13.344 12z" fill="#858c94" fill-rule="nonzero"/&gt;&lt;/svg&gt;&lt;/span&gt;&lt;/li&gt;&lt;/ul&gt;&lt;ul class="menu-nav with-promo"&gt;&lt;li class="mobile-promo-links hideDesk"&gt;&lt;a href="<text:a xlink:type="simple" xlink:href="https://www.glassdoor.com/Award/Top-CEOs-LST_KQ0,8.htm" office:target-frame-name="_blank" xlink:show="new" text:style-name="Internet_20_link" text:visited-style-name="Visited_20_Internet_20_Link">https://www.glassdoor.com/Award/Top-CEOs-LST_KQ0,8.htm</text:a>"&gt;&lt;span class="promo-text"&gt;Top CEOs 2019&lt;/span&gt;&lt;span class="menu-alert"&gt;NEW!&lt;/span&gt;&lt;/a&gt;&lt;/li&gt;&lt;li class='jobs'&gt;&lt;a href='<text:a xlink:type="simple" xlink:href="https://www.glassdoor.com/Job/spain-data-analyst-jobs-SRCH_IL.0,5_IN219_KO6,18.htm" office:target-frame-name="_blank" xlink:show="new" text:style-name="Internet_20_link" text:visited-style-name="Visited_20_Internet_20_Link">/Job/spain-data-analyst-jobs-SRCH_IL.0,5_IN219_KO6,18.htm</text:a>' target='_top'&gt;Jobs&lt;/a&gt;&lt;/li&gt;&lt;li class='reviews'&gt;&lt;a href='<text:a xlink:type="simple" xlink:href="https://www.glassdoor.com/Reviews/spain-data-analyst-reviews-SRCH_IL.0,5_IN219_KO6,18.htm" office:target-frame-name="_blank" xlink:show="new" text:style-name="Internet_20_link" text:visited-style-name="Visited_20_Internet_20_Link">/Reviews/spain-data-analyst-reviews-SRCH_IL.0,5_IN219_KO6,18.htm</text:a>' target='_top' class="menu-primary"&gt;Company Reviews&lt;/a&gt;&lt;div class='menu-secondary'&gt;&lt;ul class="menu-controls hideDesk"&gt;&lt;li&gt;&lt;span class="menu-back"&gt;Company Reviews&lt;/span&gt;&lt;/li&gt;&lt;/ul&gt;&lt;ul class="menu-seo"&gt;&lt;li&gt;Companies near you&lt;/li&gt;&lt;li&gt;&lt;a href='<text:a xlink:type="simple" xlink:href="https://www.glassdoor.com/Reviews/Best-Buy-Spain-Reviews-EI_IE97.0,8_IL.9,14_IN219.htm" office:target-frame-name="_blank" xlink:show="new" text:style-name="Internet_20_link" text:visited-style-name="Visited_20_Internet_20_Link">/Reviews/Best-Buy-Spain-Reviews-EI_IE97.0,8_IL.9,14_IN219.htm</text:a>' target='_top'&gt; Best Buy Reviews in Spain&lt;/a&gt;&lt;/li&gt;&lt;li&gt;&lt;a href='<text:a xlink:type="simple" xlink:href="https://www.glassdoor.com/Reviews/Target-Spain-Reviews-EI_IE194.0,6_IL.7,12_IN219.htm" office:target-frame-name="_blank" xlink:show="new" text:style-name="Internet_20_link" text:visited-style-name="Visited_20_Internet_20_Link">/Reviews/Target-Spain-Reviews-EI_IE194.0,6_IL.7,12_IN219.htm</text:a>' target='_top'&gt; Target Reviews in Spain&lt;/a&gt;&lt;/li&gt;&lt;li&gt;&lt;a href='<text:a xlink:type="simple" xlink:href="https://www.glassdoor.com/Reviews/IBM-Spain-Reviews-EI_IE354.0,3_IL.4,9_IN219.htm" office:target-frame-name="_blank" xlink:show="new" text:style-name="Internet_20_link" text:visited-style-name="Visited_20_Internet_20_Link">/Reviews/IBM-Spain-Reviews-EI_IE354.0,3_IL.4,9_IN219.htm</text:a>' target='_top'&gt; IBM Reviews in Spain&lt;/a&gt;&lt;/li&gt;&lt;li&gt;&lt;a href='<text:a xlink:type="simple" xlink:href="https://www.glassdoor.com/Reviews/AT-and-T-Spain-Reviews-EI_IE613.0,8_IL.9,14_IN219.htm" office:target-frame-name="_blank" xlink:show="new" text:style-name="Internet_20_link" text:visited-style-name="Visited_20_Internet_20_Link">/Reviews/AT-and-T-Spain-Reviews-EI_IE613.0,8_IL.9,14_IN219.htm</text:a>' target='_top'&gt; AT&amp;amp;T Reviews in Spain&lt;/a&gt;&lt;/li&gt;&lt;li&gt;&lt;a href='<text:a xlink:type="simple" xlink:href="https://www.glassdoor.com/Reviews/The-Home-Depot-Spain-Reviews-EI_IE655.0,14_IL.15,20_IN219.htm" office:target-frame-name="_blank" xlink:show="new" text:style-name="Internet_20_link" text:visited-style-name="Visited_20_Internet_20_Link">/Reviews/The-Home-Depot-Spain-Reviews-EI_IE655.0,14_IL.15,20_IN219.htm</text:a>' target='_top'&gt; The Home Depot Reviews in Spain&lt;/a&gt;&lt;/li&gt;&lt;li&gt;&lt;a href='<text:a xlink:type="simple" xlink:href="https://www.glassdoor.com/Reviews/Walmart-Spain-Reviews-EI_IE715.0,7_IL.8,13_IN219.htm" office:target-frame-name="_blank" xlink:show="new" text:style-name="Internet_20_link" text:visited-style-name="Visited_20_Internet_20_Link">/Reviews/Walmart-Spain-Reviews-EI_IE715.0,7_IL.8,13_IN219.htm</text:a>' target='_top'&gt; Walmart Reviews in Spain&lt;/a&gt;&lt;/li&gt;&lt;/ul&gt;&lt;ul class='menu-seo'&gt;&lt;li class='showDesk'&gt;&amp;nbsp;&lt;/li&gt;&lt;li&gt;&lt;a href='<text:a xlink:type="simple" xlink:href="https://www.glassdoor.com/Reviews/Macy-s-Spain-Reviews-EI_IE1079.0,6_IL.7,12_IN219.htm" office:target-frame-name="_blank" xlink:show="new" text:style-name="Internet_20_link" text:visited-style-name="Visited_20_Internet_20_Link">/Reviews/Macy-s-Spain-Reviews-EI_IE1079.0,6_IL.7,12_IN219.htm</text:a>' target='_top'&gt; Macy&amp;#039;s Reviews in Spain&lt;/a&gt;&lt;/li&gt;&lt;li&gt;&lt;a href='<text:a xlink:type="simple" xlink:href="https://www.glassdoor.com/Reviews/Microsoft-Spain-Reviews-EI_IE1651.0,9_IL.10,15_IN219.htm" office:target-frame-name="_blank" xlink:show="new" text:style-name="Internet_20_link" text:visited-style-name="Visited_20_Internet_20_Link">/Reviews/Microsoft-Spain-Reviews-EI_IE1651.0,9_IL.10,15_IN219.htm</text:a>' target='_top'&gt; Microsoft Reviews in Spain&lt;/a&gt;&lt;/li&gt;&lt;li&gt;&lt;a href='<text:a xlink:type="simple" xlink:href="https://www.glassdoor.com/Reviews/Deloitte-Spain-Reviews-EI_IE2763.0,8_IL.9,14_IN219.htm" office:target-frame-name="_blank" xlink:show="new" text:style-name="Internet_20_link" text:visited-style-name="Visited_20_Internet_20_Link">/Reviews/Deloitte-Spain-Reviews-EI_IE2763.0,8_IL.9,14_IN219.htm</text:a>' target='_top'&gt; Deloitte Reviews in Spain&lt;/a&gt;&lt;/li&gt;&lt;li&gt;&lt;a href='<text:a xlink:type="simple" xlink:href="https://www.glassdoor.com/Reviews/Amazon-Spain-Reviews-EI_IE6036.0,6_IL.7,12_IN219.htm" office:target-frame-name="_blank" xlink:show="new" text:style-name="Internet_20_link" text:visited-style-name="Visited_20_Internet_20_Link">/Reviews/Amazon-Spain-Reviews-EI_IE6036.0,6_IL.7,12_IN219.htm</text:a>' target='_top'&gt; Amazon Reviews in Spain&lt;/a&gt;&lt;/li&gt;&lt;li&gt;&lt;a href='<text:a xlink:type="simple" xlink:href="https://www.glassdoor.com/Reviews/Bank-of-America-Spain-Reviews-EI_IE8874.0,15_IL.16,21_IN219.htm" office:target-frame-name="_blank" xlink:show="new" text:style-name="Internet_20_link" text:visited-style-name="Visited_20_Internet_20_Link">/Reviews/Bank-of-America-Spain-Reviews-EI_IE8874.0,15_IL.16,21_IN219.htm</text:a>' target='_top'&gt; Bank of America Reviews in Spain&lt;/a&gt;&lt;/li&gt;&lt;li&gt;&lt;a href='<text:a xlink:type="simple" xlink:href="https://www.glassdoor.com/Reviews/Wells-Fargo-Spain-Reviews-EI_IE8876.0,11_IL.12,17_IN219.htm" office:target-frame-name="_blank" xlink:show="new" text:style-name="Internet_20_link" text:visited-style-name="Visited_20_Internet_20_Link">/Reviews/Wells-Fargo-Spain-Reviews-EI_IE8876.0,11_IL.12,17_IN219.htm</text:a>' target='_top'&gt; Wells Fargo Reviews in Spain&lt;/a&gt;&lt;/li&gt;&lt;/ul&gt;&lt;ul class='menu-seo'&gt;&lt;li&gt;Company Culture&lt;/li&gt;&lt;li&gt;&lt;a href='<text:a xlink:type="simple" xlink:href="https://www.glassdoor.com/Award/Best-Places-to-Work-LST_KQ0,19.htm" office:target-frame-name="_blank" xlink:show="new" text:style-name="Internet_20_link" text:visited-style-name="Visited_20_Internet_20_Link">https://www.glassdoor.com/Award/Best-Places-to-Work-LST_KQ0,19.htm</text:a>' target='_top'&gt; Best Places to Work&lt;/a&gt;&lt;/li&gt;&lt;li&gt;&lt;a href='<text:a xlink:type="simple" xlink:href="https://www.glassdoor.com/blog/companies-travel/" office:target-frame-name="_blank" xlink:show="new" text:style-name="Internet_20_link" text:visited-style-name="Visited_20_Internet_20_Link">https://www.glassdoor.com/blog/companies-travel/</text:a>' target='_top'&gt; 12 Companies That Will Pay You to Travel the World&lt;/a&gt;&lt;/li&gt;&lt;li&gt;&lt;a href='<text:a xlink:type="simple" xlink:href="https://www.glassdoor.com/blog/7-companies-you-should-never-work-for/" office:target-frame-name="_blank" xlink:show="new" text:style-name="Internet_20_link" text:visited-style-name="Visited_20_Internet_20_Link">https://www.glassdoor.com/blog/7-companies-you-should-never-work-for/</text:a>' target='_top'&gt; 7 Types of Companies You Should Never Work For&lt;/a&gt;&lt;/li&gt;&lt;li&gt;&lt;a href='<text:a xlink:type="simple" xlink:href="https://www.glassdoor.com/blog/companies-hiring-best-jobs-in-america/" office:target-frame-name="_blank" xlink:show="new" text:style-name="Internet_20_link" text:visited-style-name="Visited_20_Internet_20_Link">https://www.glassdoor.com/blog/companies-hiring-best-jobs-in-america/</text:a>' target='_top'&gt; 20 Companies Hiring for the Best Jobs In America&lt;/a&gt;&lt;/li&gt;&lt;li&gt;&lt;a href='<text:a xlink:type="simple" xlink:href="https://www.glassdoor.com/blog/how-to-become-the-candidate-recruiters-cant-resist/" office:target-frame-name="_blank" xlink:show="new" text:style-name="Internet_20_link" text:visited-style-name="Visited_20_Internet_20_Link">https://www.glassdoor.com/blog/how-to-become-the-candidate-recruiters-cant-resist/</text:a>' target='_top'&gt; How to Become the Candidate Recruiters Can’t Resist&lt;/a&gt;&lt;/li&gt;&lt;li&gt;&lt;a href='<text:a xlink:type="simple" xlink:href="https://www.glassdoor.com/blog/companies-work-from-home-options/" office:target-frame-name="_blank" xlink:show="new" text:style-name="Internet_20_link" text:visited-style-name="Visited_20_Internet_20_Link">https://www.glassdoor.com/blog/companies-work-from-home-options/</text:a>' target='_top'&gt; 13 Companies With Enviable Work From Home Options&lt;/a&gt;&lt;/li&gt;&lt;/ul&gt;&lt;ul class="menu-seo showDesk"&gt;&lt;li&gt; New On Glassdoor&lt;/li&gt;&lt;li class="promo-links"&gt;&lt;a href="<text:a xlink:type="simple" xlink:href="https://www.glassdoor.com/Award/Top-CEOs-LST_KQ0,8.htm" office:target-frame-name="_blank" xlink:show="new" text:style-name="Internet_20_link" text:visited-style-name="Visited_20_Internet_20_Link">https://www.glassdoor.com/Award/Top-CEOs-LST_KQ0,8.htm</text:a>"&gt;&lt;img data-original="https://media.glassdoor.com/pr/TopCEOs2019/BP19-Flyout%20Badge.jpg" class="lazy" alt="Top CEOs 2019"/&gt;&lt;span&gt;Top CEOs 2019&lt;/span&gt;&lt;/a&gt;&lt;/li&gt;&lt;/ul&gt;&lt;/div&gt;&lt;/li&gt;&lt;li class='salaries active'&gt;&lt;a href='<text:a xlink:type="simple" xlink:href="https://www.glassdoor.com/Salaries/spain-data-analyst-salary-SRCH_IL.0,5_IN219_KO6,18.htm" office:target-frame-name="_blank" xlink:show="new" text:style-name="Internet_20_link" text:visited-style-name="Visited_20_Internet_20_Link">/Salaries/spain-data-analyst-salary-SRCH_IL.0,5_IN219_KO6,18.htm</text:a>' target='_top'&gt;Salaries&lt;/a&gt;&lt;/li&gt;&lt;li class='interviews'&gt;&lt;a href='<text:a xlink:type="simple" xlink:href="https://www.glassdoor.com/Interview/spain-data-analyst-interview-questions-SRCH_IL.0,5_IN219_KO6,18.htm" office:target-frame-name="_blank" xlink:show="new" text:style-name="Internet_20_link" text:visited-style-name="Visited_20_Internet_20_Link">/Interview/spain-data-analyst-interview-questions-SRCH_IL.0,5_IN219_KO6,18.htm</text:a>' target='_top'&gt;Interviews&lt;/a&gt;&lt;/li&gt;&lt;li class='kyw'&gt;&lt;a href='<text:a xlink:type="simple" xlink:href="https://www.glassdoor.com/Salaries/know-your-worth.htm" office:target-frame-name="_blank" xlink:show="new" text:style-name="Internet_20_link" text:visited-style-name="Visited_20_Internet_20_Link">/Salaries/know-your-worth.htm</text:a>' target='_top'&gt;Salary Calculator&lt;/a&gt;&lt;/li&gt;&lt;/ul&gt;&lt;ul class="menu-user"&gt;&lt;li class="saved-jobs hideHH hideTab savedjobs-icon-off"&gt;&lt;a href="<text:a xlink:type="simple" xlink:href="https://www.glassdoor.com/Job/Home/savedJobs.htm" office:target-frame-name="_blank" xlink:show="new" text:style-name="Internet_20_link" text:visited-style-name="Visited_20_Internet_20_Link">/Job/Home/savedJobs.htm</text:a>"&gt;&lt;span class="headerCountBadge heart-count"&gt;0&lt;/span&gt;&lt;span class="shape-heart"&gt;&lt;/span&gt;&lt;/a&gt;&lt;div class="jobs-applications-msg hidden"&gt;&lt;div class="msg jobs-applications"&gt;&lt;span class="close"&gt;&lt;/span&gt;&lt;p class="caption"&gt;Keep track of your applications&lt;/p&gt;&lt;p class="subtext"&gt;Click here to see and keep track of your job applications.&lt;/p&gt;&lt;div class="cta-container"&gt;&lt;a href="<text:a xlink:type="simple" xlink:href="https://www.glassdoor.com/Job/savedJobs.htm#appliedJobs" office:target-frame-name="_blank" xlink:show="new" text:style-name="Internet_20_link" text:visited-style-name="Visited_20_Internet_20_Link">/Job/savedJobs.htm#appliedJobs</text:a>" class="button gd-btn-2 gd-btn"&gt;&lt;i class="hlpr"&gt;&lt;/i&gt;&lt;span&gt;Open My Applications&lt;/span&gt;&lt;/a&gt;&lt;/div&gt;&lt;/div&gt;&lt;/div&gt;&lt;/li&gt;&lt;li class="signed-in"&gt;&lt;a href="<text:a xlink:type="simple" xlink:href="https://www.glassdoor.com/Salaries/spain-data-analyst-salary-SRCH_IL.0,5_IN219_KO6,18.htm#" office:target-frame-name="_blank" xlink:show="new" text:style-name="Internet_20_link" text:visited-style-name="Visited_20_Internet_20_Link">#</text:a>" class="menu-primary"&gt;&lt;span&gt;Account Settings&lt;/span&gt;&lt;/a&gt;&lt;div class="menu-secondary"&gt;&lt;ul class="menu-controls hideDesk"&gt;&lt;li&gt;&lt;span class="menu-close"&gt;Account Settings&lt;/span&gt;&lt;/li&gt;&lt;li class="hideDesk"&gt;&lt;span class="icon-close"&gt;&lt;svg width="24px" height="24px" viewBox="0 0 24 24" xmlns="http://www.w3.org/2000/svg"&gt;&lt;path d="M13.344 12l5.378 5.377a.95.95 0 1 1-1.345 1.345L12 13.344l-5.377 5.378a.95.95 0 1 1-1.345-1.345L10.656 12 5.278 6.623a.95.95 0 0 1 1.345-1.345L12 10.656l5.377-5.378a.95.95 0 0 1 1.345 1.345L13.344 12z" fill="#858c94" fill-rule="nonzero"/&gt;&lt;/svg&gt;&lt;/span&gt;&lt;/li&gt;&lt;/ul&gt;&lt;ul class='site-notifications showDesk'&gt;&lt;li class='siteNotificationsWrapper ' data-display-contents="#NotificationContents"&gt;&lt;a href='<text:a xlink:type="simple" xlink:href="https://www.glassdoor.com/Salaries/spain-data-analyst-salary-SRCH_IL.0,5_IN219_KO6,18.htm#" office:target-frame-name="_blank" xlink:show="new" text:style-name="Internet_20_link" text:visited-style-name="Visited_20_Internet_20_Link">#</text:a>' class='menu-primary'&gt;Notifications&lt;/a&gt;&lt;div class='menu-notifications menu-secondary'&gt;&lt;ul class="menu-controls"&gt;&lt;li&gt;&lt;span class="menu-back"&gt;Account Settings&lt;/span&gt;&lt;/li&gt;&lt;/ul&gt;&lt;/div&gt;&lt;div class='promo-notifications'&gt;&lt;/div&gt;&lt;/li&gt;&lt;div id="NotificationContents" class='hidden'&gt;&lt;div class="jobsCategory hidden"&gt;&lt;/div&gt;&lt;div class='jobs data padBot padTop wrap'&gt;&lt;div class='wrapper padLtLg'&gt;&lt;div class='message wrap'&gt;&lt;/div&gt;&lt;div class='daysActive wrap minor'&gt;&lt;/div&gt;&lt;div class='tbl logoAndDetails fill padTopSm'&gt;&lt;div class='logo cell'&gt;&lt;span class='sqLogo smSqLogo'&gt;&lt;span&gt;&lt;/span&gt;&lt;/span&gt;&lt;/div&gt;&lt;div class='jobDetails padLtSm padRt cell'&gt;&lt;div class='jobTitle'&gt;&lt;/div&gt;&lt;div class='empName floatLt padTopSm'&gt;&lt;/div&gt;&lt;div class='jobLoc padTopSm'&gt;&lt;/div&gt;&lt;/div&gt;&lt;/div&gt;&lt;/div&gt;&lt;/div&gt;&lt;div class="companiesCategory hidden"&gt;&lt;/div&gt;&lt;div class='companies data padLtLg padBot padTop wrap'&gt;&lt;div class='wrapper tbl logoAndDetails'&gt;&lt;div class='logo padRt margTopSm cell'&gt;&lt;span class='sqLogo smSqLogo'&gt;&lt;span&gt;&lt;/span&gt;&lt;/span&gt;&lt;/div&gt;&lt;div class='message padRt cell wrap'&gt;&lt;/div&gt;&lt;/div&gt;&lt;/div&gt;&lt;div class="notificationsCategory hidden"&gt;&lt;/div&gt;&lt;div class='regular wrap'&gt;&lt;div class='wrapper'&gt;&lt;div class='message'&gt;&lt;/div&gt;&lt;div class='buttonCTA margTop'&gt;&lt;button class="wrap gd-btn gd-btn- gd-btn-1 gd-btn-med gradient"&gt;&lt;span&gt;empty notification btn&lt;/span&gt;&lt;/button&gt;&lt;/div&gt;&lt;/div&gt;&lt;/div&gt;&lt;/div&gt;&lt;/ul&gt;&lt;ul id='SignedInUserMenu'&gt;&lt;li&gt;&lt;a data-hook="header" href="<text:a xlink:type="simple" xlink:href="https://www.glassdoor.com/member/profile/index.htm" office:target-frame-name="_blank" xlink:show="new" text:style-name="Internet_20_link" text:visited-style-name="Visited_20_Internet_20_Link">/member/profile/index.htm</text:a>" rel="nofollow" target="_top"&gt;My Profile&lt;/a&gt;&lt;/li&gt;&lt;li&gt;&lt;a href="<text:a xlink:type="simple" xlink:href="https://www.glassdoor.com/Job/Home/savedJobs.htm" office:target-frame-name="_blank" xlink:show="new" text:style-name="Internet_20_link" text:visited-style-name="Visited_20_Internet_20_Link">/Job/Home/savedJobs.htm</text:a>" rel="nofollow" target="_top"&gt;Saved Jobs&lt;/a&gt;&lt;/li&gt;&lt;li&gt;&lt;a href="<text:a xlink:type="simple" xlink:href="https://www.glassdoor.com/member/account/emailSettings_input.htm" office:target-frame-name="_blank" xlink:show="new" text:style-name="Internet_20_link" text:visited-style-name="Visited_20_Internet_20_Link">/member/account/emailSettings_input.htm</text:a>" rel="nofollow" target="_top"&gt;Email &amp; Alerts&lt;/a&gt;&lt;/li&gt;&lt;li&gt;&lt;a href="<text:a xlink:type="simple" xlink:href="https://www.glassdoor.com/member/account/salaries_input.htm" office:target-frame-name="_blank" xlink:show="new" text:style-name="Internet_20_link" text:visited-style-name="Visited_20_Internet_20_Link">/member/account/salaries_input.htm</text:a>" rel="nofollow" target="_top"&gt;Contributions&lt;/a&gt;&lt;/li&gt;&lt;li&gt;&lt;a data-hook="manage-resumes" href="<text:a xlink:type="simple" xlink:href="https://www.glassdoor.com/member/account/resumeUploads_input.htm" office:target-frame-name="_blank" xlink:show="new" text:style-name="Internet_20_link" text:visited-style-name="Visited_20_Internet_20_Link">/member/account/resumeUploads_input.htm</text:a>" rel="nofollow" target="_top"&gt;My Resumes&lt;/a&gt;&lt;/li&gt;&lt;li&gt;&lt;a href="<text:a xlink:type="simple" xlink:href="https://www.glassdoor.com/member/account/followedCompanies_input.htm" office:target-frame-name="_blank" xlink:show="new" text:style-name="Internet_20_link" text:visited-style-name="Visited_20_Internet_20_Link">/member/account/followedCompanies_input.htm</text:a>" rel="nofollow" target="_top"&gt;Company Follows&lt;/a&gt;&lt;/li&gt;&lt;li&gt;&lt;a href="<text:a xlink:type="simple" xlink:href="https://www.glassdoor.com/member/account/settings_input.htm" office:target-frame-name="_blank" xlink:show="new" text:style-name="Internet_20_link" text:visited-style-name="Visited_20_Internet_20_Link">/member/account/settings_input.htm</text:a>" rel="nofollow" target="_top"&gt;Account&lt;/a&gt;&lt;/li&gt;&lt;li&gt;&lt;a href="<text:a xlink:type="simple" xlink:href="http://help.glassdoor.com/GlassDoorHome/en_US" office:target-frame-name="_blank" xlink:show="new" text:style-name="Internet_20_link" text:visited-style-name="Visited_20_Internet_20_Link">http://help.glassdoor.com/GlassDoorHome/en_US</text:a>" rel="nofollow" target="_blank"&gt;Help / Contact Us&lt;/a&gt;&lt;/li&gt;&lt;li&gt;&lt;form method="post" action="/logout.htm"&gt;&lt;input type="submit" data-ga-lbl="sign-out" class="sign-out antiBtn" value="Sign Out"/&gt;&lt;input type="hidden" name="gdToken" value="TCs-bKXgxLokSetv5BaCnQ:bUnQtr8ZLXJ9DYVoOQrwfipN9ZHLKYyKyuvPbigo0csEVMvJg9xLFRQ9BKBJhzkxZxLYDNNJNf4mgr0hHYUeOA:wxCTI6PR5ydrhLtd31VLBlS6DQsIXkxuK6pLLyIeBms"/&gt;&lt;/form&gt;&lt;/li&gt;&lt;/ul&gt;&lt;/div&gt;&lt;/li&gt;&lt;li class='siteNotificationsWrapper site-notifications hideDesk' data-display-contents="#NotificationContents"&gt;&lt;a href='<text:a xlink:type="simple" xlink:href="https://www.glassdoor.com/Salaries/spain-data-analyst-salary-SRCH_IL.0,5_IN219_KO6,18.htm#" office:target-frame-name="_blank" xlink:show="new" text:style-name="Internet_20_link" text:visited-style-name="Visited_20_Internet_20_Link">#</text:a>' class='menu-primary'&gt;Notifications&lt;/a&gt;&lt;div class='menu-notifications menu-secondary'&gt;&lt;ul class="menu-controls"&gt;&lt;li&gt;&lt;span class="menu-back"&gt;Account Settings&lt;/span&gt;&lt;/li&gt;&lt;/ul&gt;&lt;/div&gt;&lt;div class='promo-notifications'&gt;&lt;/div&gt;&lt;/li&gt;&lt;div id="NotificationContents" class='hidden'&gt;&lt;div class="jobsCategory hidden"&gt;&lt;/div&gt;&lt;div class='jobs data padBot padTop wrap'&gt;&lt;div class='wrapper padLtLg'&gt;&lt;div class='message wrap'&gt;&lt;/div&gt;&lt;div class='daysActive wrap minor'&gt;&lt;/div&gt;&lt;div class='tbl logoAndDetails fill padTopSm'&gt;&lt;div class='logo cell'&gt;&lt;span class='sqLogo smSqLogo'&gt;&lt;span&gt;&lt;/span&gt;&lt;/span&gt;&lt;/div&gt;&lt;div class='jobDetails padLtSm padRt cell'&gt;&lt;div class='jobTitle'&gt;&lt;/div&gt;&lt;div class='empName floatLt padTopSm'&gt;&lt;/div&gt;&lt;div class='jobLoc padTopSm'&gt;&lt;/div&gt;&lt;/div&gt;&lt;/div&gt;&lt;/div&gt;&lt;/div&gt;&lt;div class="companiesCategory hidden"&gt;&lt;/div&gt;&lt;div class='companies data padLtLg padBot padTop wrap'&gt;&lt;div class='wrapper tbl logoAndDetails'&gt;&lt;div class='logo padRt margTopSm cell'&gt;&lt;span class='sqLogo smSqLogo'&gt;&lt;span&gt;&lt;/span&gt;&lt;/span&gt;&lt;/div&gt;&lt;div class='message padRt cell wrap'&gt;&lt;/div&gt;&lt;/div&gt;&lt;/div&gt;&lt;div class="notificationsCategory hidden"&gt;&lt;/div&gt;&lt;div class='regular wrap'&gt;&lt;div class='wrapper'&gt;&lt;div class='message'&gt;&lt;/div&gt;&lt;div class='buttonCTA margTop'&gt;&lt;button class="wrap gd-btn gd-btn- gd-btn-1 gd-btn-med gradient"&gt;&lt;span&gt;empty notification btn&lt;/span&gt;&lt;/button&gt;&lt;/div&gt;&lt;/div&gt;&lt;/div&gt;&lt;/div&gt;&lt;div class="showNotificationsModal"&gt;&lt;/div&gt;&lt;/ul&gt;&lt;ul class="menu-employer"&gt;&lt;li class="employers"&gt;&lt;a href="<text:a xlink:type="simple" xlink:href="https://www.glassdoor.com/employers/" office:target-frame-name="_blank" xlink:show="new" text:style-name="Internet_20_link" text:visited-style-name="Visited_20_Internet_20_Link">/employers/</text:a>" data-track-cmpgn="Website - B2C | FEA2 | gdemployermenu" data-track-source="gdemployermenu" data-track-type="source" class="menu-primary track" target="_top"&gt;For Employers&lt;/a&gt;&lt;div class="menu-secondary"&gt;&lt;ul class="menu-controls hideDesk"&gt;&lt;li&gt;&lt;span class="menu-back"&gt;For Employers&lt;/span&gt;&lt;/li&gt;&lt;/ul&gt;&lt;ul&gt;&lt;li&gt;&lt;a href="<text:a xlink:type="simple" xlink:href="https://www.glassdoor.com/employers/sign-up/" office:target-frame-name="_blank" xlink:show="new" text:style-name="Internet_20_link" text:visited-style-name="Visited_20_Internet_20_Link">https://www.glassdoor.com/employers/sign-up/</text:a>" data-track-cmpgn="Website - B2C | FEA2 | employermenu" data-track-source="employermenu" data-track-type="source" class="track" data-ga-lbl="get-free-emp-acct"&gt;Unlock Employer Account&lt;/a&gt;&lt;/li&gt;&lt;/ul&gt;&lt;ul&gt;&lt;li&gt;&lt;a href="<text:a xlink:type="simple" xlink:href="https://www.glassdoor.com/post-job" office:target-frame-name="_blank" xlink:show="new" text:style-name="Internet_20_link" text:visited-style-name="Visited_20_Internet_20_Link">/post-job</text:a>" data-track-cmpgn="home" data-track-source="site-header-employers" data-track-type="src" class="track" data-ga-lbl="post-a-job"&gt;Post a Job&lt;/a&gt;&lt;/li&gt;&lt;/ul&gt;&lt;ul&gt;&lt;li&gt;&lt;a href="<text:a xlink:type="simple" xlink:href="https://www.glassdoor.com/employers/our-products/employer-branding/" office:target-frame-name="_blank" xlink:show="new" text:style-name="Internet_20_link" text:visited-style-name="Visited_20_Internet_20_Link">https://www.glassdoor.com/employers/our-products/employer-branding/</text:a>" data-track-cmpgn="home" data-track-source="site-header-employers" data-track-type="utm_campaign" class="track" data-ga-lbl="emp-branding-blog"&gt;Employer Branding&lt;/a&gt;&lt;/li&gt;&lt;li&gt;&lt;a href="<text:a xlink:type="simple" xlink:href="https://www.glassdoor.com/employers/our-products/job-advertising/" office:target-frame-name="_blank" xlink:show="new" text:style-name="Internet_20_link" text:visited-style-name="Visited_20_Internet_20_Link">https://www.glassdoor.com/employers/our-products/job-advertising/</text:a>" data-track-cmpgn="home" data-track-source="site-header-employers" data-track-type="utm_campaign" class="track" data-ga-lbl="job-advertising-blog"&gt;Job Advertising&lt;/a&gt;&lt;/li&gt;&lt;li&gt;&lt;a href="<text:a xlink:type="simple" xlink:href="https://www.glassdoor.com/employers/blog/" office:target-frame-name="_blank" xlink:show="new" text:style-name="Internet_20_link" text:visited-style-name="Visited_20_Internet_20_Link">https://www.glassdoor.com/employers/blog/</text:a>" data-ga-lbl="recruiting-blog"&gt;Employer Blog&lt;/a&gt;&lt;/li&gt;&lt;li&gt;&lt;a href="<text:a xlink:type="simple" xlink:href="https://www.glassdoor.com/employers/contact-sales/" office:target-frame-name="_blank" xlink:show="new" text:style-name="Internet_20_link" text:visited-style-name="Visited_20_Internet_20_Link">https://www.glassdoor.com/employers/contact-sales/</text:a>" data-track-source="gd-top-nav-drop-handraiser" data-track-type="channel" class="track" data-ga-lbl="contact-sales"&gt;Talk to Sales&lt;/a&gt;&lt;/li&gt;&lt;/ul&gt;&lt;/div&gt;&lt;/li&gt;&lt;li class='job-posting freeJobPostings'&gt;&lt;a href='<text:a xlink:type="simple" xlink:href="https://www.glassdoor.com/post-job" office:target-frame-name="_blank" xlink:show="new" text:style-name="Internet_20_link" text:visited-style-name="Visited_20_Internet_20_Link">/post-job</text:a>' data-test="post-jobs-topNav" data-track-type="src" data-track-source="site-header" data-track-cmpgn="home" class="showBriefcase track" target='_top' data-ga-lbl='post-a-job'"&gt; Post Jobs Free&lt;/a&gt;&lt;/li&gt;&lt;/ul&gt;&lt;ul class="menu-content"&gt;&lt;li class="hideNarrowDesk"&gt;&lt;a href='<text:a xlink:type="simple" xlink:href="https://www.glassdoor.com/mz-survey/start_input.htm?c=PAGE_HEADER_NAV&amp;showSurvey=REVIEWS" office:target-frame-name="_blank" xlink:show="new" text:style-name="Internet_20_link" text:visited-style-name="Visited_20_Internet_20_Link">/mz-survey/start_input.htm?c=PAGE_HEADER_NAV&amp;showSurvey=REVIEWS</text:a>' class='gd-btn gd-btn-link gradient gd-btn-1 gd-btn-med '&gt;&lt;span&gt;Write Review&lt;/span&gt;&lt;i <text:soft-page-break/>class='hlpr'&gt;&lt;/i&gt;&lt;/a&gt;&lt;/li&gt;&lt;/ul&gt;&lt;/div&gt;&lt;div class="container-menu-mask"&gt;&lt;/div&gt;&lt;div class="container-icon savedjobs-icon d-lg-none savedjobs-icon-off"&gt;&lt;a href="<text:a xlink:type="simple" xlink:href="https://www.glassdoor.com/Job/Home/savedJobs.htm" office:target-frame-name="_blank" xlink:show="new" text:style-name="Internet_20_link" text:visited-style-name="Visited_20_Internet_20_Link">/Job/Home/savedJobs.htm</text:a>"&gt;&lt;span class="headerCountBadge heart-count"&gt;0&lt;/span&gt;&lt;span class="shape-heart"&gt;&lt;/span&gt;&lt;/a&gt;&lt;div class="jobs-applications-msg hidden"&gt;&lt;div class="msg jobs-applications"&gt;&lt;span class="close"&gt;&lt;/span&gt;&lt;p class="caption"&gt;Keep track of your applications&lt;/p&gt;&lt;p class="subtext"&gt;Click here to see and keep track of your job applications.&lt;/p&gt;&lt;div class="cta-container"&gt;&lt;a href="<text:a xlink:type="simple" xlink:href="https://www.glassdoor.com/Job/savedJobs.htm#appliedJobs" office:target-frame-name="_blank" xlink:show="new" text:style-name="Internet_20_link" text:visited-style-name="Visited_20_Internet_20_Link">/Job/savedJobs.htm#appliedJobs</text:a>" class="button gd-btn-2 gd-btn"&gt;&lt;i class="hlpr"&gt;&lt;/i&gt;&lt;span&gt;Open My Applications&lt;/span&gt;&lt;/a&gt;&lt;/div&gt;&lt;/div&gt;&lt;/div&gt;&lt;/div&gt;&lt;div class="container-icon d-lg-none container-user "&gt;&lt;span class="icon-user "&gt;&lt;/span&gt;&lt;/div&gt;&lt;div class="container-icon d-lg-none order-last"&gt;&lt;span class="icon-menu"&gt;&lt;svg width="20px" height="20px" viewBox="0 0 24 24" xmlns="http://www.w3.org/2000/svg"&gt;&lt;path d="M3 3h18a1 1 0 0 1 0 2H3a1 1 0 1 1 0-2zm0 8h18a1 1 0 0 1 0 2H3a1 1 0 0 1 0-2zm0 8h18a1 1 0 0 1 0 2H3a1 1 0 0 1 0-2z" fill="#7f7f7f" fill-rule="evenodd"/&gt;&lt;/svg&gt;&lt;/span&gt;&lt;/div&gt;&lt;/nav&gt;&lt;div class="showNotificationsModal d-lg-none order-last"&gt;&lt;/div&gt;&lt;div class='search-bar '&gt;&lt;div class="condensed showHH"&gt;&lt;span&gt;Data Analyst Salaries in Spain&lt;/span&gt;&lt;/div&gt;&lt;div class="container-form inactive" id="SiteSrchTop"&gt;&lt;form action='/Salaries/company-salaries.htm' method='get' target='_top' class='' data-location-string-from-ip="Barcelona" data-loc-ac-enabled="true" data-pick-best-match="true" data-zipcodes-ok="false"&gt;&lt;input type='hidden' name='suggestCount' class='suggestCount' value='0'/&gt;&lt;input type='hidden' name='suggestChosen' class='suggestChosen' value='false'/&gt;&lt;input type='hidden' name='clickSource' value='searchBtn'/&gt;&lt;input type='hidden' name='typedKeyword' class='typedKey' value=''/&gt;&lt;label for='sc.keyword' class='offScreen'&gt;Keyword&lt;/label&gt;&lt;!-- Do not show the keyword value in the input field if the flag is set to false Currently only used on JobView page based on a TLD feature flag --&gt;&lt;input name='sc.keyword' id='sc.keyword' class='keyword' type='text' tabindex='0' value='data analyst' placeholder="Job Title or Company" data-auto-complete='true' data-ac-version='New'/&gt;&lt;div class='context-picker inactive' tabindex='0'&gt;&lt;span class='context-choice'&gt; Salaries&lt;/span&gt;&lt;span class='icon-close'&gt;&lt;/span&gt;&lt;ul class='context-choice-list'&gt;&lt;li class='jobs ' data-search-type="JOBS" data-search-url="/Job/jobs.htm" data-zipcodes-ok="true" data-placeholder="Job Title, Keywords, or Company" tabindex='0'&gt;&lt;span&gt;Jobs&lt;/span&gt;&lt;/li&gt;&lt;li class='reviews ' data-search-type="EMPLOYER" data-search-url="/Reviews/company-reviews.htm" data-zipcodes-ok="false" data-placeholder="Company Name" tabindex='0'&gt;&lt;span&gt;Companies&lt;/span&gt;&lt;/li&gt;&lt;li class='salaries active-context' data-search-type="SALARY" data-zipcodes-ok="false" data-search-url="/Salaries/company-salaries.htm" data-placeholder="Job Title or Company" tabindex='0'&gt;&lt;span&gt;Salaries&lt;/span&gt;&lt;/li&gt;&lt;li class='interviews ' data-search-type="INTERVIEW" data-zipcodes-ok="false" data-search-url="/Interview/job-interview-questions.htm" data-placeholder="Job Title or Company" tabindex='0'&gt;&lt;span&gt;Interviews&lt;/span&gt;&lt;/li&gt;&lt;/ul&gt;&lt;/div&gt;&lt;label for='sc.location' class='offScreen'&gt;Location&lt;/label&gt;&lt;input id='sc.location' class='loc' type='text' tabindex='0' value='Spain' data-srch-type='popular' placeholder='Location'/&gt;&lt;input type='hidden' class='locType' name='locT' value='N'/&gt;&lt;input type='hidden' class='locId' name='locId' value='219'/&gt;&lt;input type='hidden' class='jobType' name='jobType' value=''/&gt;&lt;button class="gd-btn-mkt" id="HeroSearchButton" type='submit' tabindex='0'&gt;&lt;span&gt;Search&lt;/span&gt;&lt;/button&gt;&lt;/form&gt;&lt;ul class='search-suggestion'&gt;&lt;/ul&gt;&lt;/div&gt;&lt;/div&gt;&lt;/header&gt;&lt;div id='UserAlertBarSubstitute'&gt;&lt;/div&gt;&lt;div class='pageContentWrapper '&gt;&lt;div id='PageContent'&gt;&lt;div id='PageBodyContents' class='meat'&gt;&lt;div class='pageInsideContent cf'&gt;&lt;div id="JspData" class="hidden"&gt;&lt;/div&gt;&lt;div id='MainColContent' class='hidden'&gt;&lt;/div&gt;&lt;div id='RelatedJobSearch' class='hidden'&gt;&lt;/div&gt;&lt;div id="GamAdSlotsDataRight" class="hidden"&gt;&lt;/div&gt;&lt;div id="CompanySpotlight" class="hidden"&gt;&lt;/div&gt;&lt;div id="GamAdSlotsDataBottom" class="hidden"&gt;&lt;/div&gt;&lt;div id="BreadCrumpData" class="hidden"&gt;&lt;/div&gt;&lt;div id="EmbedData" class="hidden"&gt;&lt;/div&gt;&lt;div id="JobTypes" class="hidden"&gt;&lt;/div&gt;&lt;div id="nodeReplace"&gt;</text:p>
          </table:table-cell>
        </table:table-row>
        <table:table-row>
          <table:table-cell table:style-name="Table1.A1" office:value-type="string">
            <text:p text:style-name="P1"/>
          </table:table-cell>
          <table:table-cell table:style-name="Table1.A1" office:value-type="string">
            <text:p text:style-name="Table_20_Contents">&lt;div&gt;</text:p>
          </table:table-cell>
        </table:table-row>
        <table:table-row>
          <table:table-cell table:style-name="Table1.A1" office:value-type="string">
            <text:p text:style-name="P1"/>
          </table:table-cell>
          <table:table-cell table:style-name="Table1.A1" office:value-type="string">
            <text:p text:style-name="Table_20_Contents"/>
          </table:table-cell>
        </table:table-row>
        <table:table-row>
          <table:table-cell table:style-name="Table1.A1" office:value-type="string">
            <text:p text:style-name="P1"/>
          </table:table-cell>
          <table:table-cell table:style-name="Table1.A1" office:value-type="string">
            <text:p text:style-name="Table_20_Contents">&lt;script&gt;window.__initialState__ = {"hasSalaryData":true,"industrySectors":[{"id":10001000,"name":"Accounting &amp; Legal","enabled":true,"__typename":"IndustrySector"},{"id":10002001,"name":"Aerospace &amp; Defense","enabled":true,"__typename":"IndustrySector"},{"id":10006002,"name":"Architecture &amp; Civil Engineering","enabled":true,"__typename":"IndustrySector"},{"id":10004003,"name":"Arts &amp; Entertainment","enabled":true,"__typename":"IndustrySector"},{"id":10007005,"name":"Automotive","enabled":true,"__typename":"IndustrySector"},{"id":10010007,"name":"Banking &amp; Financial Services","enabled":true,"__typename":"IndustrySector"},{"id":10008008,"name":"Beauty &amp; Fitness","enabled":true,"__typename":"IndustrySector"},{"id":10005010,"name":"Biotech &amp; Pharmaceuticals","enabled":true,"__typename":"IndustrySector"},{"id":10006012,"name":"Business Services","enabled":true,"__typename":"IndustrySector"},{"id":10013013,"name":"Computer Software &amp; Hardware","enabled":true,"__typename":"IndustrySector"},{"id":10007014,"name":"Construction","enabled":false,"__typename":"IndustrySector"},{"id":10006015,"name":"Consulting","enabled":true,"__typename":"IndustrySector"},{"id":10022016,"name":"Consumer Electronics","enabled":true,"__typename":"IndustrySector"},{"id":10008017,"name":"Consumer Services","enabled":false,"__typename":"IndustrySector"},{"id":10009018,"name":"Education &amp; Schools","enabled":false,"__typename":"IndustrySector"},{"id":10017019,"name":"Energy &amp; Utilities","enabled":false,"__typename":"IndustrySector"},{"id":10006021,"name":"Facilities","enabled":true,"__typename":"IndustrySector"},{"id":10003022,"name":"Farming &amp; Agriculture","enabled":true,"__typename":"IndustrySector"},{"id":10011023,"name":"Government","enabled":false,"__typename":"IndustrySector"},{"id":10012024,"name":"Health Care &amp; Hospitals","enabled":true,"__typename":"IndustrySector"},{"id":10013025,"name":"Information Technology","enabled":true,"__typename":"IndustrySector"},{"id":10014026,"name":"Insurance","enabled":true,"__typename":"IndustrySector"},{"id":10013027,"name":"Internet &amp; Tech","enabled":true,"__typename":"IndustrySector"},{"id":10015029,"name":"Manufacturing","enabled":true,"__typename":"IndustrySector"},{"id":10006030,"name":"Marketing &amp; Advertising","enabled":true,"__typename":"IndustrySector"},{"id":10016031,"name":"Media &amp; Publishing","enabled":true,"__typename":"IndustrySector"},{"id":10018032,"name":"Nonprofit","enabled":true,"__typename":"IndustrySector"},{"id":10006033,"name":"Private Security","enabled":true,"__typename":"IndustrySector"},{"id":10020034,"name":"Real Estate","enabled":false,"__typename":"IndustrySector"},{"id":10006035,"name":"Recruiting &amp; Staffing","enabled":true,"__typename":"IndustrySector"},{"id":10004036,"name":"Restaurants &amp; Bars","enabled":false,"__typename":"IndustrySector"},{"id":10022038,"name":"Retail","enabled":true,"__typename":"IndustrySector"},{"id":10022039,"name":"Supermarkets","enabled":true,"__typename":"IndustrySector"},{"id":10023040,"name":"Telecommunications","enabled":true,"__typename":"IndustrySector"},{"id":10024041,"name":"Transportation &amp; Logistics","enabled":false,"__typename":"IndustrySector"},{"id":10025042,"name":"Travel &amp; Tourism","enabled":true,"__typename":"IndustrySector"},{"id":10006043,"name":"Wholesale","enabled":true,"__typename":"IndustrySector"}],"isLowData":false,"isSortAscending":null,"jobSearchUrl":"\u002FJob\u002Fspain-data-analyst-jobs-SRCH_IL.0,5_IN219_KO6,18.htm","jobTitle":"Data Analyst","location":"Spain","locationIdStr":null,"recentSalaryDate":"2019-04-10T03:58:46","salaryCount":44,"salaryDistribution":[{"count":2,"min":6145.13,"max":7277.68,"mean":6711.41,"__typename":"SalaryDistributionBin"},{"count":3,"min":12000,"max":12290.27,"mean":12126.47,"__typename":"SalaryDistributionBin"},{"count":3,"min":14000,"max":15000,"mean":14612.3,"__typename":"SalaryDistributionBin"},{"count":0,"min":0,"max":0,"mean":0,"__typename":"SalaryDistributionBin"},{"count":2,"min":19725.11,"max":20721.94,"mean":20223.52,"__typename":"SalaryDistributionBin"},{"count":3,"min":23814.97,"max":25476.67,"mean":24752.7,"__typename":"SalaryDistributionBin"},{"count":6,"min":26784.66,"max":28446.06,"mean":27854.45,"__typename":"SalaryDistributionBin"},{"count":2,"min":31195.39,"max":33051.24,"mean":32123.32,"__typename":"SalaryDistributionBin"},{"count":3,"min":33807.01,"max":36335.72,"mean":34714.24,"__typename":"SalaryDistributionBin"},{"count":6,"min":37705.47,"max":40035.2,"mean":38682.83,"__typename":"SalaryDistributionBin"}],"selectedIndustryId":0,"selectedYearsOfXPId":null,"selectedCompanySizeId":null,"sortType":null,"urlData":{"url":"\u002FSalaries\u002Fspain-data-analyst-salary-SRCH_IL.0,5_IN219_KO6,18.htm","searchParams":[{"type":"IL","value":"spain"},{"type":"IN","value":219},{"type":"KO","value":"data-analyst"}],"pagePrefix":"P"},"token":"eyJhbGciOiJIUzI1NiIsInR5cCI6IkpXVCJ9.eyJnZElkIjoiODVjOGUwZWYtNmMwMS00MjM5LTk1MWEtODNkNzlkYzBlN2RiIiwiaXAiOiIxMDkuNjkuMTEuODgsIDE2Mi4xNTguNzguMjM1LDEwLjAuMjAxLjIzMSwgMTAuMC4yMTAuMjIxLCAxMC4wLjIwOS4xMDUiLCJkb21haW4iOiJnbGFzc2Rvb3IuY29tIiwidXNlcklkIjo2NzYwMDgwMCwiaWF0IjoxNTYzMDI0MzM1LCJleHAiOjE1NjMxMTA3MzV9.LMMq5get_z8kD5_vZAvvUlA4ZUqnQo_3HTuxMnSdQQ4","routing":{"locationBeforeTransitions":{"pathname":"\u002FSalaries\u002Fspain-data-analyst-salary-SRCH_IL.0,5_IN219_KO6,18.htm","search":"","hash":"","action":"POP","key":null,"query":{}}},"config":{"fbAppId":129253937150340,"googleAppId":"141714232794-u9pltfkeb9skmomag53kf4dt3p4mgp1a.apps.googleusercontent.com","host":"https:\u002F\u002Fwww.glassdoor.com","testMode":false,"analyticsId":"UA-2595786-1"},"pageContent":{"jspData":{"adsEnabled":"true","ceoInfoFeatureFlag":true,"eiJobsLinkTestEnabled":false,"eiJobsLinkTestUrl":"","currentBptwListForEmployer":"","emailAddress":"laurent_guerguy@hotmail.com","gdToken":"HEcRCrGmmH9oEiPGrLPJbg:6q7NM3uHD2gEMf9oYVyG91MAnvPw4OdL9gxbkgLZb6bUFc-gGRZ1bGB9YIi1xPw7DslhRydDk16dk7EXXLiT5g:DjV12Ndhj_3EmUFw_mRJUdVkMNgZ0cWkRykLJf9YVyQ","hasMarketWorth":false,"installToGetScript":"https:\u002F\u002Fwww.glassdoor.com\u002Fapp\u002Fstatic\u002Fjs\u002Fdist\u002Fgd-give-to-get-install-app.bundle.js?v=d51e9czf5","isEmailUnvalidated":false,"isLocked":false,"isMember":true,"isMembershipExpired":false,"isMobileDevice":false,"kywiEnabled":true,"mobilePlatform":"android","planoutC2JSalaryDetailsEnabled":false,"profilePhotoRelativeUrl":"\u002Ficons\u002Fgeneric-avatar-50x50@2x.png","showInstallToGetPromo":false,"freePageViewCount":1,"nextFreePageViewCount":1,"maxFreePageViews":1,"softSellPageTrigger":99999999,"hardSellPageTrigger":5,"persistHardSell":false,"useBlurLockStyle":false,"suppressBlueBar":false,"showAlternateSignUpHeading":false,"showSignUpSubHeading":false,"showReviewHighlights":true,"showJobFunctionFilter":true,"newRatings":false,"newReviews":false,"continueReadingDesktop":false,"showSalariesSgocFilters":false,"showSalariesBySgoc":false,"showSalaryRangeBar":false,"regVsInstallTreatment":""},"mainColContent":"","relatedJobSearch":"\u003Cdiv class='bucket module exploreCareers'\u003E\u003Ch2 class='bucketTitle'\u003E\u003Cspan class='tbl fill'\u003E\u003Cspan class='cell middle'\u003E Related Job Search\u003C\u002Fspan\u003E\u003Cnav class='cell middle alignRt noWrap'\u003E\u003Ci class='arrowSm lt disabled margRtSm ui-disabled'\u003E\u003Cspan\u003EPrevious\u003C\u002Fspan\u003E\u003C\u002Fi\u003E\u003Ci class='arrowSm rt ui-disabled'\u003E\u003Cspan\u003ENext\u003C\u002Fspan\u003E\u003C\u002Fi\u003E\u003C\u002Fnav\u003E\u003C\u002Fspan\u003E\u003C\u002Fh2\u003E\u003Cdiv class='bucketBody cf'\u003E\u003Cul class='exploreCareersList '\u003E\u003Cli\u003E\u003Cdiv class='normal'\u003E\u003Ca href='\u002FJob\u002Fbusiness-analyst-jobs-SRCH_KO0,16.htm'\u003EBusiness Analyst jobs\u003C\u002Fa\u003E\u003C\u002Fdiv\u003E\u003Cdiv class='salaryInfo normal'\u003E\u003Ca href='\u002FSalaries\u002Fbusiness-analyst-salary-SRCH_KO0,16.htm'\u003EBusiness Analyst salaries ($66k)\u003C\u002Fa\u003E\u003C\u002Fdiv\u003E\u003C\u002Fli\u003E\u003Cli\u003E\u003Cdiv class='normal'\u003E\u003Ca href='\u002FJob\u002Fanalyst-jobs-SRCH_KO0,7.htm'\u003EAnalyst jobs\u003C\u002Fa\u003E\u003C\u002Fdiv\u003E\u003Cdiv class='salaryInfo normal'\u003E\u003Ca href='\u002FSalaries\u002Fanalyst-salary-SRCH_KO0,7.htm'\u003EAnalyst salaries ($67k)\u003C\u002Fa\u003E\u003C\u002Fdiv\u003E\u003C\u002Fli\u003E\u003Cli\u003E\u003Cdiv class='normal'\u003E\u003Ca href='\u002FJob\u002Fdata-scientist-jobs-SRCH_KO0,14.htm'\u003EData Scientist jobs\u003C\u002Fa\u003E\u003C\u002Fdiv\u003E\u003Cdiv class='salaryInfo normal'\u003E\u003Ca href='\u002FSalaries\u002Fdata-scientist-salary-SRCH_KO0,14.htm'\u003EData Scientist salaries ($113k)\u003C\u002Fa\u003E\u003C\u002Fdiv\u003E\u003C\u002Fli\u003E\u003Cli\u003E\u003Cdiv class='normal'\u003E\u003Ca href='\u002FJob\u002Fsoftware-engineer-jobs-SRCH_KO0,17.htm'\u003ESoftware Engineer jobs\u003C\u002Fa\u003E\u003C\u002Fdiv\u003E\u003Cdiv class='salaryInfo normal'\u003E\u003Ca href='\u002FSalaries\u002Fsoftware-engineer-salary-SRCH_KO0,17.htm'\u003ESoftware Engineer salaries ($84k)\u003C\u002Fa\u003E\u003C\u002Fdiv\u003E\u003C\u002Fli\u003E\u003C\u002Ful\u003E\u003Cul class='exploreCareersList hidden'\u003E\u003Cli\u003E\u003Cdiv class='normal'\u003E\u003Ca href='\u002FJob\u002Ffinancial-analyst-jobs-SRCH_KO0,17.htm'\u003EFinancial Analyst jobs\u003C\u002Fa\u003E\u003C\u002Fdiv\u003E\u003Cdiv class='salaryInfo normal'\u003E\u003Ca href='\u002FSalaries\u002Ffinancial-analyst-salary-SRCH_KO0,17.htm'\u003EFinancial Analyst salaries ($63k)\u003C\u002Fa\u003E\u003C\u002Fdiv\u003E\u003C\u002Fli\u003E\u003Cli\u003E\u003Cdiv class='normal'\u003E\u003Ca href='\u002FJob\u002Fsenior-data-analyst-jobs-SRCH_KO0,19.htm'\u003ESenior Data Analyst jobs\u003C\u002Fa\u003E\u003C\u002Fdiv\u003E\u003Cdiv class='salaryInfo normal'\u003E\u003Ca href='\u002FSalaries\u002Fsenior-data-analyst-salary-SRCH_KO0,19.htm'\u003ESenior Data Analyst salaries ($80k)\u003C\u002Fa\u003E\u003C\u002Fdiv\u003E\u003C\u002Fli\u003E\u003Cli\u003E\u003Cdiv class='normal'\u003E\u003Ca href='\u002FJob\u002Fconsultant-jobs-SRCH_KO0,10.htm'\u003EConsultant jobs\u003C\u002Fa\u003E\u003C\u002Fdiv\u003E\u003Cdiv class='salaryInfo normal'\u003E\u003Ca href='\u002FSalaries\u002Fconsultant-salary-SRCH_KO0,10.htm'\u003EConsultant salaries ($82k)\u003C\u002Fa\u003E\u003C\u002Fdiv\u003E\u003C\u002Fli\u003E\u003Cli\u003E\u003Cdiv class='normal'\u003E\u003Ca href='\u002FJob\u002Fassociate-jobs-SRCH_KO0,9.htm'\u003EAssociate jobs\u003C\u002Fa\u003E\u003C\u002Fdiv\u003E\u003Cdiv class='salaryInfo normal'\u003E\u003Ca href='\u002FSalaries\u002Fassociate-salary-SRCH_KO0,9.htm'\u003EAssociate salaries ($92k)\u003C\u002Fa\u003E\u003C\u002Fdiv\u003E\u003C\u002Fli\u003E\u003C\u002Ful\u003E\u003Cul class='exploreCareersList hidden'\u003E\u003Cli\u003E\u003Cdiv class='normal'\u003E\u003Ca href='\u002FJob\u002Fintern-jobs-SRCH_KO0,6.htm'\u003EIntern jobs\u003C\u002Fa\u003E\u003C\u002Fdiv\u003E\u003Cdiv class='salaryInfo normal'\u003E\u003Ca href='\u002FSalaries\u002Fintern-salary-SRCH_KO0,6.htm'\u003EIntern salaries ($33k)\u003C\u002Fa\u003E\u003C\u002Fdiv\u003E\u003C\u002Fli\u003E\u003Cli\u003E\u003Cdiv class='normal'\u003E\u003Ca href='\u002FJob\u002Fquantitative-analyst-jobs-SRCH_KO0,20.htm'\u003EQuantitative Analyst jobs\u003C\u002Fa\u003E\u003C\u002Fdiv\u003E\u003Cdiv class='salaryInfo normal'\u003E\u003Ca href='\u002FSalaries\u002Fquantitative-analyst-salary-SRCH_KO0,20.htm'\u003EQuantitative Analyst salaries ($108k)\u003C\u002Fa\<text:soft-page-break/>u003E\u003C\u002Fdiv\u003E\u003C\u002Fli\u003E\u003Cli\u003E\u003Cdiv class='normal'\u003E\u003Ca href='\u002FJob\u002Fresearch-analyst-jobs-SRCH_KO0,16.htm'\u003EResearch Analyst jobs\u003C\u002Fa\u003E\u003C\u002Fdiv\u003E\u003Cdiv class='salaryInfo normal'\u003E\u003Ca href='\u002FSalaries\u002Fresearch-analyst-salary-SRCH_KO0,16.htm'\u003EResearch Analyst salaries ($57k)\u003C\u002Fa\u003E\u003C\u002Fdiv\u003E\u003C\u002Fli\u003E\u003Cli\u003E\u003Cdiv class='normal'\u003E\u003Ca href='\u002FJob\u002Fsoftware-developer-jobs-SRCH_KO0,18.htm'\u003ESoftware Developer jobs\u003C\u002Fa\u003E\u003C\u002Fdiv\u003E\u003Cdiv class='salaryInfo normal'\u003E\u003Ca href='\u002FSalaries\u002Fsoftware-developer-salary-SRCH_KO0,18.htm'\u003ESoftware Developer salaries ($79k)\u003C\u002Fa\u003E\u003C\u002Fdiv\u003E\u003C\u002Fli\u003E\u003C\u002Ful\u003E\u003Cul class='exploreCareersList hidden'\u003E\u003Cli\u003E\u003Cdiv class='normal'\u003E\u003Ca href='\u002FJob\u002Fproject-manager-jobs-SRCH_KO0,15.htm'\u003EProject Manager jobs\u003C\u002Fa\u003E\u003C\u002Fdiv\u003E\u003Cdiv class='salaryInfo normal'\u003E\u003Ca href='\u002FSalaries\u002Fproject-manager-salary-SRCH_KO0,15.htm'\u003EProject Manager salaries ($90k)\u003C\u002Fa\u003E\u003C\u002Fdiv\u003E\u003C\u002Fli\u003E\u003Cli\u003E\u003Cdiv class='normal'\u003E\u003Ca href='\u002FJob\u002Fsenior-software-engineer-jobs-SRCH_KO0,24.htm'\u003ESenior Software Engineer jobs\u003C\u002Fa\u003E\u003C\u002Fdiv\u003E\u003Cdiv class='salaryInfo normal'\u003E\u003Ca href='\u002FSalaries\u002Fsenior-software-engineer-salary-SRCH_KO0,24.htm'\u003ESenior Software Engineer salaries ($110k)\u003C\u002Fa\u003E\u003C\u002Fdiv\u003E\u003C\u002Fli\u003E\u003Cli\u003E\u003Cdiv class='normal'\u003E\u003Ca href='\u002FJob\u002Fproduct-manager-jobs-SRCH_KO0,15.htm'\u003EProduct Manager jobs\u003C\u002Fa\u003E\u003C\u002Fdiv\u003E\u003Cdiv class='salaryInfo normal'\u003E\u003Ca href='\u002FSalaries\u002Fproduct-manager-salary-SRCH_KO0,15.htm'\u003EProduct Manager salaries ($103k)\u003C\u002Fa\u003E\u003C\u002Fdiv\u003E\u003C\u002Fli\u003E\u003Cli\u003E\u003Cdiv class='normal'\u003E\u003Ca href='\u002FJob\u002Fsenior-analyst-jobs-SRCH_KO0,14.htm'\u003ESenior Analyst jobs\u003C\u002Fa\u003E\u003C\u002Fdiv\u003E\u003Cdiv class='salaryInfo normal'\u003E\u003Ca href='\u002FSalaries\u002Fsenior-analyst-salary-SRCH_KO0,14.htm'\u003ESenior Analyst salaries ($80k)\u003C\u002Fa\u003E\u003C\u002Fdiv\u003E\u003C\u002Fli\u003E\u003C\u002Ful\u003E\u003Cul class='exploreCareersList hidden'\u003E\u003Cli\u003E\u003Cdiv class='normal'\u003E\u003Ca href='\u002FJob\u002Fsenior-business-analyst-jobs-SRCH_KO0,23.htm'\u003ESenior Business Analyst jobs\u003C\u002Fa\u003E\u003C\u002Fdiv\u003E\u003Cdiv class='salaryInfo normal'\u003E\u003Ca href='\u002FSalaries\u002Fsenior-business-analyst-salary-SRCH_KO0,23.htm'\u003ESenior Business Analyst salaries ($87k)\u003C\u002Fa\u003E\u003C\u002Fdiv\u003E\u003C\u002Fli\u003E\u003Cli\u003E\u003Cdiv class='normal'\u003E\u003Ca href='\u002FJob\u002Fbusiness-intelligence-analyst-jobs-SRCH_KO0,29.htm'\u003EBusiness Intelligence Analyst jobs\u003C\u002Fa\u003E\u003C\u002Fdiv\u003E\u003Cdiv class='salaryInfo normal'\u003E\u003Ca href='\u002FSalaries\u002Fbusiness-intelligence-analyst-salary-SRCH_KO0,29.htm'\u003EBusiness Intelligence Analyst salaries ($72k)\u003C\u002Fa\u003E\u003C\u002Fdiv\u003E\u003C\u002Fli\u003E\u003Cli\u003E\u003Cdiv class='normal'\u003E\u003Ca href='\u002FJob\u002Fmanager-jobs-SRCH_KO0,7.htm'\u003EManager jobs\u003C\u002Fa\u003E\u003C\u002Fdiv\u003E\u003Cdiv class='salaryInfo normal'\u003E\u003Ca href='\u002FSalaries\u002Fmanager-salary-SRCH_KO0,7.htm'\u003EManager salaries ($88k)\u003C\u002Fa\u003E\u003C\u002Fdiv\u003E\u003C\u002Fli\u003E\u003Cli\u003E\u003Cdiv class='normal'\u003E\u003Ca href='\u002FJob\u002Faccount-manager-jobs-SRCH_KO0,15.htm'\u003EAccount Manager jobs\u003C\u002Fa\u003E\u003C\u002Fdiv\u003E\u003Cdiv class='salaryInfo normal'\u003E\u003Ca href='\u002FSalaries\u002Faccount-manager-salary-SRCH_KO0,15.htm'\u003EAccount Manager salaries ($52k)\u003C\u002Fa\u003E\u003C\u002Fdiv\u003E\u003C\u002Fli\u003E\u003C\u002Ful\u003E\u003C\u002Fdiv\u003E\u003C\u002Fdiv\u003E","gamAdSlotsDataRight":{"search-salaries_300x250_right":{"name":"search-salaries_300x250_right","id":"div-AdSlot-jy1kbzw7","width":"300","height":"250"},"search-salaries_300x250_right_mid":{"name":"search-salaries_300x250_right_mid","id":"div-AdSlot-jy1kbzw8","width":"300","height":"250"},"search-salaries_300x250_right_bf":{"name":"search-salaries_300x250_right_bf","id":"div-AdSlot-jy1kbzw9","width":"300","height":"250"}},"companySpotlightData":{"name":"Native_search_salary_fluid_en-US","id":"div-AdSlot-jy1kbzwa","fluid":true},"gamAdSlotsDataBottom":{"name":"search-salaries_728x90_bottom","id":"div-AdSlot-BL","width":"728","height":"90","formFactors":"desktop,tablet"},"breadCrumbs":"\u003Cdiv class='breadcrumbList margTop minor'\u003E\u003Cdiv class='breadcrumb ib ' itemscope itemtype='http:\u002F\u002Fdata-vocabulary.org\u002FBreadcrumb'\u003E\u003Ca itemprop='url' href='\u002FSalaries\u002Findex.htm' data-ga-lbl=''\u003E\u003Cspan itemprop='title'\u003ESalaries\u003C\u002Fspan\u003E &amp;nbsp;&amp;gt;&amp;nbsp; \u003C\u002Fa\u003E\u003C\u002Fdiv\u003E\u003Cdiv class='breadcrumb ib ' itemprop='child' itemscope itemtype='http:\u002F\u002Fdata-vocabulary.org\u002FBreadcrumb'\u003E\u003Ca itemprop='url' href='\u002FSalaries\u002Fspain-data-analyst-salary-SRCH_IL.0,5_IN219_KO6,18.htm' data-ga-lbl=''\u003E\u003Cspan itemprop='title'\u003EData Analyst\u003C\u002Fspan\u003E\u003C\u002Fa\u003E\u003C\u002Fdiv\u003E\u003C\u002Fdiv\u003E","embedCode":"\u003Cspan id='ShareWidgetLink' class='embedPopupLink embed ' data-builder-url='https:\u002F\u002Fwww.glassdoor.com\u002Fdeveloper\u002Fwidget\u002Fbuilder\u002FsearchSalary.htm?sc.jobTitle=Data+Analyst&amp;amp;selectedLocationString=N,219' data-link-type='Salary' data-page-url='https:\u002F\u002Fwww.glassdoor.com\u002FSalaries\u002Fspain-data-analyst-salary-SRCH_IL.0,5_IN219_KO6,18.htm' data-section='SALARIES'\u003E\u003Cspan class=\"embedIconTxt\"\u003E&amp;lt;\u003Cspan\u003E\u002F\u003C\u002Fspan\u003E&amp;gt;\u003C\u002Fspan\u003E\u003Cspan class='link plain minor'\u003EEmbed\u003C\u002Fspan\u003E\u003C\u002Fspan\u003E"},"context":{"gdId":"85c8e0ef-6c01-4239-951a-83d79dc0e7db","ip":"109.69.11.88, 162.158.78.235,10.0.201.231, 10.0.210.221, 10.0.209.105","domain":"glassdoor.com","userId":67600800}}&lt;/script&gt;</text:p>
          </table:table-cell>
        </table:table-row>
        <table:table-row>
          <table:table-cell table:style-name="Table1.A1" office:value-type="string">
            <text:p text:style-name="P1"/>
          </table:table-cell>
          <table:table-cell table:style-name="Table1.A1" office:value-type="string">
            <text:p text:style-name="Table_20_Contents">&lt;script&gt;window.__APOLLO_STATE__={"$ROOT_QUERY.occMedianSalary({\"companySize\":null,\"context\":{\"domain\":\"glassdoor.com\",\"gdId\":\"85c8e0ef-6c01-4239-951a-83d79dc0e7db\",\"ip\":\"109.69.11.88, 162.158.78.235,10.0.201.231, 10.0.210.221, 10.0.209.105\",\"locale\":\"\",\"userId\":67600800},\"industry\":{\"id\":0},\"jobTitle\":{\"text\":\"data analyst\"},\"location\":{\"countryId\":219},\"yearsOfExperience\":null})":{"confidence":"VERY_HIGH","salariesCount":null,"queryJobTitleFormatted":"Data Analyst","jobTitle":null,"medianLocation":null,"queryLocation":{"type":"id","generated":false,"id":"LocationI18n:219","typename":"LocationI18n"},"low":null,"median":null,"high":null,"cashComp":null,"currency":null,"isEstimate":null,"nationalJobTitle":{"type":"id","generated":false,"id":"JobTitle:46094","typename":"JobTitle"},"nationalLow":20123.84,"nationalMedian":31195.39,"nationalHigh":39766.49,"nationalCashComp":{"type":"id","generated":true,"id":"$ROOT_QUERY.occMedianSalary({\"companySize\":null,\"context\":{\"domain\":\"glassdoor.com\",\"gdId\":\"85c8e0ef-6c01-4239-951a-83d79dc0e7db\",\"ip\":\"109.69.11.88, 162.158.78.235,10.0.201.231, 10.0.210.221, 10.0.209.105\",\"locale\":\"\",\"userId\":67600800},\"industry\":{\"id\":0},\"jobTitle\":{\"text\":\"data analyst\"},\"location\":{\"countryId\":219},\"yearsOfExperience\":null}).nationalCashComp","typename":"SalaryRange"},"nationalSalariesCount":23,"nationalIsEstimate":false,"nationalCurrency":{"type":"id","generated":false,"id":"Currency:47","typename":"Currency"},"payPeriod":"ANNUAL","links":{"type":"id","generated":true,"id":"$ROOT_QUERY.occMedianSalary({\"companySize\":null,\"context\":{\"domain\":\"glassdoor.com\",\"gdId\":\"85c8e0ef-6c01-4239-951a-83d79dc0e7db\",\"ip\":\"109.69.11.88, 162.158.78.235,10.0.201.231, 10.0.210.221, 10.0.209.105\",\"locale\":\"\",\"userId\":67600800},\"industry\":{\"id\":0},\"jobTitle\":{\"text\":\"data analyst\"},\"location\":{\"countryId\":219},\"yearsOfExperience\":null}).links","typename":"OccMedianSalaryLinks"},"seoTexts":{"type":"id","generated":true,"id":"$ROOT_QUERY.occMedianSalary({\"companySize\":null,\"context\":{\"domain\":\"glassdoor.com\",\"gdId\":\"85c8e0ef-6c01-4239-951a-83d79dc0e7db\",\"ip\":\"109.69.11.88, 162.158.78.235,10.0.201.231, 10.0.210.221, 10.0.209.105\",\"locale\":\"\",\"userId\":67600800},\"industry\":{\"id\":0},\"jobTitle\":{\"text\":\"data analyst\"},\"location\":{\"countryId\":219},\"yearsOfExperience\":null}).seoTexts","typename":"SalarySeoTexts"},"__typename":"OccMedianSalary"},"LocationI18n:219":{"id":219,"name":"Spain","longName":"Kingdom of Spain","__typename":"LocationI18n"},"JobTitle:46094":{"id":46094,"text":"Data Analyst","__typename":"JobTitle"},"$ROOT_QUERY.occMedianSalary({\"companySize\":null,\"context\":{\"domain\":\"glassdoor.com\",\"gdId\":\"85c8e0ef-6c01-4239-951a-83d79dc0e7db\",\"ip\":\"109.69.11.88, 162.158.78.235,10.0.201.231, 10.0.210.221, 10.0.209.105\",\"locale\":\"\",\"userId\":67600800},\"industry\":{\"id\":0},\"jobTitle\":{\"text\":\"data analyst\"},\"location\":{\"countryId\":219},\"yearsOfExperience\":null}).nationalCashComp":{"low":440.77,"median":2842.97,"high":4130.87,"__typename":"SalaryRange"},"Currency:47":{"id":47,"code":"EUR","__typename":"Currency"},"$ROOT_QUERY.occMedianSalary({\"companySize\":null,\"context\":{\"domain\":\"glassdoor.com\",\"gdId\":\"85c8e0ef-6c01-4239-951a-83d79dc0e7db\",\"ip\":\"109.69.11.88, 162.158.78.235,10.0.201.231, 10.0.210.221, 10.0.209.105\",\"locale\":\"\",\"userId\":67600800},\"industry\":{\"id\":0},\"jobTitle\":{\"text\":\"data analyst\"},\"location\":{\"countryId\":219},\"yearsOfExperience\":null}).links":{"jobSearchUrl":"/Job/spain-data-analyst-jobs-SRCH_IL.0,5_IN219_KO6,18.htm","nationalSalarySearchUrl":"/Salaries/spain-data-analyst-salary-SRCH_IL.0,5_IN219_KO6,18.htm","__typename":"OccMedianSalaryLinks"},"$ROOT_QUERY.occMedianSalary({\"companySize\":null,\"context\":{\"domain\":\"glassdoor.com\",\"gdId\":\"85c8e0ef-6c01-4239-951a-83d79dc0e7db\",\"ip\":\"109.69.11.88, 162.158.78.235,10.0.201.231, 10.0.210.221, 10.0.209.105\",\"locale\":\"\",\"userId\":67600800},\"industry\":{\"id\":0},\"jobTitle\":{\"text\":\"data analyst\"},\"location\":{\"countryId\":219},\"yearsOfExperience\":null}).seoTexts":{"salarySeoDescriptionText":"\&lt;b&gt;How much does a Data Analyst make?\&lt;/b&gt; The national average salary for a Data Analyst is €31,195 in Spain. Filter by location to see Data Analyst salaries in your area. Salary estimates are based on 23 salaries submitted anonymously to Glassdoor by Data Analyst employees.","__typename":"SalarySeoTexts"},"ROOT_QUERY":{"occMedianSalary({\"companySize\":null,\"context\":{\"domain\":\"glassdoor.com\",\"gdId\":\"85c8e0ef-6c01-4239-951a-83d79dc0e7db\",\"ip\":\"109.69.11.88, 162.158.78.235,10.0.201.231, 10.0.210.221,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3T17:13:52.440266484</meta:creation-date>
    <dc:date>2019-07-13T17:22:18.613667778</dc:date>
    <meta:editing-duration>PT8M26S</meta:editing-duration>
    <meta:editing-cycles>1</meta:editing-cycles>
    <meta:document-statistic meta:table-count="1" meta:image-count="0" meta:object-count="0" meta:page-count="13" meta:paragraph-count="151" meta:word-count="7849" meta:character-count="149489" meta:non-whitespace-character-count="141798"/>
    <meta:generator>LibreOffice/6.0.6.2$Linux_X86_64 LibreOffice_project/00m0$Build-2</meta:generator>
  </office:meta>
</office:document-meta>
</file>